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2.046cm"/>
    </style:style>
    <style:style style:name="co8" style:family="table-column">
      <style:table-column-properties fo:break-before="auto" style:column-width="2.644cm"/>
    </style:style>
    <style:style style:name="co9" style:family="table-column">
      <style:table-column-properties fo:break-before="auto" style:column-width="3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7" style:family="table-cell" style:parent-style-name="Default">
      <style:text-properties fo:color="#2a6099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color="#c9211e"/>
    </style:style>
    <style:style style:name="ce25" style:family="table-cell" style:parent-style-name="Default">
      <style:text-properties fo:color="#2a6099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sample</text:p>
          </table:table-cell>
          <table:table-cell office:value-type="string" calcext:value-type="string">
            <text:p>image j value</text:p>
          </table:table-cell>
          <table:table-cell office:value-type="string" calcext:value-type="string">
            <text:p>compared to 1500</text:p>
          </table:table-cell>
          <table:table-cell office:value-type="string" calcext:value-type="string">
            <text:p>compared to 500</text:p>
          </table:table-cell>
          <table:table-cell office:value-type="string" calcext:value-type="string">
            <text:p>ng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500 kb</text:p>
          </table:table-cell>
          <table:table-cell office:value-type="float" office:value="27603.874" calcext:value-type="float">
            <text:p>27603.874</text:p>
          </table:table-cell>
          <table:table-cell office:value-type="string" calcext:value-type="string">
            <text:p>~80ng</text:p>
          </table:table-cell>
          <table:table-cell/>
          <table:table-cell table:style-name="ce1" office:value-type="string" calcext:value-type="string">
            <text:p>L Ccr2 <text:s/>1</text:p>
          </table:table-cell>
          <table:table-cell table:style-name="ce1" office:value-type="float" office:value="806.991" calcext:value-type="float">
            <text:p>806.991</text:p>
          </table:table-cell>
          <table:table-cell table:style-name="ce1" table:number-columns-repeated="2"/>
          <table:table-cell table:style-name="ce1" table:formula="of:=([.G3]*0.003)/2" office:value-type="float" office:value="1.2104865" calcext:value-type="float">
            <text:p>1.21048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500 kb</text:p>
          </table:table-cell>
          <table:table-cell office:value-type="float" office:value="27055.329" calcext:value-type="float">
            <text:p>27055.329</text:p>
          </table:table-cell>
          <table:table-cell office:value-type="string" calcext:value-type="string">
            <text:p>~75ng</text:p>
          </table:table-cell>
          <table:table-cell/>
          <table:table-cell office:value-type="string" calcext:value-type="string">
            <text:p>L Ccr2 <text:s/>2</text:p>
          </table:table-cell>
          <table:table-cell office:value-type="float" office:value="6801.882" calcext:value-type="float">
            <text:p>6801.882</text:p>
          </table:table-cell>
          <table:table-cell table:number-columns-repeated="2"/>
          <table:table-cell table:formula="of:=([.G4]*0.003)/2" office:value-type="float" office:value="10.202823" calcext:value-type="float">
            <text:p>10.2028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L Ccr2 <text:s/>3</text:p>
          </table:table-cell>
          <table:table-cell table:style-name="ce1" office:value-type="float" office:value="1403.962" calcext:value-type="float">
            <text:p>1403.962</text:p>
          </table:table-cell>
          <table:table-cell table:style-name="ce1" table:number-columns-repeated="2"/>
          <table:table-cell table:style-name="ce1" table:formula="of:=([.G5]*0.003)/2" office:value-type="float" office:value="2.105943" calcext:value-type="float">
            <text:p>2.105943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L Ccr2 <text:s/>4</text:p>
          </table:table-cell>
          <table:table-cell office:value-type="float" office:value="9211.004" calcext:value-type="float">
            <text:p>9211.004</text:p>
          </table:table-cell>
          <table:table-cell table:number-columns-repeated="2"/>
          <table:table-cell table:formula="of:=([.G6]*0.003)/2" office:value-type="float" office:value="13.816506" calcext:value-type="float">
            <text:p>13.81650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 Ccr2 <text:s/>5</text:p>
          </table:table-cell>
          <table:table-cell office:value-type="float" office:value="11157.468" calcext:value-type="float">
            <text:p>11157.468</text:p>
          </table:table-cell>
          <table:table-cell table:number-columns-repeated="2"/>
          <table:table-cell table:formula="of:=([.G7]*0.003)/2" office:value-type="float" office:value="16.736202" calcext:value-type="float">
            <text:p>16.73620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 Ccr2 <text:s/>6</text:p>
          </table:table-cell>
          <table:table-cell office:value-type="float" office:value="10661.539" calcext:value-type="float">
            <text:p>10661.539</text:p>
          </table:table-cell>
          <table:table-cell table:number-columns-repeated="2"/>
          <table:table-cell table:formula="of:=([.G8]*0.003)/2" office:value-type="float" office:value="15.9923085" calcext:value-type="float">
            <text:p>15.992308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L KNAT 3</text:p>
          </table:table-cell>
          <table:table-cell table:style-name="ce1" office:value-type="float" office:value="1449.548" calcext:value-type="float">
            <text:p>1449.548</text:p>
          </table:table-cell>
          <table:table-cell table:style-name="ce1" table:number-columns-repeated="2"/>
          <table:table-cell table:style-name="ce1" table:formula="of:=([.G9]*0.003)/2" office:value-type="float" office:value="2.174322" calcext:value-type="float">
            <text:p>2.174322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L KNAT 4</text:p>
          </table:table-cell>
          <table:table-cell office:value-type="float" office:value="11426.995" calcext:value-type="float">
            <text:p>11426.995</text:p>
          </table:table-cell>
          <table:table-cell table:number-columns-repeated="2"/>
          <table:table-cell table:formula="of:=([.G10]*0.003)/2" office:value-type="float" office:value="17.1404925" calcext:value-type="float">
            <text:p>17.14049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 KNAT 5</text:p>
          </table:table-cell>
          <table:table-cell office:value-type="float" office:value="7584.589" calcext:value-type="float">
            <text:p>7584.589</text:p>
          </table:table-cell>
          <table:table-cell table:number-columns-repeated="2"/>
          <table:table-cell table:formula="of:=([.G11]*0.003)/2" office:value-type="float" office:value="11.3768835" calcext:value-type="float">
            <text:p>11.376883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 KNAT 7</text:p>
          </table:table-cell>
          <table:table-cell office:value-type="float" office:value="4835.125" calcext:value-type="float">
            <text:p>4835.125</text:p>
          </table:table-cell>
          <table:table-cell table:number-columns-repeated="2"/>
          <table:table-cell table:formula="of:=([.G12]*0.003)/2" office:value-type="float" office:value="7.2526875" calcext:value-type="float">
            <text:p>7.25268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 KNAT 8</text:p>
          </table:table-cell>
          <table:table-cell office:value-type="float" office:value="11117.903" calcext:value-type="float">
            <text:p>11117.903</text:p>
          </table:table-cell>
          <table:table-cell table:number-columns-repeated="2"/>
          <table:table-cell table:formula="of:=([.G13]*0.003)/2" office:value-type="float" office:value="16.6768545" calcext:value-type="float">
            <text:p>16.676854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CCR2 2</text:p>
          </table:table-cell>
          <table:table-cell office:value-type="float" office:value="4239.811" calcext:value-type="float">
            <text:p>4239.811</text:p>
          </table:table-cell>
          <table:table-cell table:number-columns-repeated="2"/>
          <table:table-cell table:formula="of:=([.G14]*0.003)/2" office:value-type="float" office:value="6.3597165" calcext:value-type="float">
            <text:p>6.359716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CCR2 4</text:p>
          </table:table-cell>
          <table:table-cell office:value-type="float" office:value="7685.054" calcext:value-type="float">
            <text:p>7685.054</text:p>
          </table:table-cell>
          <table:table-cell table:number-columns-repeated="2"/>
          <table:table-cell table:formula="of:=([.G15]*0.003)/2" office:value-type="float" office:value="11.527581" calcext:value-type="float">
            <text:p>11.5275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CCR2 5</text:p>
          </table:table-cell>
          <table:table-cell office:value-type="float" office:value="13682.338" calcext:value-type="float">
            <text:p>13682.338</text:p>
          </table:table-cell>
          <table:table-cell table:number-columns-repeated="2"/>
          <table:table-cell table:formula="of:=([.G16]*0.003)/2" office:value-type="float" office:value="20.523507" calcext:value-type="float">
            <text:p>20.52350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CCR2 6</text:p>
          </table:table-cell>
          <table:table-cell office:value-type="float" office:value="10806.51" calcext:value-type="float">
            <text:p>10806.51</text:p>
          </table:table-cell>
          <table:table-cell table:number-columns-repeated="2"/>
          <table:table-cell table:formula="of:=([.G17]*0.003)/2" office:value-type="float" office:value="16.209765" calcext:value-type="float">
            <text:p>16.20976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KNAT 1</text:p>
          </table:table-cell>
          <table:table-cell office:value-type="float" office:value="9073.095" calcext:value-type="float">
            <text:p>9073.095</text:p>
          </table:table-cell>
          <table:table-cell table:number-columns-repeated="2"/>
          <table:table-cell table:formula="of:=([.G18]*0.003)/2" office:value-type="float" office:value="13.6096425" calcext:value-type="float">
            <text:p>13.60964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KNAT 4</text:p>
          </table:table-cell>
          <table:table-cell office:value-type="float" office:value="10843.803" calcext:value-type="float">
            <text:p>10843.803</text:p>
          </table:table-cell>
          <table:table-cell table:number-columns-repeated="2"/>
          <table:table-cell table:formula="of:=([.G19]*0.003)/2" office:value-type="float" office:value="16.2657045" calcext:value-type="float">
            <text:p>16.265704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KNAT 5</text:p>
          </table:table-cell>
          <table:table-cell office:value-type="float" office:value="6928.075" calcext:value-type="float">
            <text:p>6928.075</text:p>
          </table:table-cell>
          <table:table-cell table:number-columns-repeated="2"/>
          <table:table-cell table:formula="of:=([.G20]*0.003)/2" office:value-type="float" office:value="10.3921125" calcext:value-type="float">
            <text:p>10.39211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T KNAT 6</text:p>
          </table:table-cell>
          <table:table-cell table:style-name="ce1" office:value-type="float" office:value="742.163" calcext:value-type="float">
            <text:p>742.163</text:p>
          </table:table-cell>
          <table:table-cell table:style-name="ce1" table:number-columns-repeated="2"/>
          <table:table-cell table:style-name="ce1" table:formula="of:=([.G21]*0.003)/2" office:value-type="float" office:value="1.1132445" calcext:value-type="float">
            <text:p>1.1132445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T KNAT 7</text:p>
          </table:table-cell>
          <table:table-cell office:value-type="float" office:value="3978.104" calcext:value-type="float">
            <text:p>3978.104</text:p>
          </table:table-cell>
          <table:table-cell table:number-columns-repeated="2"/>
          <table:table-cell table:formula="of:=([.G22]*0.003)/2" office:value-type="float" office:value="5.967156" calcext:value-type="float">
            <text:p>5.9671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 KNAT 8</text:p>
          </table:table-cell>
          <table:table-cell office:value-type="float" office:value="8724.267" calcext:value-type="float">
            <text:p>8724.267</text:p>
          </table:table-cell>
          <table:table-cell table:number-columns-repeated="2"/>
          <table:table-cell table:formula="of:=([.G23]*0.003)/2" office:value-type="float" office:value="13.0864005" calcext:value-type="float">
            <text:p>13.0864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formula="of:=75/[.C4]" office:value-type="float" office:value="0.00277209713472714" calcext:value-type="float">
            <text:p>0.002772097134727</text:p>
          </table:table-cell>
          <table:table-cell table:number-columns-repeated="24"/>
        </table:table-row>
        <table:table-row table:style-name="ro1">
          <table:table-cell/>
          <table:table-cell table:formula="of:=80/[.C3]" office:value-type="float" office:value="0.00289814393443471" calcext:value-type="float">
            <text:p>0.002898143934435</text:p>
          </table:table-cell>
          <table:table-cell table:number-columns-repeated="24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15"/>
          <table:table-cell table:style-name="ce25"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" office:value-type="string" calcext:value-type="string">
            <text:p>09-12-20</text:p>
          </table:table-cell>
          <table:table-cell table:number-columns-repeated="9"/>
          <table:table-cell table:style-name="ce24" office:value-type="string" calcext:value-type="string">
            <text:p>Reverse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1500 kb</text:p>
          </table:table-cell>
          <table:table-cell table:formula="of:=80/10052.418" office:value-type="float" office:value="0.00795828426553691" calcext:value-type="float">
            <text:p>0.007958284265537</text:p>
          </table:table-cell>
          <table:table-cell office:value-type="string" calcext:value-type="string">
            <text:p>~80ng</text:p>
          </table:table-cell>
          <table:table-cell/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image j value</text:p>
          </table:table-cell>
          <table:table-cell table:style-name="ce3" office:value-type="string" calcext:value-type="string">
            <text:p>ng 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rimers </text:p>
          </table:table-cell>
          <table:table-cell office:value-type="string" calcext:value-type="string">
            <text:p>wat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500 kb</text:p>
          </table:table-cell>
          <table:table-cell table:formula="of:=+75/12667.045" office:value-type="float" office:value="0.00592087578436802" calcext:value-type="float">
            <text:p>0.005920875784368</text:p>
          </table:table-cell>
          <table:table-cell office:value-type="string" calcext:value-type="string">
            <text:p>~75ng</text:p>
          </table:table-cell>
          <table:table-cell/>
          <table:table-cell office:value-type="string" calcext:value-type="string">
            <text:p>A1 CCR2 2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2 CCR2 2</text:p>
          </table:table-cell>
          <table:table-cell table:number-columns-repeated="7"/>
          <table:table-cell table:style-name="ce3" office:value-type="string" calcext:value-type="string">
            <text:p>a</text:p>
          </table:table-cell>
          <table:table-cell table:style-name="ce25" office:value-type="string" calcext:value-type="string">
            <text:p>S5 CCR2 2</text:p>
          </table:table-cell>
          <table:table-cell table:style-name="ce25" office:value-type="string" calcext:value-type="string">
            <text:p>T5 CCR2 2</text:p>
          </table:table-cell>
          <table:table-cell table:style-name="ce25" office:value-type="string" calcext:value-type="string">
            <text:p>A6 CCR2 2</text:p>
          </table:table-cell>
          <table:table-cell table:style-name="ce25" office:value-type="string" calcext:value-type="string">
            <text:p>I6 CCR2 2</text:p>
          </table:table-cell>
          <table:table-cell table:style-name="ce25" office:value-type="string" calcext:value-type="string">
            <text:p>A1 CCR2 4</text:p>
          </table:table-cell>
          <table:table-cell table:style-name="ce25" office:value-type="string" calcext:value-type="string">
            <text:p>A2 CCR2 4</text:p>
          </table:table-cell>
          <table:table-cell table:style-name="ce25" office:value-type="string" calcext:value-type="string">
            <text:p>L2 CCR2 4</text:p>
          </table:table-cell>
          <table:table-cell table:style-name="ce25" office:value-type="string" calcext:value-type="string">
            <text:p>R2 CCR2 4</text:p>
          </table:table-cell>
          <table:table-cell table:style-name="ce25" office:value-type="string" calcext:value-type="string">
            <text:p>A3 CCR2 4</text:p>
          </table:table-cell>
          <table:table-cell table:style-name="ce25" office:value-type="string" calcext:value-type="string">
            <text:p>B3 CCR2 4</text:p>
          </table:table-cell>
          <table:table-cell table:style-name="ce25" office:value-type="string" calcext:value-type="string">
            <text:p>F3 CCR2 4</text:p>
          </table:table-cell>
          <table:table-cell table:style-name="ce25" office:value-type="string" calcext:value-type="string">
            <text:p>S4 CCR2 4</text:p>
          </table:table-cell>
        </table:table-row>
        <table:table-row table:style-name="ro1">
          <table:table-cell table:number-columns-repeated="2"/>
          <table:table-cell table:formula="of:=([.C35]+[.C36])/2" office:value-type="float" office:value="0.00693958002495246" calcext:value-type="float">
            <text:p>0.006939580024952</text:p>
          </table:table-cell>
          <table:table-cell table:number-columns-repeated="2"/>
          <table:table-cell office:value-type="string" calcext:value-type="string">
            <text:p>L2 CCR2 2</text:p>
          </table:table-cell>
          <table:table-cell table:number-columns-repeated="7"/>
          <table:table-cell table:style-name="ce3" office:value-type="string" calcext:value-type="string">
            <text:p>b</text:p>
          </table:table-cell>
          <table:table-cell table:style-name="ce24" office:value-type="string" calcext:value-type="string">
            <text:p>S5 CCR2 2</text:p>
          </table:table-cell>
          <table:table-cell table:style-name="ce24" office:value-type="string" calcext:value-type="string">
            <text:p>T5 CCR2 2</text:p>
          </table:table-cell>
          <table:table-cell table:style-name="ce24" office:value-type="string" calcext:value-type="string">
            <text:p>A6 CCR2 2</text:p>
          </table:table-cell>
          <table:table-cell table:style-name="ce24" office:value-type="string" calcext:value-type="string">
            <text:p>I6 CCR2 2</text:p>
          </table:table-cell>
          <table:table-cell table:style-name="ce24" office:value-type="string" calcext:value-type="string">
            <text:p>A1 CCR2 4</text:p>
          </table:table-cell>
          <table:table-cell table:style-name="ce24" office:value-type="string" calcext:value-type="string">
            <text:p>A2 CCR2 4</text:p>
          </table:table-cell>
          <table:table-cell table:style-name="ce24" office:value-type="string" calcext:value-type="string">
            <text:p>L2 CCR2 4</text:p>
          </table:table-cell>
          <table:table-cell table:style-name="ce24" office:value-type="string" calcext:value-type="string">
            <text:p>R2 CCR2 4</text:p>
          </table:table-cell>
          <table:table-cell table:style-name="ce24" office:value-type="string" calcext:value-type="string">
            <text:p>A3 CCR2 4</text:p>
          </table:table-cell>
          <table:table-cell table:style-name="ce24" office:value-type="string" calcext:value-type="string">
            <text:p>B3 CCR2 4</text:p>
          </table:table-cell>
          <table:table-cell table:style-name="ce24" office:value-type="string" calcext:value-type="string">
            <text:p>F3 CCR2 4</text:p>
          </table:table-cell>
          <table:table-cell table:style-name="ce24" office:value-type="string" calcext:value-type="string">
            <text:p>S4 CCR2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2 CCR2 2</text:p>
          </table:table-cell>
          <table:table-cell table:number-columns-repeated="7"/>
          <table:table-cell table:style-name="ce3" office:value-type="string" calcext:value-type="string">
            <text:p>c</text:p>
          </table:table-cell>
          <table:table-cell table:style-name="ce25" office:value-type="string" calcext:value-type="string">
            <text:p>SW4 CCR2 4</text:p>
          </table:table-cell>
          <table:table-cell table:style-name="ce25" office:value-type="string" calcext:value-type="string">
            <text:p>A5 CCR2 4</text:p>
          </table:table-cell>
          <table:table-cell table:style-name="ce25" office:value-type="string" calcext:value-type="string">
            <text:p>S5 CCR2 4</text:p>
          </table:table-cell>
          <table:table-cell table:style-name="ce25" office:value-type="string" calcext:value-type="string">
            <text:p>T5 CCR2 4</text:p>
          </table:table-cell>
          <table:table-cell table:style-name="ce25" office:value-type="string" calcext:value-type="string">
            <text:p>A6 CCR2 4</text:p>
          </table:table-cell>
          <table:table-cell table:style-name="ce25" office:value-type="string" calcext:value-type="string">
            <text:p>I6 CCR2 4</text:p>
          </table:table-cell>
          <table:table-cell table:style-name="ce25" office:value-type="string" calcext:value-type="string">
            <text:p>A1 CCR2 5</text:p>
          </table:table-cell>
          <table:table-cell table:style-name="ce25" office:value-type="string" calcext:value-type="string">
            <text:p>A2 CCR2 5</text:p>
          </table:table-cell>
          <table:table-cell table:style-name="ce25" office:value-type="string" calcext:value-type="string">
            <text:p>L2 CCR2 5</text:p>
          </table:table-cell>
          <table:table-cell table:style-name="ce25" office:value-type="string" calcext:value-type="string">
            <text:p>R2 CCR2 5</text:p>
          </table:table-cell>
          <table:table-cell table:style-name="ce25" office:value-type="string" calcext:value-type="string">
            <text:p>B3 CCR2 5</text:p>
          </table:table-cell>
          <table:table-cell table:style-name="ce25" office:value-type="string" calcext:value-type="string">
            <text:p>F3 CCR2 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3 CCR2 2</text:p>
          </table:table-cell>
          <table:table-cell table:number-columns-repeated="7"/>
          <table:table-cell table:style-name="ce3" office:value-type="string" calcext:value-type="string">
            <text:p>d</text:p>
          </table:table-cell>
          <table:table-cell table:style-name="ce24" office:value-type="string" calcext:value-type="string">
            <text:p>SW4 CCR2 4</text:p>
          </table:table-cell>
          <table:table-cell table:style-name="ce24" office:value-type="string" calcext:value-type="string">
            <text:p>A5 CCR2 4</text:p>
          </table:table-cell>
          <table:table-cell table:style-name="ce24" office:value-type="string" calcext:value-type="string">
            <text:p>S5 CCR2 4</text:p>
          </table:table-cell>
          <table:table-cell table:style-name="ce24" office:value-type="string" calcext:value-type="string">
            <text:p>T5 CCR2 4</text:p>
          </table:table-cell>
          <table:table-cell table:style-name="ce24" office:value-type="string" calcext:value-type="string">
            <text:p>A6 CCR2 4</text:p>
          </table:table-cell>
          <table:table-cell table:style-name="ce24" office:value-type="string" calcext:value-type="string">
            <text:p>I6 CCR2 4</text:p>
          </table:table-cell>
          <table:table-cell table:style-name="ce24" office:value-type="string" calcext:value-type="string">
            <text:p>A1 CCR2 5</text:p>
          </table:table-cell>
          <table:table-cell table:style-name="ce24" office:value-type="string" calcext:value-type="string">
            <text:p>A2 CCR2 5</text:p>
          </table:table-cell>
          <table:table-cell table:style-name="ce24" office:value-type="string" calcext:value-type="string">
            <text:p>L2 CCR2 5</text:p>
          </table:table-cell>
          <table:table-cell table:style-name="ce24" office:value-type="string" calcext:value-type="string">
            <text:p>R2 CCR2 5</text:p>
          </table:table-cell>
          <table:table-cell table:style-name="ce24" office:value-type="string" calcext:value-type="string">
            <text:p>B3 CCR2 5</text:p>
          </table:table-cell>
          <table:table-cell table:style-name="ce24" office:value-type="string" calcext:value-type="string">
            <text:p>F3 CCR2 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3 CCR2 2</text:p>
          </table:table-cell>
          <table:table-cell table:number-columns-repeated="7"/>
          <table:table-cell table:style-name="ce3" office:value-type="string" calcext:value-type="string">
            <text:p>e</text:p>
          </table:table-cell>
          <table:table-cell table:style-name="ce25" office:value-type="string" calcext:value-type="string">
            <text:p>B4 CCR2 5</text:p>
          </table:table-cell>
          <table:table-cell table:style-name="ce25" office:value-type="string" calcext:value-type="string">
            <text:p>S4 CCR2 5</text:p>
          </table:table-cell>
          <table:table-cell table:style-name="ce25" office:value-type="string" calcext:value-type="string">
            <text:p>A5 CCR2 5</text:p>
          </table:table-cell>
          <table:table-cell table:style-name="ce25" office:value-type="string" calcext:value-type="string">
            <text:p>S5 CCR2 5</text:p>
          </table:table-cell>
          <table:table-cell table:style-name="ce25" office:value-type="string" calcext:value-type="string">
            <text:p>T5 CCR2 5</text:p>
          </table:table-cell>
          <table:table-cell table:style-name="ce25" office:value-type="string" calcext:value-type="string">
            <text:p>A6 CCR2 5</text:p>
          </table:table-cell>
          <table:table-cell table:style-name="ce25" office:value-type="string" calcext:value-type="string">
            <text:p>I6 CCR2 5</text:p>
          </table:table-cell>
          <table:table-cell table:style-name="ce25" office:value-type="string" calcext:value-type="string">
            <text:p>A1 CCR2 6</text:p>
          </table:table-cell>
          <table:table-cell table:style-name="ce25" office:value-type="string" calcext:value-type="string">
            <text:p>A2 CCR2 6</text:p>
          </table:table-cell>
          <table:table-cell table:style-name="ce25" office:value-type="string" calcext:value-type="string">
            <text:p>L2 CCR2 6</text:p>
          </table:table-cell>
          <table:table-cell table:style-name="ce25" office:value-type="string" calcext:value-type="string">
            <text:p>R2 CCR2 6</text:p>
          </table:table-cell>
          <table:table-cell table:style-name="ce25" office:value-type="string" calcext:value-type="string">
            <text:p>A3 CCR2 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3 CCR2 2</text:p>
          </table:table-cell>
          <table:table-cell table:number-columns-repeated="7"/>
          <table:table-cell table:style-name="ce3" office:value-type="string" calcext:value-type="string">
            <text:p>f</text:p>
          </table:table-cell>
          <table:table-cell table:style-name="ce24" office:value-type="string" calcext:value-type="string">
            <text:p>B4 CCR2 5</text:p>
          </table:table-cell>
          <table:table-cell table:style-name="ce24" office:value-type="string" calcext:value-type="string">
            <text:p>S4 CCR2 5</text:p>
          </table:table-cell>
          <table:table-cell table:style-name="ce24" office:value-type="string" calcext:value-type="string">
            <text:p>A5 CCR2 5</text:p>
          </table:table-cell>
          <table:table-cell table:style-name="ce24" office:value-type="string" calcext:value-type="string">
            <text:p>S5 CCR2 5</text:p>
          </table:table-cell>
          <table:table-cell table:style-name="ce24" office:value-type="string" calcext:value-type="string">
            <text:p>T5 CCR2 5</text:p>
          </table:table-cell>
          <table:table-cell table:style-name="ce24" office:value-type="string" calcext:value-type="string">
            <text:p>A6 CCR2 5</text:p>
          </table:table-cell>
          <table:table-cell table:style-name="ce24" office:value-type="string" calcext:value-type="string">
            <text:p>I6 CCR2 5</text:p>
          </table:table-cell>
          <table:table-cell table:style-name="ce24" office:value-type="string" calcext:value-type="string">
            <text:p>A1 CCR2 6</text:p>
          </table:table-cell>
          <table:table-cell table:style-name="ce24" office:value-type="string" calcext:value-type="string">
            <text:p>A2 CCR2 6</text:p>
          </table:table-cell>
          <table:table-cell table:style-name="ce24" office:value-type="string" calcext:value-type="string">
            <text:p>L2 CCR2 6</text:p>
          </table:table-cell>
          <table:table-cell table:style-name="ce24" office:value-type="string" calcext:value-type="string">
            <text:p>R2 CCR2 6</text:p>
          </table:table-cell>
          <table:table-cell table:style-name="ce24" office:value-type="string" calcext:value-type="string">
            <text:p>A3 CCR2 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4 CCR2 2</text:p>
          </table:table-cell>
          <table:table-cell table:number-columns-repeated="7"/>
          <table:table-cell table:style-name="ce3" office:value-type="string" calcext:value-type="string">
            <text:p>g</text:p>
          </table:table-cell>
          <table:table-cell table:style-name="ce25" office:value-type="string" calcext:value-type="string">
            <text:p>B3 CCR2 6</text:p>
          </table:table-cell>
          <table:table-cell table:style-name="ce25" office:value-type="string" calcext:value-type="string">
            <text:p>F3 CCR2 6</text:p>
          </table:table-cell>
          <table:table-cell table:style-name="ce25" office:value-type="string" calcext:value-type="string">
            <text:p>B4 CCR2 6</text:p>
          </table:table-cell>
          <table:table-cell table:style-name="ce25" office:value-type="string" calcext:value-type="string">
            <text:p>S4 CCR2 6</text:p>
          </table:table-cell>
          <table:table-cell table:style-name="ce25" office:value-type="string" calcext:value-type="string">
            <text:p>SW4 CCR2 6</text:p>
          </table:table-cell>
          <table:table-cell table:style-name="ce25" office:value-type="string" calcext:value-type="string">
            <text:p>A5 CCR2 6</text:p>
          </table:table-cell>
          <table:table-cell table:style-name="ce25" office:value-type="string" calcext:value-type="string">
            <text:p>S5 CCR2 6</text:p>
          </table:table-cell>
          <table:table-cell table:style-name="ce25" office:value-type="string" calcext:value-type="string">
            <text:p>T5 CCR2 6</text:p>
          </table:table-cell>
          <table:table-cell table:style-name="ce25" office:value-type="string" calcext:value-type="string">
            <text:p>A6 CCR2 6</text:p>
          </table:table-cell>
          <table:table-cell table:style-name="ce25" office:value-type="string" calcext:value-type="string">
            <text:p>I6 CCR2 6</text:p>
          </table:table-cell>
          <table:table-cell table:style-name="ce25" office:value-type="string" calcext:value-type="string">
            <text:p>A1 KNAT 4</text:p>
          </table:table-cell>
          <table:table-cell table:style-name="ce25" office:value-type="string" calcext:value-type="string">
            <text:p>A2 KNAT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4 CCR2 2</text:p>
          </table:table-cell>
          <table:table-cell table:number-columns-repeated="7"/>
          <table:table-cell table:style-name="ce3" office:value-type="string" calcext:value-type="string">
            <text:p>h</text:p>
          </table:table-cell>
          <table:table-cell table:style-name="ce24" office:value-type="string" calcext:value-type="string">
            <text:p>B3 CCR2 6</text:p>
          </table:table-cell>
          <table:table-cell table:style-name="ce24" office:value-type="string" calcext:value-type="string">
            <text:p>F3 CCR2 6</text:p>
          </table:table-cell>
          <table:table-cell table:style-name="ce24" office:value-type="string" calcext:value-type="string">
            <text:p>B4 CCR2 6</text:p>
          </table:table-cell>
          <table:table-cell table:style-name="ce24" office:value-type="string" calcext:value-type="string">
            <text:p>S4 CCR2 6</text:p>
          </table:table-cell>
          <table:table-cell table:style-name="ce24" office:value-type="string" calcext:value-type="string">
            <text:p>SW4 CCR2 6</text:p>
          </table:table-cell>
          <table:table-cell table:style-name="ce24" office:value-type="string" calcext:value-type="string">
            <text:p>A5 CCR2 6</text:p>
          </table:table-cell>
          <table:table-cell table:style-name="ce24" office:value-type="string" calcext:value-type="string">
            <text:p>S5 CCR2 6</text:p>
          </table:table-cell>
          <table:table-cell table:style-name="ce24" office:value-type="string" calcext:value-type="string">
            <text:p>T5 CCR2 6</text:p>
          </table:table-cell>
          <table:table-cell table:style-name="ce24" office:value-type="string" calcext:value-type="string">
            <text:p>A6 CCR2 6</text:p>
          </table:table-cell>
          <table:table-cell table:style-name="ce24" office:value-type="string" calcext:value-type="string">
            <text:p>I6 CCR2 6</text:p>
          </table:table-cell>
          <table:table-cell table:style-name="ce24" office:value-type="string" calcext:value-type="string">
            <text:p>A1 KNAT 4</text:p>
          </table:table-cell>
          <table:table-cell table:style-name="ce24" office:value-type="string" calcext:value-type="string">
            <text:p>A2 KNAT 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W4 CCR2 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5 CCR2 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5 CCR2 2</text:p>
          </table:table-cell>
          <table:table-cell office:value-type="float" office:value="1973.012" calcext:value-type="float">
            <text:p>1973.012</text:p>
          </table:table-cell>
          <table:table-cell table:formula="of:=([.G47]*0.006939580024952)/2" office:value-type="float" office:value="6.8459373320953" calcext:value-type="float">
            <text:p>6.8459373320953</text:p>
          </table:table-cell>
          <table:table-cell table:formula="of:=ORG.LIBREOFFICE.ROUNDSIG(20/[.H47]; 1 )"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formula="of:=30-([.I47]+[.J47])" office:value-type="float" office:value="23.8" calcext:value-type="float">
            <text:p>23.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5 CCR2 2</text:p>
          </table:table-cell>
          <table:table-cell office:value-type="float" office:value="1192.941" calcext:value-type="float">
            <text:p>1192.941</text:p>
          </table:table-cell>
          <table:table-cell table:formula="of:=([.G48]*0.006939580024952)/2" office:value-type="float" office:value="4.13925476727313" calcext:value-type="float">
            <text:p>4.13925476727313</text:p>
          </table:table-cell>
          <table:table-cell table:formula="of:=ORG.LIBREOFFICE.ROUNDSIG(20/[.H48]; 1 )"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table:formula="of:=30-([.I48]+[.J48])" office:value-type="float" office:value="21.8" calcext:value-type="float">
            <text:p>21.8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25" office:value-type="string" calcext:value-type="string">
            <text:p>L2 KNAT 4</text:p>
          </table:table-cell>
          <table:table-cell/>
          <table:table-cell table:style-name="ce24" office:value-type="string" calcext:value-type="string">
            <text:p>L2 KNAT 4</text:p>
          </table:table-cell>
          <table:table-cell/>
          <table:table-cell table:style-name="ce25" office:value-type="string" calcext:value-type="string">
            <text:p>A5 KNAT 4</text:p>
          </table:table-cell>
          <table:table-cell/>
          <table:table-cell table:style-name="ce24" office:value-type="string" calcext:value-type="string">
            <text:p>A5 KNAT 4</text:p>
          </table:table-cell>
          <table:table-cell/>
          <table:table-cell table:style-name="ce25" office:value-type="string" calcext:value-type="string">
            <text:p>R2 KNAT 5</text:p>
          </table:table-cell>
          <table:table-cell/>
          <table:table-cell table:style-name="ce24" office:value-type="string" calcext:value-type="string">
            <text:p>R2 KNAT 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6 CCR2 2</text:p>
          </table:table-cell>
          <table:table-cell office:value-type="float" office:value="3593.933" calcext:value-type="float">
            <text:p>3593.933</text:p>
          </table:table-cell>
          <table:table-cell table:formula="of:=([.G49]*0.006939580024952)/2" office:value-type="float" office:value="12.4701928289079" calcext:value-type="float">
            <text:p>12.4701928289079</text:p>
          </table:table-cell>
          <table:table-cell table:formula="of:=ORG.LIBREOFFICE.ROUNDSIG(20/[.H49]; 1 )"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formula="of:=30-([.I49]+[.J49])" office:value-type="float" office:value="24.8" calcext:value-type="float">
            <text:p>24.8</text:p>
          </table:table-cell>
          <table:table-cell table:number-columns-repeated="2"/>
          <table:table-cell table:style-name="ce3" office:value-type="string" calcext:value-type="string">
            <text:p>b</text:p>
          </table:table-cell>
          <table:table-cell table:style-name="ce25" office:value-type="string" calcext:value-type="string">
            <text:p>R2 KNAT 4</text:p>
          </table:table-cell>
          <table:table-cell/>
          <table:table-cell table:style-name="ce24" office:value-type="string" calcext:value-type="string">
            <text:p>R2 KNAT 4</text:p>
          </table:table-cell>
          <table:table-cell/>
          <table:table-cell table:style-name="ce25" office:value-type="string" calcext:value-type="string">
            <text:p>S5 KNAT 4</text:p>
          </table:table-cell>
          <table:table-cell/>
          <table:table-cell table:style-name="ce24" office:value-type="string" calcext:value-type="string">
            <text:p>S5 KNAT 4</text:p>
          </table:table-cell>
          <table:table-cell/>
          <table:table-cell table:style-name="ce25" office:value-type="string" calcext:value-type="string">
            <text:p>A3 KNAT 5</text:p>
          </table:table-cell>
          <table:table-cell/>
          <table:table-cell table:style-name="ce24" office:value-type="string" calcext:value-type="string">
            <text:p>A3 KNAT 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6 CCR2 2</text:p>
          </table:table-cell>
          <table:table-cell office:value-type="float" office:value="11576.217" calcext:value-type="float">
            <text:p>11576.217</text:p>
          </table:table-cell>
          <table:table-cell table:formula="of:=([.G50]*0.006939580024952)/2" office:value-type="float" office:value="40.1670421288549" calcext:value-type="float">
            <text:p>40.1670421288549</text:p>
          </table:table-cell>
          <table:table-cell table:formula="of:=ORG.LIBREOFFICE.ROUNDSIG(20/[.H50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50]+[.J50])" office:value-type="float" office:value="26.3" calcext:value-type="float">
            <text:p>26.3</text:p>
          </table:table-cell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25" office:value-type="string" calcext:value-type="string">
            <text:p>A3 KNAT 4</text:p>
          </table:table-cell>
          <table:table-cell table:style-name="ce25"/>
          <table:table-cell table:style-name="ce24" office:value-type="string" calcext:value-type="string">
            <text:p>A3 KNAT 4</text:p>
          </table:table-cell>
          <table:table-cell table:style-name="ce25"/>
          <table:table-cell table:style-name="ce25" office:value-type="string" calcext:value-type="string">
            <text:p>T5 KNAT 4</text:p>
          </table:table-cell>
          <table:table-cell table:style-name="ce25"/>
          <table:table-cell table:style-name="ce24" office:value-type="string" calcext:value-type="string">
            <text:p>T5 KNAT 4</text:p>
          </table:table-cell>
          <table:table-cell table:style-name="ce25"/>
          <table:table-cell table:style-name="ce25" office:value-type="string" calcext:value-type="string">
            <text:p>B3 KNAT 5</text:p>
          </table:table-cell>
          <table:table-cell table:style-name="ce25"/>
          <table:table-cell table:style-name="ce24" office:value-type="string" calcext:value-type="string">
            <text:p>B3 KNAT 5</text:p>
          </table:table-cell>
          <table:table-cell table:style-name="ce25"/>
        </table:table-row>
        <table:table-row table:style-name="ro1">
          <table:table-cell table:number-columns-repeated="5"/>
          <table:table-cell office:value-type="string" calcext:value-type="string">
            <text:p>A1 CCR2 4</text:p>
          </table:table-cell>
          <table:table-cell office:value-type="float" office:value="6763.054" calcext:value-type="float">
            <text:p>6763.054</text:p>
          </table:table-cell>
          <table:table-cell table:formula="of:=([.G51]*0.006939580024952)/2" office:value-type="float" office:value="23.4663772230359" calcext:value-type="float">
            <text:p>23.4663772230359</text:p>
          </table:table-cell>
          <table:table-cell table:formula="of:=ORG.LIBREOFFICE.ROUNDSIG(20/[.H51]; 1 )"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table:formula="of:=30-([.I51]+[.J51])" office:value-type="float" office:value="25.9" calcext:value-type="float">
            <text:p>25.9</text:p>
          </table:table-cell>
          <table:table-cell table:number-columns-repeated="2"/>
          <table:table-cell table:style-name="ce3" office:value-type="string" calcext:value-type="string">
            <text:p>d</text:p>
          </table:table-cell>
          <table:table-cell table:style-name="ce25" office:value-type="string" calcext:value-type="string">
            <text:p>B3 KNAT 4</text:p>
          </table:table-cell>
          <table:table-cell table:style-name="ce24"/>
          <table:table-cell table:style-name="ce24" office:value-type="string" calcext:value-type="string">
            <text:p>B3 KNAT 4</text:p>
          </table:table-cell>
          <table:table-cell table:style-name="ce24"/>
          <table:table-cell table:style-name="ce25" office:value-type="string" calcext:value-type="string">
            <text:p>A6 KNAT 4</text:p>
          </table:table-cell>
          <table:table-cell table:style-name="ce24"/>
          <table:table-cell table:style-name="ce24" office:value-type="string" calcext:value-type="string">
            <text:p>A6 KNAT 4</text:p>
          </table:table-cell>
          <table:table-cell table:style-name="ce24"/>
          <table:table-cell table:style-name="ce25" office:value-type="string" calcext:value-type="string">
            <text:p>F3 KNAT 5</text:p>
          </table:table-cell>
          <table:table-cell table:style-name="ce24"/>
          <table:table-cell table:style-name="ce24" office:value-type="string" calcext:value-type="string">
            <text:p>F3 KNAT 5</text:p>
          </table:table-cell>
          <table:table-cell table:style-name="ce24"/>
        </table:table-row>
        <table:table-row table:style-name="ro1">
          <table:table-cell table:number-columns-repeated="5"/>
          <table:table-cell office:value-type="string" calcext:value-type="string">
            <text:p>A2 CCR2 4</text:p>
          </table:table-cell>
          <table:table-cell office:value-type="float" office:value="6005.004" calcext:value-type="float">
            <text:p>6005.004</text:p>
          </table:table-cell>
          <table:table-cell table:formula="of:=([.G52]*0.006939580024952)/2" office:value-type="float" office:value="20.8361029040784" calcext:value-type="float">
            <text:p>20.8361029040784</text:p>
          </table:table-cell>
          <table:table-cell table:formula="of:=ORG.LIBREOFFICE.ROUNDSIG(20/[.H52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52]+[.J52])" office:value-type="float" office:value="25.8" calcext:value-type="float">
            <text:p>25.8</text:p>
          </table:table-cell>
          <table:table-cell table:number-columns-repeated="2"/>
          <table:table-cell table:style-name="ce3" office:value-type="string" calcext:value-type="string">
            <text:p>e</text:p>
          </table:table-cell>
          <table:table-cell table:style-name="ce25" office:value-type="string" calcext:value-type="string">
            <text:p>F3 KNAT 4</text:p>
          </table:table-cell>
          <table:table-cell table:style-name="ce25"/>
          <table:table-cell table:style-name="ce24" office:value-type="string" calcext:value-type="string">
            <text:p>F3 KNAT 4</text:p>
          </table:table-cell>
          <table:table-cell table:style-name="ce25"/>
          <table:table-cell table:style-name="ce25" office:value-type="string" calcext:value-type="string">
            <text:p>I6 KNAT 4</text:p>
          </table:table-cell>
          <table:table-cell table:style-name="ce25"/>
          <table:table-cell table:style-name="ce24" office:value-type="string" calcext:value-type="string">
            <text:p>I6 KNAT 4</text:p>
          </table:table-cell>
          <table:table-cell table:style-name="ce25"/>
          <table:table-cell table:style-name="ce25" office:value-type="string" calcext:value-type="string">
            <text:p>B4 KNAT 5</text:p>
          </table:table-cell>
          <table:table-cell table:style-name="ce25"/>
          <table:table-cell table:style-name="ce24" office:value-type="string" calcext:value-type="string">
            <text:p>B4 KNAT 5</text:p>
          </table:table-cell>
          <table:table-cell table:style-name="ce25"/>
        </table:table-row>
        <table:table-row table:style-name="ro1">
          <table:table-cell table:number-columns-repeated="5"/>
          <table:table-cell office:value-type="string" calcext:value-type="string">
            <text:p>L2 CCR2 4</text:p>
          </table:table-cell>
          <table:table-cell office:value-type="float" office:value="7418.004" calcext:value-type="float">
            <text:p>7418.004</text:p>
          </table:table-cell>
          <table:table-cell table:formula="of:=([.G53]*0.006939580024952)/2" office:value-type="float" office:value="25.738916191707" calcext:value-type="float">
            <text:p>25.738916191707</text:p>
          </table:table-cell>
          <table:table-cell table:formula="of:=ORG.LIBREOFFICE.ROUNDSIG(20/[.H53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53]+[.J53])" office:value-type="float" office:value="26" calcext:value-type="float">
            <text:p>26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5" office:value-type="string" calcext:value-type="string">
            <text:p>B4 KNAT 4</text:p>
          </table:table-cell>
          <table:table-cell table:style-name="ce24"/>
          <table:table-cell table:style-name="ce24" office:value-type="string" calcext:value-type="string">
            <text:p>B4 KNAT 4</text:p>
          </table:table-cell>
          <table:table-cell table:style-name="ce24"/>
          <table:table-cell table:style-name="ce25" office:value-type="string" calcext:value-type="string">
            <text:p>A1 KNAT 5</text:p>
          </table:table-cell>
          <table:table-cell table:style-name="ce24"/>
          <table:table-cell table:style-name="ce24" office:value-type="string" calcext:value-type="string">
            <text:p>A1 KNAT 5</text:p>
          </table:table-cell>
          <table:table-cell table:style-name="ce24"/>
          <table:table-cell table:style-name="ce25" office:value-type="string" calcext:value-type="string">
            <text:p>S4 KNAT 5</text:p>
          </table:table-cell>
          <table:table-cell table:style-name="ce24"/>
          <table:table-cell table:style-name="ce24" office:value-type="string" calcext:value-type="string">
            <text:p>S4 KNAT 5</text:p>
          </table:table-cell>
          <table:table-cell table:style-name="ce24"/>
        </table:table-row>
        <table:table-row table:style-name="ro1">
          <table:table-cell table:number-columns-repeated="5"/>
          <table:table-cell office:value-type="string" calcext:value-type="string">
            <text:p>R2 CCR2 4</text:p>
          </table:table-cell>
          <table:table-cell office:value-type="float" office:value="10597.61" calcext:value-type="float">
            <text:p>10597.61</text:p>
          </table:table-cell>
          <table:table-cell table:formula="of:=([.G54]*0.006939580024952)/2" office:value-type="float" office:value="36.7714813341158" calcext:value-type="float">
            <text:p>36.7714813341158</text:p>
          </table:table-cell>
          <table:table-cell table:formula="of:=ORG.LIBREOFFICE.ROUNDSIG(20/[.H54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54]+[.J54])" office:value-type="float" office:value="26.3" calcext:value-type="float">
            <text:p>26.3</text:p>
          </table:table-cell>
          <table:table-cell table:number-columns-repeated="2"/>
          <table:table-cell table:style-name="ce3" office:value-type="string" calcext:value-type="string">
            <text:p>g</text:p>
          </table:table-cell>
          <table:table-cell table:style-name="ce25" office:value-type="string" calcext:value-type="string">
            <text:p>S4 KNAT 4</text:p>
          </table:table-cell>
          <table:table-cell table:style-name="ce25"/>
          <table:table-cell table:style-name="ce24" office:value-type="string" calcext:value-type="string">
            <text:p>S4 KNAT 4</text:p>
          </table:table-cell>
          <table:table-cell table:style-name="ce25"/>
          <table:table-cell table:style-name="ce25" office:value-type="string" calcext:value-type="string">
            <text:p>A2 KNAT 5</text:p>
          </table:table-cell>
          <table:table-cell table:style-name="ce25"/>
          <table:table-cell table:style-name="ce24" office:value-type="string" calcext:value-type="string">
            <text:p>A2 KNAT 5</text:p>
          </table:table-cell>
          <table:table-cell table:style-name="ce25"/>
          <table:table-cell table:style-name="ce25" office:value-type="string" calcext:value-type="string">
            <text:p>SW4 KNAT 5</text:p>
          </table:table-cell>
          <table:table-cell table:style-name="ce25"/>
          <table:table-cell table:style-name="ce24" office:value-type="string" calcext:value-type="string">
            <text:p>SW4 KNAT 5</text:p>
          </table:table-cell>
          <table:table-cell table:style-name="ce25"/>
        </table:table-row>
        <table:table-row table:style-name="ro1">
          <table:table-cell table:number-columns-repeated="5"/>
          <table:table-cell office:value-type="string" calcext:value-type="string">
            <text:p>A3 CCR2 4</text:p>
          </table:table-cell>
          <table:table-cell office:value-type="float" office:value="4278.69" calcext:value-type="float">
            <text:p>4278.69</text:p>
          </table:table-cell>
          <table:table-cell table:formula="of:=([.G55]*0.006939580024952)/2" office:value-type="float" office:value="14.8461558284809" calcext:value-type="float">
            <text:p>14.8461558284809</text:p>
          </table:table-cell>
          <table:table-cell table:formula="of:=ORG.LIBREOFFICE.ROUNDSIG(20/[.H55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55]+[.J55])" office:value-type="float" office:value="25.8" calcext:value-type="float">
            <text:p>25.8</text:p>
          </table:table-cell>
          <table:table-cell table:number-columns-repeated="2"/>
          <table:table-cell table:style-name="ce3" office:value-type="string" calcext:value-type="string">
            <text:p>h</text:p>
          </table:table-cell>
          <table:table-cell table:style-name="ce25" office:value-type="string" calcext:value-type="string">
            <text:p>SW4 KNAT 4</text:p>
          </table:table-cell>
          <table:table-cell table:style-name="ce24"/>
          <table:table-cell table:style-name="ce24" office:value-type="string" calcext:value-type="string">
            <text:p>SW4 KNAT 4</text:p>
          </table:table-cell>
          <table:table-cell table:style-name="ce24"/>
          <table:table-cell table:style-name="ce25" office:value-type="string" calcext:value-type="string">
            <text:p>L2 KNAT 5</text:p>
          </table:table-cell>
          <table:table-cell table:style-name="ce24"/>
          <table:table-cell table:style-name="ce24" office:value-type="string" calcext:value-type="string">
            <text:p>L2 KNAT 5</text:p>
          </table:table-cell>
          <table:table-cell table:style-name="ce24"/>
          <table:table-cell table:style-name="ce25" office:value-type="string" calcext:value-type="string">
            <text:p>A5 KNAT 5</text:p>
          </table:table-cell>
          <table:table-cell table:style-name="ce24"/>
          <table:table-cell table:style-name="ce24" office:value-type="string" calcext:value-type="string">
            <text:p>A5 KNAT 5</text:p>
          </table:table-cell>
          <table:table-cell table:style-name="ce24"/>
        </table:table-row>
        <table:table-row table:style-name="ro1">
          <table:table-cell table:number-columns-repeated="5"/>
          <table:table-cell office:value-type="string" calcext:value-type="string">
            <text:p>B3 CCR2 4</text:p>
          </table:table-cell>
          <table:table-cell office:value-type="float" office:value="6443.882" calcext:value-type="float">
            <text:p>6443.882</text:p>
          </table:table-cell>
          <table:table-cell table:formula="of:=([.G56]*0.006939580024952)/2" office:value-type="float" office:value="22.3589174051739" calcext:value-type="float">
            <text:p>22.3589174051739</text:p>
          </table:table-cell>
          <table:table-cell table:formula="of:=ORG.LIBREOFFICE.ROUNDSIG(20/[.H56]; 1 )"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table:formula="of:=30-([.I56]+[.J56])" office:value-type="float" office:value="25.9" calcext:value-type="float">
            <text:p>25.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3 CCR2 4</text:p>
          </table:table-cell>
          <table:table-cell office:value-type="float" office:value="8189.246" calcext:value-type="float">
            <text:p>8189.246</text:p>
          </table:table-cell>
          <table:table-cell table:formula="of:=([.G57]*0.006939580024952)/2" office:value-type="float" office:value="28.414963980509" calcext:value-type="float">
            <text:p>28.414963980509</text:p>
          </table:table-cell>
          <table:table-cell table:formula="of:=ORG.LIBREOFFICE.ROUNDSIG(20/[.H57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57]+[.J57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4 CCR2 4</text:p>
          </table:table-cell>
          <table:table-cell office:value-type="string" calcext:value-type="string">
            <text:p>double band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4 CCR2 4</text:p>
          </table:table-cell>
          <table:table-cell office:value-type="float" office:value="8560.125" calcext:value-type="float">
            <text:p>8560.125</text:p>
          </table:table-cell>
          <table:table-cell table:formula="of:=([.G59]*0.006939580024952)/2" office:value-type="float" office:value="29.7018362305461" calcext:value-type="float">
            <text:p>29.7018362305461</text:p>
          </table:table-cell>
          <table:table-cell table:formula="of:=ORG.LIBREOFFICE.ROUNDSIG(20/[.H59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59]+[.J59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W4 CCR2 4</text:p>
          </table:table-cell>
          <table:table-cell office:value-type="float" office:value="6723.589" calcext:value-type="float">
            <text:p>6723.589</text:p>
          </table:table-cell>
          <table:table-cell table:formula="of:=([.G60]*0.006939580024952)/2" office:value-type="float" office:value="23.3294419601935" calcext:value-type="float">
            <text:p>23.3294419601935</text:p>
          </table:table-cell>
          <table:table-cell table:formula="of:=ORG.LIBREOFFICE.ROUNDSIG(20/[.H60]; 1 )"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table:formula="of:=30-([.I60]+[.J60])" office:value-type="float" office:value="25.9" calcext:value-type="float">
            <text:p>25.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5 CCR2 4</text:p>
          </table:table-cell>
          <table:table-cell office:value-type="float" office:value="11228.317" calcext:value-type="float">
            <text:p>11228.317</text:p>
          </table:table-cell>
          <table:table-cell table:formula="of:=([.G61]*0.006939580024952)/2" office:value-type="float" office:value="38.9599021835145" calcext:value-type="float">
            <text:p>38.9599021835145</text:p>
          </table:table-cell>
          <table:table-cell table:formula="of:=ORG.LIBREOFFICE.ROUNDSIG(20/[.H61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61]+[.J61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5 CCR2 4</text:p>
          </table:table-cell>
          <table:table-cell office:value-type="float" office:value="9957.075" calcext:value-type="float">
            <text:p>9957.075</text:p>
          </table:table-cell>
          <table:table-cell table:formula="of:=([.G62]*0.006939580024952)/2" office:value-type="float" office:value="34.5489593884745" calcext:value-type="float">
            <text:p>34.5489593884745</text:p>
          </table:table-cell>
          <table:table-cell table:formula="of:=ORG.LIBREOFFICE.ROUNDSIG(20/[.H62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62]+[.J62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5 CCR2 4</text:p>
          </table:table-cell>
          <table:table-cell office:value-type="float" office:value="8322.004" calcext:value-type="float">
            <text:p>8322.004</text:p>
          </table:table-cell>
          <table:table-cell table:formula="of:=([.G63]*0.006939580024952)/2" office:value-type="float" office:value="28.8756063629853" calcext:value-type="float">
            <text:p>28.8756063629853</text:p>
          </table:table-cell>
          <table:table-cell table:formula="of:=ORG.LIBREOFFICE.ROUNDSIG(20/[.H63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63]+[.J63])" office:value-type="float" office:value="26.1" calcext:value-type="float">
            <text:p>26.1</text:p>
          </table:table-cell>
          <table:table-cell table:number-columns-repeated="4"/>
          <table:table-cell table:style-name="ce25" office:value-type="string" calcext:value-type="string">
            <text:p>S5 KNAT 5</text:p>
          </table:table-cell>
          <table:table-cell/>
          <table:table-cell table:style-name="ce24" office:value-type="string" calcext:value-type="string">
            <text:p>S5 KNAT 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6 CCR2 4</text:p>
          </table:table-cell>
          <table:table-cell office:value-type="float" office:value="10327.246" calcext:value-type="float">
            <text:p>10327.246</text:p>
          </table:table-cell>
          <table:table-cell table:formula="of:=([.G64]*0.006939580024952)/2" office:value-type="float" office:value="35.8333750271827" calcext:value-type="float">
            <text:p>35.8333750271827</text:p>
          </table:table-cell>
          <table:table-cell table:formula="of:=ORG.LIBREOFFICE.ROUNDSIG(20/[.H64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64]+[.J64])" office:value-type="float" office:value="26.2" calcext:value-type="float">
            <text:p>26.2</text:p>
          </table:table-cell>
          <table:table-cell table:number-columns-repeated="4"/>
          <table:table-cell table:style-name="ce25" office:value-type="string" calcext:value-type="string">
            <text:p>T5 KNAT 5</text:p>
          </table:table-cell>
          <table:table-cell/>
          <table:table-cell table:style-name="ce24" office:value-type="string" calcext:value-type="string">
            <text:p>T5 KNAT 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6 CCR2 4</text:p>
          </table:table-cell>
          <table:table-cell office:value-type="float" office:value="10366.903" calcext:value-type="float">
            <text:p>10366.903</text:p>
          </table:table-cell>
          <table:table-cell table:formula="of:=([.G65]*0.006939580024952)/2" office:value-type="float" office:value="35.9709764897075" calcext:value-type="float">
            <text:p>35.9709764897075</text:p>
          </table:table-cell>
          <table:table-cell table:formula="of:=ORG.LIBREOFFICE.ROUNDSIG(20/[.H65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65]+[.J65])" office:value-type="float" office:value="26.2" calcext:value-type="float">
            <text:p>26.2</text:p>
          </table:table-cell>
          <table:table-cell table:number-columns-repeated="4"/>
          <table:table-cell table:style-name="ce25" office:value-type="string" calcext:value-type="string">
            <text:p>A6 KNAT 5</text:p>
          </table:table-cell>
          <table:table-cell/>
          <table:table-cell table:style-name="ce24" office:value-type="string" calcext:value-type="string">
            <text:p>A6 KNAT 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1 CCR2 5</text:p>
          </table:table-cell>
          <table:table-cell office:value-type="float" office:value="5173.225" calcext:value-type="float">
            <text:p>5173.225</text:p>
          </table:table-cell>
          <table:table-cell table:formula="of:=([.G66]*0.006939580024952)/2" office:value-type="float" office:value="17.9500044372912" calcext:value-type="float">
            <text:p>17.9500044372912</text:p>
          </table:table-cell>
          <table:table-cell table:formula="of:=ORG.LIBREOFFICE.ROUNDSIG(20/[.H66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66]+[.J66])" office:value-type="float" office:value="25.8" calcext:value-type="float">
            <text:p>25.8</text:p>
          </table:table-cell>
          <table:table-cell table:number-columns-repeated="4"/>
          <table:table-cell table:style-name="ce25" office:value-type="string" calcext:value-type="string">
            <text:p>I6 KNAT 5</text:p>
          </table:table-cell>
          <table:table-cell/>
          <table:table-cell table:style-name="ce24" office:value-type="string" calcext:value-type="string">
            <text:p>I6 KNAT 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2 CCR2 5</text:p>
          </table:table-cell>
          <table:table-cell office:value-type="float" office:value="3761.983" calcext:value-type="float">
            <text:p>3761.983</text:p>
          </table:table-cell>
          <table:table-cell table:formula="of:=([.G67]*0.006939580024952)/2" office:value-type="float" office:value="13.0532910405045" calcext:value-type="float">
            <text:p>13.0532910405045</text:p>
          </table:table-cell>
          <table:table-cell table:formula="of:=ORG.LIBREOFFICE.ROUNDSIG(20/[.H67]; 1 )"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formula="of:=30-([.I67]+[.J67])" office:value-type="float" office:value="24.8" calcext:value-type="float">
            <text:p>24.8</text:p>
          </table:table-cell>
          <table:table-cell table:number-columns-repeated="4"/>
          <table:table-cell table:style-name="ce25" office:value-type="string" calcext:value-type="string">
            <text:p>A6 KNAT 8</text:p>
          </table:table-cell>
          <table:table-cell/>
          <table:table-cell table:style-name="ce24" office:value-type="string" calcext:value-type="string">
            <text:p>A6 KNAT 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2 CCR2 5</text:p>
          </table:table-cell>
          <table:table-cell office:value-type="float" office:value="6358.64" calcext:value-type="float">
            <text:p>6358.64</text:p>
          </table:table-cell>
          <table:table-cell table:formula="of:=([.G68]*0.006939580024952)/2" office:value-type="float" office:value="22.0631455649304" calcext:value-type="float">
            <text:p>22.0631455649304</text:p>
          </table:table-cell>
          <table:table-cell table:formula="of:=ORG.LIBREOFFICE.ROUNDSIG(20/[.H68]; 1 )"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table:formula="of:=30-([.I68]+[.J68])" office:value-type="float" office:value="25.9" calcext:value-type="float">
            <text:p>25.9</text:p>
          </table:table-cell>
          <table:table-cell table:number-columns-repeated="4"/>
          <table:table-cell table:style-name="ce25" office:value-type="string" calcext:value-type="string">
            <text:p>I6 KNAT 8</text:p>
          </table:table-cell>
          <table:table-cell/>
          <table:table-cell table:style-name="ce24" office:value-type="string" calcext:value-type="string">
            <text:p>I6 KNAT 8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R2 CCR2 5</text:p>
          </table:table-cell>
          <table:table-cell office:value-type="float" office:value="5657.933" calcext:value-type="float">
            <text:p>5657.933</text:p>
          </table:table-cell>
          <table:table-cell table:formula="of:=([.G69]*0.006939580024952)/2" office:value-type="float" office:value="19.6318394146584" calcext:value-type="float">
            <text:p>19.6318394146584</text:p>
          </table:table-cell>
          <table:table-cell table:formula="of:=ORG.LIBREOFFICE.ROUNDSIG(20/[.H69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69]+[.J69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3 CCR2 5</text:p>
          </table:table-cell>
          <table:table-cell office:value-type="float" office:value="0" calcext:value-type="float">
            <text:p>0</text:p>
          </table:table-cell>
          <table:table-cell table:formula="of:=([.G70]*0.006939580024952)/2" office:value-type="float" office:value="0" calcext:value-type="float">
            <text:p>0</text:p>
          </table:table-cell>
          <table:table-cell table:number-columns-repeated="2"/>
          <table:table-cell table:formula="of:=30-([.I70]+[.J70])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3 CCR2 5</text:p>
          </table:table-cell>
          <table:table-cell office:value-type="float" office:value="4704.811" calcext:value-type="float">
            <text:p>4704.811</text:p>
          </table:table-cell>
          <table:table-cell table:formula="of:=([.G71]*0.006939580024952)/2" office:value-type="float" office:value="16.3247062183872" calcext:value-type="float">
            <text:p>16.3247062183872</text:p>
          </table:table-cell>
          <table:table-cell table:formula="of:=ORG.LIBREOFFICE.ROUNDSIG(20/[.H71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71]+[.J71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3 CCR2 5</text:p>
          </table:table-cell>
          <table:table-cell office:value-type="float" office:value="7651.882" calcext:value-type="float">
            <text:p>7651.882</text:p>
          </table:table-cell>
          <table:table-cell table:formula="of:=([.G72]*0.006939580024952)/2" office:value-type="float" office:value="26.5504237402449" calcext:value-type="float">
            <text:p>26.5504237402449</text:p>
          </table:table-cell>
          <table:table-cell table:formula="of:=ORG.LIBREOFFICE.ROUNDSIG(20/[.H72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72]+[.J72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4 CCR2 5</text:p>
          </table:table-cell>
          <table:table-cell office:value-type="float" office:value="4603.983" calcext:value-type="float">
            <text:p>4603.983</text:p>
          </table:table-cell>
          <table:table-cell table:formula="of:=([.G73]*0.006939580024952)/2" office:value-type="float" office:value="15.9748542310093" calcext:value-type="float">
            <text:p>15.9748542310093</text:p>
          </table:table-cell>
          <table:table-cell table:formula="of:=ORG.LIBREOFFICE.ROUNDSIG(20/[.H73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73]+[.J73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4 CCR2 5</text:p>
          </table:table-cell>
          <table:table-cell office:value-type="float" office:value="8243.054" calcext:value-type="float">
            <text:p>8243.054</text:p>
          </table:table-cell>
          <table:table-cell table:formula="of:=([.G74]*0.006939580024952)/2" office:value-type="float" office:value="28.6016664415003" calcext:value-type="float">
            <text:p>28.6016664415003</text:p>
          </table:table-cell>
          <table:table-cell table:formula="of:=ORG.LIBREOFFICE.ROUNDSIG(20/[.H74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74]+[.J74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W4 CCR2 5</text:p>
          </table:table-cell>
          <table:table-cell office:value-type="float" office:value="0" calcext:value-type="float">
            <text:p>0</text:p>
          </table:table-cell>
          <table:table-cell table:formula="of:=([.G75]*0.006939580024952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5 CCR2 5</text:p>
          </table:table-cell>
          <table:table-cell office:value-type="float" office:value="10662.761" calcext:value-type="float">
            <text:p>10662.761</text:p>
          </table:table-cell>
          <table:table-cell table:formula="of:=([.G76]*0.006939580024952)/2" office:value-type="float" office:value="36.9975416232186" calcext:value-type="float">
            <text:p>36.9975416232186</text:p>
          </table:table-cell>
          <table:table-cell table:formula="of:=ORG.LIBREOFFICE.ROUNDSIG(20/[.H76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76]+[.J76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5 CCR2 5</text:p>
          </table:table-cell>
          <table:table-cell office:value-type="float" office:value="6704.518" calcext:value-type="float">
            <text:p>6704.518</text:p>
          </table:table-cell>
          <table:table-cell table:formula="of:=([.G77]*0.006939580024952)/2" office:value-type="float" office:value="23.2632695948656" calcext:value-type="float">
            <text:p>23.2632695948656</text:p>
          </table:table-cell>
          <table:table-cell table:formula="of:=ORG.LIBREOFFICE.ROUNDSIG(20/[.H77]; 1 )"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table:formula="of:=30-([.I77]+[.J77])" office:value-type="float" office:value="25.9" calcext:value-type="float">
            <text:p>25.9</text:p>
          </table:table-cell>
          <table:table-cell table:number-columns-repeated="2"/>
          <table:table-cell table:style-name="ce24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5 CCR2 5</text:p>
          </table:table-cell>
          <table:table-cell office:value-type="float" office:value="6299.69" calcext:value-type="float">
            <text:p>6299.69</text:p>
          </table:table-cell>
          <table:table-cell table:formula="of:=([.G78]*0.006939580024952)/2" office:value-type="float" office:value="21.8586014436949" calcext:value-type="float">
            <text:p>21.8586014436949</text:p>
          </table:table-cell>
          <table:table-cell table:formula="of:=ORG.LIBREOFFICE.ROUNDSIG(20/[.H78]; 1 )"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table:formula="of:=30-([.I78]+[.J78])" office:value-type="float" office:value="25.9" calcext:value-type="float">
            <text:p>25.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6 CCR2 5</text:p>
          </table:table-cell>
          <table:table-cell office:value-type="float" office:value="7696.104" calcext:value-type="float">
            <text:p>7696.104</text:p>
          </table:table-cell>
          <table:table-cell table:formula="of:=([.G79]*0.006939580024952)/2" office:value-type="float" office:value="26.7038647941766" calcext:value-type="float">
            <text:p>26.7038647941766</text:p>
          </table:table-cell>
          <table:table-cell table:formula="of:=ORG.LIBREOFFICE.ROUNDSIG(20/[.H79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79]+[.J79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6 CCR2 5</text:p>
          </table:table-cell>
          <table:table-cell office:value-type="float" office:value="5078.74" calcext:value-type="float">
            <text:p>5078.74</text:p>
          </table:table-cell>
          <table:table-cell table:formula="of:=([.G80]*0.006939580024952)/2" office:value-type="float" office:value="17.6221613279624" calcext:value-type="float">
            <text:p>17.6221613279624</text:p>
          </table:table-cell>
          <table:table-cell table:formula="of:=ORG.LIBREOFFICE.ROUNDSIG(20/[.H80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80]+[.J80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1 CCR2 6</text:p>
          </table:table-cell>
          <table:table-cell office:value-type="float" office:value="6917.175" calcext:value-type="float">
            <text:p>6917.175</text:p>
          </table:table-cell>
          <table:table-cell table:formula="of:=([.G81]*0.006939580024952)/2" office:value-type="float" office:value="24.0011447295487" calcext:value-type="float">
            <text:p>24.0011447295487</text:p>
          </table:table-cell>
          <table:table-cell table:formula="of:=ORG.LIBREOFFICE.ROUNDSIG(20/[.H81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81]+[.J81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2 CCR2 6</text:p>
          </table:table-cell>
          <table:table-cell office:value-type="float" office:value="7169.468" calcext:value-type="float">
            <text:p>7169.468</text:p>
          </table:table-cell>
          <table:table-cell table:formula="of:=([.G82]*0.006939580024952)/2" office:value-type="float" office:value="24.8765484611663" calcext:value-type="float">
            <text:p>24.8765484611663</text:p>
          </table:table-cell>
          <table:table-cell table:formula="of:=ORG.LIBREOFFICE.ROUNDSIG(20/[.H82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82]+[.J82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L2 CCR2 6</text:p>
          </table:table-cell>
          <table:table-cell office:value-type="float" office:value="7131.054" calcext:value-type="float">
            <text:p>7131.054</text:p>
          </table:table-cell>
          <table:table-cell table:formula="of:=([.G83]*0.006939580024952)/2" office:value-type="float" office:value="24.743259947627" calcext:value-type="float">
            <text:p>24.743259947627</text:p>
          </table:table-cell>
          <table:table-cell table:formula="of:=ORG.LIBREOFFICE.ROUNDSIG(20/[.H83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83]+[.J83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2 CCR2 6</text:p>
          </table:table-cell>
          <table:table-cell office:value-type="float" office:value="9681.418" calcext:value-type="float">
            <text:p>9681.418</text:p>
          </table:table-cell>
          <table:table-cell table:formula="of:=([.G84]*0.006939580024952)/2" office:value-type="float" office:value="33.5924874830054" calcext:value-type="float">
            <text:p>33.5924874830054</text:p>
          </table:table-cell>
          <table:table-cell table:formula="of:=ORG.LIBREOFFICE.ROUNDSIG(20/[.H84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84]+[.J84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3 CCR2 6</text:p>
          </table:table-cell>
          <table:table-cell office:value-type="float" office:value="11018.953" calcext:value-type="float">
            <text:p>11018.953</text:p>
          </table:table-cell>
          <table:table-cell table:formula="of:=([.G85]*0.006939580024952)/2" office:value-type="float" office:value="38.2334530673425" calcext:value-type="float">
            <text:p>38.2334530673425</text:p>
          </table:table-cell>
          <table:table-cell table:formula="of:=ORG.LIBREOFFICE.ROUNDSIG(20/[.H85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85]+[.J85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3 CCR2 6</text:p>
          </table:table-cell>
          <table:table-cell office:value-type="float" office:value="9498.539" calcext:value-type="float">
            <text:p>9498.539</text:p>
          </table:table-cell>
          <table:table-cell table:formula="of:=([.G86]*0.006939580024952)/2" office:value-type="float" office:value="32.9579357553138" calcext:value-type="float">
            <text:p>32.9579357553138</text:p>
          </table:table-cell>
          <table:table-cell table:formula="of:=ORG.LIBREOFFICE.ROUNDSIG(20/[.H86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86]+[.J86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3 CCR2 6</text:p>
          </table:table-cell>
          <table:table-cell office:value-type="float" office:value="5367.518" calcext:value-type="float">
            <text:p>5367.518</text:p>
          </table:table-cell>
          <table:table-cell table:formula="of:=([.G87]*0.0075)/2" office:value-type="float" office:value="20.1281925" calcext:value-type="float">
            <text:p>20.1281925</text:p>
          </table:table-cell>
          <table:table-cell table:formula="of:=ORG.LIBREOFFICE.ROUNDSIG(20/[.H87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87]+[.J87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4 CCR2 6</text:p>
          </table:table-cell>
          <table:table-cell office:value-type="float" office:value="6807.761" calcext:value-type="float">
            <text:p>6807.761</text:p>
          </table:table-cell>
          <table:table-cell table:formula="of:=([.G88]*0.0075)/2" office:value-type="float" office:value="25.52910375" calcext:value-type="float">
            <text:p>25.52910375</text:p>
          </table:table-cell>
          <table:table-cell table:formula="of:=ORG.LIBREOFFICE.ROUNDSIG(20/[.H88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88]+[.J88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4 CCR2 6</text:p>
          </table:table-cell>
          <table:table-cell office:value-type="float" office:value="6886.761" calcext:value-type="float">
            <text:p>6886.761</text:p>
          </table:table-cell>
          <table:table-cell table:formula="of:=([.G89]*0.0075)/2" office:value-type="float" office:value="25.82535375" calcext:value-type="float">
            <text:p>25.82535375</text:p>
          </table:table-cell>
          <table:table-cell table:formula="of:=ORG.LIBREOFFICE.ROUNDSIG(20/[.H89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89]+[.J89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W4 CCR2 6</text:p>
          </table:table-cell>
          <table:table-cell office:value-type="float" office:value="7258.882" calcext:value-type="float">
            <text:p>7258.882</text:p>
          </table:table-cell>
          <table:table-cell table:formula="of:=([.G90]*0.0075)/2" office:value-type="float" office:value="27.2208075" calcext:value-type="float">
            <text:p>27.2208075</text:p>
          </table:table-cell>
          <table:table-cell table:formula="of:=ORG.LIBREOFFICE.ROUNDSIG(20/[.H90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90]+[.J90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5 CCR2 6</text:p>
          </table:table-cell>
          <table:table-cell office:value-type="float" office:value="8084.004" calcext:value-type="float">
            <text:p>8084.004</text:p>
          </table:table-cell>
          <table:table-cell table:formula="of:=([.G91]*0.0075)/2" office:value-type="float" office:value="30.315015" calcext:value-type="float">
            <text:p>30.315015</text:p>
          </table:table-cell>
          <table:table-cell table:formula="of:=ORG.LIBREOFFICE.ROUNDSIG(20/[.H91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91]+[.J91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5 CCR2 6</text:p>
          </table:table-cell>
          <table:table-cell office:value-type="float" office:value="7296.468" calcext:value-type="float">
            <text:p>7296.468</text:p>
          </table:table-cell>
          <table:table-cell table:formula="of:=([.G92]*0.0075)/2" office:value-type="float" office:value="27.361755" calcext:value-type="float">
            <text:p>27.361755</text:p>
          </table:table-cell>
          <table:table-cell table:formula="of:=ORG.LIBREOFFICE.ROUNDSIG(20/[.H92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92]+[.J92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5 CCR2 6</text:p>
          </table:table-cell>
          <table:table-cell office:value-type="float" office:value="8239.418" calcext:value-type="float">
            <text:p>8239.418</text:p>
          </table:table-cell>
          <table:table-cell table:formula="of:=([.G93]*0.0075)/2" office:value-type="float" office:value="30.8978175" calcext:value-type="float">
            <text:p>30.8978175</text:p>
          </table:table-cell>
          <table:table-cell table:formula="of:=ORG.LIBREOFFICE.ROUNDSIG(20/[.H93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93]+[.J93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6 CCR2 6</text:p>
          </table:table-cell>
          <table:table-cell office:value-type="float" office:value="9535.196" calcext:value-type="float">
            <text:p>9535.196</text:p>
          </table:table-cell>
          <table:table-cell table:formula="of:=([.G94]*0.0075)/2" office:value-type="float" office:value="35.756985" calcext:value-type="float">
            <text:p>35.756985</text:p>
          </table:table-cell>
          <table:table-cell table:formula="of:=ORG.LIBREOFFICE.ROUNDSIG(20/[.H94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94]+[.J94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6 CCR2 6</text:p>
          </table:table-cell>
          <table:table-cell office:value-type="float" office:value="11256.731" calcext:value-type="float">
            <text:p>11256.731</text:p>
          </table:table-cell>
          <table:table-cell table:formula="of:=([.G95]*0.0075)/2" office:value-type="float" office:value="42.21274125" calcext:value-type="float">
            <text:p>42.21274125</text:p>
          </table:table-cell>
          <table:table-cell table:formula="of:=ORG.LIBREOFFICE.ROUNDSIG(20/[.H95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95]+[.J95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1 KNAT 4</text:p>
          </table:table-cell>
          <table:table-cell office:value-type="float" office:value="10203.125" calcext:value-type="float">
            <text:p>10203.125</text:p>
          </table:table-cell>
          <table:table-cell table:formula="of:=([.G96]*0.0075)/2" office:value-type="float" office:value="38.26171875" calcext:value-type="float">
            <text:p>38.26171875</text:p>
          </table:table-cell>
          <table:table-cell table:formula="of:=ORG.LIBREOFFICE.ROUNDSIG(20/[.H96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96]+[.J96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2 KNAT 4</text:p>
          </table:table-cell>
          <table:table-cell office:value-type="float" office:value="9770.004" calcext:value-type="float">
            <text:p>9770.004</text:p>
          </table:table-cell>
          <table:table-cell table:formula="of:=([.G97]*0.0075)/2" office:value-type="float" office:value="36.637515" calcext:value-type="float">
            <text:p>36.637515</text:p>
          </table:table-cell>
          <table:table-cell table:formula="of:=ORG.LIBREOFFICE.ROUNDSIG(20/[.H97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97]+[.J97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L2 KNAT 4</text:p>
          </table:table-cell>
          <table:table-cell office:value-type="float" office:value="10055.418" calcext:value-type="float">
            <text:p>10055.418</text:p>
          </table:table-cell>
          <table:table-cell table:formula="of:=([.G98]*0.0075)/2" office:value-type="float" office:value="37.7078175" calcext:value-type="float">
            <text:p>37.7078175</text:p>
          </table:table-cell>
          <table:table-cell table:formula="of:=ORG.LIBREOFFICE.ROUNDSIG(20/[.H98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98]+[.J98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2 KNAT 4</text:p>
          </table:table-cell>
          <table:table-cell office:value-type="float" office:value="9899.711" calcext:value-type="float">
            <text:p>9899.711</text:p>
          </table:table-cell>
          <table:table-cell table:formula="of:=([.G99]*0.0075)/2" office:value-type="float" office:value="37.12391625" calcext:value-type="float">
            <text:p>37.12391625</text:p>
          </table:table-cell>
          <table:table-cell table:formula="of:=ORG.LIBREOFFICE.ROUNDSIG(20/[.H99]; 1 )"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30-([.I99]+[.J99])" office:value-type="float" office:value="26.3" calcext:value-type="float">
            <text:p>26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3 KNAT 4</text:p>
          </table:table-cell>
          <table:table-cell office:value-type="float" office:value="9348.832" calcext:value-type="float">
            <text:p>9348.832</text:p>
          </table:table-cell>
          <table:table-cell table:formula="of:=([.G100]*0.0075)/2" office:value-type="float" office:value="35.05812" calcext:value-type="float">
            <text:p>35.05812</text:p>
          </table:table-cell>
          <table:table-cell table:formula="of:=ORG.LIBREOFFICE.ROUNDSIG(20/[.H100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00]+[.J100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3 KNAT 4</text:p>
          </table:table-cell>
          <table:table-cell office:value-type="float" office:value="6306.983" calcext:value-type="float">
            <text:p>6306.983</text:p>
          </table:table-cell>
          <table:table-cell table:formula="of:=([.G101]*0.0075)/2" office:value-type="float" office:value="23.65118625" calcext:value-type="float">
            <text:p>23.65118625</text:p>
          </table:table-cell>
          <table:table-cell table:formula="of:=ORG.LIBREOFFICE.ROUNDSIG(20/[.H101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101]+[.J101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3 KNAT 4</text:p>
          </table:table-cell>
          <table:table-cell office:value-type="float" office:value="8132.589" calcext:value-type="float">
            <text:p>8132.589</text:p>
          </table:table-cell>
          <table:table-cell table:formula="of:=([.G102]*0.0075)/2" office:value-type="float" office:value="30.49720875" calcext:value-type="float">
            <text:p>30.49720875</text:p>
          </table:table-cell>
          <table:table-cell table:formula="of:=ORG.LIBREOFFICE.ROUNDSIG(20/[.H102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102]+[.J102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4 KNAT 4</text:p>
          </table:table-cell>
          <table:table-cell office:value-type="float" office:value="7783.761" calcext:value-type="float">
            <text:p>7783.761</text:p>
          </table:table-cell>
          <table:table-cell table:formula="of:=([.G103]*0.0075)/2" office:value-type="float" office:value="29.18910375" calcext:value-type="float">
            <text:p>29.18910375</text:p>
          </table:table-cell>
          <table:table-cell table:formula="of:=ORG.LIBREOFFICE.ROUNDSIG(20/[.H103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103]+[.J103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4 KNAT 4</text:p>
          </table:table-cell>
          <table:table-cell office:value-type="float" office:value="7586.64" calcext:value-type="float">
            <text:p>7586.64</text:p>
          </table:table-cell>
          <table:table-cell table:formula="of:=([.G104]*0.0075)/2" office:value-type="float" office:value="28.4499" calcext:value-type="float">
            <text:p>28.4499</text:p>
          </table:table-cell>
          <table:table-cell table:formula="of:=ORG.LIBREOFFICE.ROUNDSIG(20/[.H104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104]+[.J104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W4 KNAT 4</text:p>
          </table:table-cell>
          <table:table-cell office:value-type="float" office:value="9168.589" calcext:value-type="float">
            <text:p>9168.589</text:p>
          </table:table-cell>
          <table:table-cell table:formula="of:=([.G105]*0.0075)/2" office:value-type="float" office:value="34.38220875" calcext:value-type="float">
            <text:p>34.38220875</text:p>
          </table:table-cell>
          <table:table-cell table:formula="of:=ORG.LIBREOFFICE.ROUNDSIG(20/[.H105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05]+[.J105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5 KNAT 4</text:p>
          </table:table-cell>
          <table:table-cell office:value-type="float" office:value="8691.175" calcext:value-type="float">
            <text:p>8691.175</text:p>
          </table:table-cell>
          <table:table-cell table:formula="of:=([.G106]*0.0075)/2" office:value-type="float" office:value="32.59190625" calcext:value-type="float">
            <text:p>32.59190625</text:p>
          </table:table-cell>
          <table:table-cell table:formula="of:=ORG.LIBREOFFICE.ROUNDSIG(20/[.H106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06]+[.J106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5 KNAT 4</text:p>
          </table:table-cell>
          <table:table-cell office:value-type="float" office:value="7658.468" calcext:value-type="float">
            <text:p>7658.468</text:p>
          </table:table-cell>
          <table:table-cell table:formula="of:=([.G107]*0.0075)/2" office:value-type="float" office:value="28.719255" calcext:value-type="float">
            <text:p>28.719255</text:p>
          </table:table-cell>
          <table:table-cell table:formula="of:=ORG.LIBREOFFICE.ROUNDSIG(20/[.H107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107]+[.J107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5 KNAT 4</text:p>
          </table:table-cell>
          <table:table-cell office:value-type="float" office:value="9095.418" calcext:value-type="float">
            <text:p>9095.418</text:p>
          </table:table-cell>
          <table:table-cell table:formula="of:=([.G108]*0.0075)/2" office:value-type="float" office:value="34.1078175" calcext:value-type="float">
            <text:p>34.1078175</text:p>
          </table:table-cell>
          <table:table-cell table:formula="of:=ORG.LIBREOFFICE.ROUNDSIG(20/[.H108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08]+[.J108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6 KNAT 4</text:p>
          </table:table-cell>
          <table:table-cell office:value-type="float" office:value="8666.296" calcext:value-type="float">
            <text:p>8666.296</text:p>
          </table:table-cell>
          <table:table-cell table:formula="of:=([.G109]*0.0075)/2" office:value-type="float" office:value="32.49861" calcext:value-type="float">
            <text:p>32.49861</text:p>
          </table:table-cell>
          <table:table-cell table:formula="of:=ORG.LIBREOFFICE.ROUNDSIG(20/[.H109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09]+[.J109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6 KNAT 4</text:p>
          </table:table-cell>
          <table:table-cell office:value-type="float" office:value="9014.589" calcext:value-type="float">
            <text:p>9014.589</text:p>
          </table:table-cell>
          <table:table-cell table:formula="of:=([.G110]*0.0075)/2" office:value-type="float" office:value="33.80470875" calcext:value-type="float">
            <text:p>33.80470875</text:p>
          </table:table-cell>
          <table:table-cell table:formula="of:=ORG.LIBREOFFICE.ROUNDSIG(20/[.H110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10]+[.J110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1 KNAT 5</text:p>
          </table:table-cell>
          <table:table-cell office:value-type="float" office:value="7905.711" calcext:value-type="float">
            <text:p>7905.711</text:p>
          </table:table-cell>
          <table:table-cell table:formula="of:=([.G111]*0.0075)/2" office:value-type="float" office:value="29.64641625" calcext:value-type="float">
            <text:p>29.64641625</text:p>
          </table:table-cell>
          <table:table-cell table:formula="of:=ORG.LIBREOFFICE.ROUNDSIG(20/[.H111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111]+[.J111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2 KNAT 5</text:p>
          </table:table-cell>
          <table:table-cell office:value-type="float" office:value="9023.125" calcext:value-type="float">
            <text:p>9023.125</text:p>
          </table:table-cell>
          <table:table-cell table:formula="of:=([.G112]*0.0075)/2" office:value-type="float" office:value="33.83671875" calcext:value-type="float">
            <text:p>33.83671875</text:p>
          </table:table-cell>
          <table:table-cell table:formula="of:=ORG.LIBREOFFICE.ROUNDSIG(20/[.H112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12]+[.J112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L2 KNAT 5</text:p>
          </table:table-cell>
          <table:table-cell office:value-type="float" office:value="7896.882" calcext:value-type="float">
            <text:p>7896.882</text:p>
          </table:table-cell>
          <table:table-cell table:formula="of:=([.G113]*0.0075)/2" office:value-type="float" office:value="29.6133075" calcext:value-type="float">
            <text:p>29.6133075</text:p>
          </table:table-cell>
          <table:table-cell table:formula="of:=ORG.LIBREOFFICE.ROUNDSIG(20/[.H113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113]+[.J113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2 KNAT 5</text:p>
          </table:table-cell>
          <table:table-cell office:value-type="float" office:value="9588.539" calcext:value-type="float">
            <text:p>9588.539</text:p>
          </table:table-cell>
          <table:table-cell table:formula="of:=([.G114]*0.0075)/2" office:value-type="float" office:value="35.95702125" calcext:value-type="float">
            <text:p>35.95702125</text:p>
          </table:table-cell>
          <table:table-cell table:formula="of:=ORG.LIBREOFFICE.ROUNDSIG(20/[.H114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14]+[.J114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3 KNAT 5</text:p>
          </table:table-cell>
          <table:table-cell office:value-type="float" office:value="8527.711" calcext:value-type="float">
            <text:p>8527.711</text:p>
          </table:table-cell>
          <table:table-cell table:formula="of:=([.G115]*0.0075)/2" office:value-type="float" office:value="31.97891625" calcext:value-type="float">
            <text:p>31.97891625</text:p>
          </table:table-cell>
          <table:table-cell table:formula="of:=ORG.LIBREOFFICE.ROUNDSIG(20/[.H115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15]+[.J115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3 KNAT 5</text:p>
          </table:table-cell>
          <table:table-cell office:value-type="float" office:value="7024.054" calcext:value-type="float">
            <text:p>7024.054</text:p>
          </table:table-cell>
          <table:table-cell table:formula="of:=([.G116]*0.0075)/2" office:value-type="float" office:value="26.3402025" calcext:value-type="float">
            <text:p>26.3402025</text:p>
          </table:table-cell>
          <table:table-cell table:formula="of:=ORG.LIBREOFFICE.ROUNDSIG(20/[.H116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116]+[.J116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3 KNAT 5</text:p>
          </table:table-cell>
          <table:table-cell office:value-type="float" office:value="7294.882" calcext:value-type="float">
            <text:p>7294.882</text:p>
          </table:table-cell>
          <table:table-cell table:formula="of:=([.G117]*0.0075)/2" office:value-type="float" office:value="27.3558075" calcext:value-type="float">
            <text:p>27.3558075</text:p>
          </table:table-cell>
          <table:table-cell table:formula="of:=ORG.LIBREOFFICE.ROUNDSIG(20/[.H117]; 1 )"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table:formula="of:=30-([.I117]+[.J117])" office:value-type="float" office:value="26.1" calcext:value-type="float">
            <text:p>26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4 KNAT 5</text:p>
          </table:table-cell>
          <table:table-cell office:value-type="float" office:value="8528.246" calcext:value-type="float">
            <text:p>8528.246</text:p>
          </table:table-cell>
          <table:table-cell table:formula="of:=([.G118]*0.0075)/2" office:value-type="float" office:value="31.9809225" calcext:value-type="float">
            <text:p>31.9809225</text:p>
          </table:table-cell>
          <table:table-cell table:formula="of:=ORG.LIBREOFFICE.ROUNDSIG(20/[.H118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18]+[.J118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4 KNAT 5</text:p>
          </table:table-cell>
          <table:table-cell office:value-type="float" office:value="6424.054" calcext:value-type="float">
            <text:p>6424.054</text:p>
          </table:table-cell>
          <table:table-cell table:formula="of:=([.G119]*0.0075)/2" office:value-type="float" office:value="24.0902025" calcext:value-type="float">
            <text:p>24.0902025</text:p>
          </table:table-cell>
          <table:table-cell table:formula="of:=ORG.LIBREOFFICE.ROUNDSIG(20/[.H119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119]+[.J119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W4 KNAT 5</text:p>
          </table:table-cell>
          <table:table-cell office:value-type="float" office:value="5428.811" calcext:value-type="float">
            <text:p>5428.811</text:p>
          </table:table-cell>
          <table:table-cell table:formula="of:=([.G120]*0.0075)/2" office:value-type="float" office:value="20.35804125" calcext:value-type="float">
            <text:p>20.35804125</text:p>
          </table:table-cell>
          <table:table-cell table:formula="of:=ORG.LIBREOFFICE.ROUNDSIG(20/[.H120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120]+[.J120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5 KNAT 5</text:p>
          </table:table-cell>
          <table:table-cell office:value-type="float" office:value="6366.175" calcext:value-type="float">
            <text:p>6366.175</text:p>
          </table:table-cell>
          <table:table-cell table:formula="of:=([.G121]*0.0075)/2" office:value-type="float" office:value="23.87315625" calcext:value-type="float">
            <text:p>23.87315625</text:p>
          </table:table-cell>
          <table:table-cell table:formula="of:=ORG.LIBREOFFICE.ROUNDSIG(20/[.H121]; 1 )"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30-([.I121]+[.J121])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5 KNAT 5</text:p>
          </table:table-cell>
          <table:table-cell office:value-type="float" office:value="5889.347" calcext:value-type="float">
            <text:p>5889.347</text:p>
          </table:table-cell>
          <table:table-cell table:formula="of:=([.G122]*0.0075)/2" office:value-type="float" office:value="22.08505125" calcext:value-type="float">
            <text:p>22.08505125</text:p>
          </table:table-cell>
          <table:table-cell table:formula="of:=ORG.LIBREOFFICE.ROUNDSIG(20/[.H122]; 1 )"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table:formula="of:=30-([.I122]+[.J122])" office:value-type="float" office:value="25.9" calcext:value-type="float">
            <text:p>25.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5 KNAT 5</text:p>
          </table:table-cell>
          <table:table-cell office:value-type="float" office:value="3610.74" calcext:value-type="float">
            <text:p>3610.74</text:p>
          </table:table-cell>
          <table:table-cell table:formula="of:=([.G123]*0.0075)/2" office:value-type="float" office:value="13.540275" calcext:value-type="float">
            <text:p>13.540275</text:p>
          </table:table-cell>
          <table:table-cell table:formula="of:=ORG.LIBREOFFICE.ROUNDSIG(20/[.H123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123]+[.J123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6 KNAT 5</text:p>
          </table:table-cell>
          <table:table-cell office:value-type="float" office:value="3139.619" calcext:value-type="float">
            <text:p>3139.619</text:p>
          </table:table-cell>
          <table:table-cell table:formula="of:=([.G124]*0.0075)/2" office:value-type="float" office:value="11.77357125" calcext:value-type="float">
            <text:p>11.77357125</text:p>
          </table:table-cell>
          <table:table-cell table:formula="of:=ORG.LIBREOFFICE.ROUNDSIG(20/[.H124]; 1 )"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formula="of:=30-([.I124]+[.J124])" office:value-type="float" office:value="24.8" calcext:value-type="float">
            <text:p>24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6 KNAT 5</text:p>
          </table:table-cell>
          <table:table-cell office:value-type="float" office:value="2940.497" calcext:value-type="float">
            <text:p>2940.497</text:p>
          </table:table-cell>
          <table:table-cell table:formula="of:=([.G125]*0.0075)/2" office:value-type="float" office:value="11.02686375" calcext:value-type="float">
            <text:p>11.02686375</text:p>
          </table:table-cell>
          <table:table-cell table:formula="of:=ORG.LIBREOFFICE.ROUNDSIG(20/[.H125]; 1 )"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formula="of:=30-([.I125]+[.J125])" office:value-type="float" office:value="24.8" calcext:value-type="float">
            <text:p>24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1 KNAT 7</text:p>
          </table:table-cell>
          <table:table-cell/>
          <table:table-cell table:formula="of:=([.G126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2 KNAT 7</text:p>
          </table:table-cell>
          <table:table-cell/>
          <table:table-cell table:formula="of:=([.G127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L2 KNAT 7</text:p>
          </table:table-cell>
          <table:table-cell/>
          <table:table-cell table:formula="of:=([.G128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R2 KNAT 7</text:p>
          </table:table-cell>
          <table:table-cell/>
          <table:table-cell table:formula="of:=([.G129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3 KNAT 7</text:p>
          </table:table-cell>
          <table:table-cell/>
          <table:table-cell table:formula="of:=([.G130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B3 KNAT 7</text:p>
          </table:table-cell>
          <table:table-cell/>
          <table:table-cell table:formula="of:=([.G131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F3 KNAT 7</text:p>
          </table:table-cell>
          <table:table-cell/>
          <table:table-cell table:formula="of:=([.G132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B4 KNAT 7</text:p>
          </table:table-cell>
          <table:table-cell/>
          <table:table-cell table:formula="of:=([.G133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4 KNAT 7</text:p>
          </table:table-cell>
          <table:table-cell/>
          <table:table-cell table:formula="of:=([.G134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W4 KNAT 7</text:p>
          </table:table-cell>
          <table:table-cell/>
          <table:table-cell table:formula="of:=([.G135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5 KNAT 7</text:p>
          </table:table-cell>
          <table:table-cell/>
          <table:table-cell table:formula="of:=([.G136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5 KNAT 7</text:p>
          </table:table-cell>
          <table:table-cell/>
          <table:table-cell table:formula="of:=([.G137]*0.0075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5 KNAT 7</text:p>
          </table:table-cell>
          <table:table-cell table:style-name="ce24" office:value-type="float" office:value="6863.995" calcext:value-type="float">
            <text:p>6863.995</text:p>
          </table:table-cell>
          <table:table-cell table:style-name="ce24" table:formula="of:=([.G138]*0.00577132464604)/2" office:value-type="float" office:value="19.8071717568977" calcext:value-type="float">
            <text:p>19.8071717568977</text:p>
          </table:table-cell>
          <table:table-cell table:formula="of:=ORG.LIBREOFFICE.ROUNDSIG(20/[.H138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138]+[.J138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6 KNAT 7</text:p>
          </table:table-cell>
          <table:table-cell/>
          <table:table-cell table:formula="of:=([.G139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I6 KNAT 7</text:p>
          </table:table-cell>
          <table:table-cell/>
          <table:table-cell table:formula="of:=([.G140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1 KNAT 8</text:p>
          </table:table-cell>
          <table:table-cell/>
          <table:table-cell table:formula="of:=([.G141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2 KNAT 8</text:p>
          </table:table-cell>
          <table:table-cell/>
          <table:table-cell table:formula="of:=([.G142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L2 KNAT 8</text:p>
          </table:table-cell>
          <table:table-cell/>
          <table:table-cell table:formula="of:=([.G143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R2 KNAT 8</text:p>
          </table:table-cell>
          <table:table-cell/>
          <table:table-cell table:formula="of:=([.G144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3 KNAT 8</text:p>
          </table:table-cell>
          <table:table-cell/>
          <table:table-cell table:formula="of:=([.G145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B3 KNAT 8</text:p>
          </table:table-cell>
          <table:table-cell/>
          <table:table-cell table:formula="of:=([.G146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F3 KNAT 8</text:p>
          </table:table-cell>
          <table:table-cell/>
          <table:table-cell table:formula="of:=([.G147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B4 KNAT 8</text:p>
          </table:table-cell>
          <table:table-cell/>
          <table:table-cell table:formula="of:=([.G148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4 KNAT 8</text:p>
          </table:table-cell>
          <table:table-cell/>
          <table:table-cell table:formula="of:=([.G149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W4 KNAT 8</text:p>
          </table:table-cell>
          <table:table-cell/>
          <table:table-cell table:formula="of:=([.G150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5 KNAT 8</text:p>
          </table:table-cell>
          <table:table-cell/>
          <table:table-cell table:formula="of:=([.G151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S5 KNAT 8</text:p>
          </table:table-cell>
          <table:table-cell/>
          <table:table-cell table:formula="of:=([.G152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T5 KNAT 8</text:p>
          </table:table-cell>
          <table:table-cell/>
          <table:table-cell table:formula="of:=([.G153]*0.00577132464604)/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A6 KNAT 8</text:p>
          </table:table-cell>
          <table:table-cell office:value-type="float" office:value="10754.258" calcext:value-type="float">
            <text:p>10754.258</text:p>
          </table:table-cell>
          <table:table-cell table:formula="of:=([.G154]*0.00577132464604)/2" office:value-type="float" office:value="31.0331571226364" calcext:value-type="float">
            <text:p>31.0331571226364</text:p>
          </table:table-cell>
          <table:table-cell table:formula="of:=ORG.LIBREOFFICE.ROUNDSIG(20/[.H154]; 1 )"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  <table:table-cell table:formula="of:=30-([.I154]+[.J154])" office:value-type="float" office:value="26.2" calcext:value-type="float">
            <text:p>26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6 KNAT 8</text:p>
          </table:table-cell>
          <table:table-cell office:value-type="float" office:value="6525.48" calcext:value-type="float">
            <text:p>6525.48</text:p>
          </table:table-cell>
          <table:table-cell table:formula="of:=([.G155]*0.00577132464604)/2" office:value-type="float" office:value="18.8303317756205" calcext:value-type="float">
            <text:p>18.8303317756205</text:p>
          </table:table-cell>
          <table:table-cell table:formula="of:=ORG.LIBREOFFICE.ROUNDSIG(20/[.H155]; 1 )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30-([.I155]+[.J155])" office:value-type="float" office:value="25.8" calcext:value-type="float">
            <text:p>25.8</text:p>
          </table:table-cell>
          <table:table-cell table:number-columns-repeated="1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3"/>
          <table:table-cell table:formula="of:=80/38518.806" office:value-type="float" office:value="0.00207690757600326" calcext:value-type="float">
            <text:p>0.00207690757600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formula="of:=75/48271.362" office:value-type="float" office:value="0.00155371625934234" calcext:value-type="float">
            <text:p>0.001553716259342</text:p>
          </table:table-cell>
          <table:table-cell/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image j value</text:p>
          </table:table-cell>
          <table:table-cell table:style-name="ce3" office:value-type="string" calcext:value-type="string">
            <text:p>ng 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rimers </text:p>
          </table:table-cell>
          <table:table-cell office:value-type="string" calcext:value-type="string">
            <text:p>water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1" office:value-type="string" calcext:value-type="string">
            <text:p>=</text:p>
          </table:table-cell>
          <table:table-cell table:formula="of:=([.D159]+[.D160])/2" office:value-type="float" office:value="0.0018153119176728" calcext:value-type="float">
            <text:p>0.001815311917673</text:p>
          </table:table-cell>
          <table:table-cell/>
          <table:table-cell office:value-type="string" calcext:value-type="string">
            <text:p>A1 KNAT 7</text:p>
          </table:table-cell>
          <table:table-cell office:value-type="float" office:value="0" calcext:value-type="float">
            <text:p>0</text:p>
          </table:table-cell>
          <table:table-cell table:formula="of:=([.G161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2 KNAT 7</text:p>
          </table:table-cell>
          <table:table-cell office:value-type="float" office:value="0" calcext:value-type="float">
            <text:p>0</text:p>
          </table:table-cell>
          <table:table-cell table:formula="of:=([.G162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001815312" calcext:value-type="float">
            <text:p>0.001815312</text:p>
          </table:table-cell>
          <table:table-cell/>
          <table:table-cell office:value-type="string" calcext:value-type="string">
            <text:p>L2 KNAT 7</text:p>
          </table:table-cell>
          <table:table-cell office:value-type="float" office:value="0" calcext:value-type="float">
            <text:p>0</text:p>
          </table:table-cell>
          <table:table-cell table:formula="of:=([.G163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2 KNAT 7</text:p>
          </table:table-cell>
          <table:table-cell office:value-type="float" office:value="0" calcext:value-type="float">
            <text:p>0</text:p>
          </table:table-cell>
          <table:table-cell table:formula="of:=([.G164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3 KNAT 7</text:p>
          </table:table-cell>
          <table:table-cell office:value-type="float" office:value="0" calcext:value-type="float">
            <text:p>0</text:p>
          </table:table-cell>
          <table:table-cell table:formula="of:=([.G165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3 KNAT 7</text:p>
          </table:table-cell>
          <table:table-cell office:value-type="float" office:value="0" calcext:value-type="float">
            <text:p>0</text:p>
          </table:table-cell>
          <table:table-cell table:formula="of:=([.G166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3 KNAT 7</text:p>
          </table:table-cell>
          <table:table-cell office:value-type="float" office:value="0" calcext:value-type="float">
            <text:p>0</text:p>
          </table:table-cell>
          <table:table-cell table:formula="of:=([.G167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B4 KNAT 7</text:p>
          </table:table-cell>
          <table:table-cell office:value-type="float" office:value="0" calcext:value-type="float">
            <text:p>0</text:p>
          </table:table-cell>
          <table:table-cell table:formula="of:=([.G168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4 KNAT 7</text:p>
          </table:table-cell>
          <table:table-cell office:value-type="float" office:value="0" calcext:value-type="float">
            <text:p>0</text:p>
          </table:table-cell>
          <table:table-cell table:formula="of:=([.G169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W4 KNAT 7</text:p>
          </table:table-cell>
          <table:table-cell office:value-type="float" office:value="0" calcext:value-type="float">
            <text:p>0</text:p>
          </table:table-cell>
          <table:table-cell table:formula="of:=([.G170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5 KNAT 7</text:p>
          </table:table-cell>
          <table:table-cell office:value-type="float" office:value="0" calcext:value-type="float">
            <text:p>0</text:p>
          </table:table-cell>
          <table:table-cell table:formula="of:=([.G171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5 KNAT 7</text:p>
          </table:table-cell>
          <table:table-cell office:value-type="float" office:value="0" calcext:value-type="float">
            <text:p>0</text:p>
          </table:table-cell>
          <table:table-cell table:formula="of:=([.G172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5 KNAT 7</text:p>
          </table:table-cell>
          <table:table-cell office:value-type="float" office:value="0" calcext:value-type="float">
            <text:p>0</text:p>
          </table:table-cell>
          <table:table-cell table:formula="of:=([.G173]*0.001815312)/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6 KNAT 7</text:p>
          </table:table-cell>
          <table:table-cell office:value-type="float" office:value="6160.054" calcext:value-type="float">
            <text:p>6160.054</text:p>
          </table:table-cell>
          <table:table-cell table:formula="of:=([.G174]*0.001815312)/2" office:value-type="float" office:value="5.591209973424" calcext:value-type="float">
            <text:p>5.591209973424</text:p>
          </table:table-cell>
          <table:table-cell table:formula="of:=ORG.LIBREOFFICE.ROUNDSIG(20/[.H174]; 2 )"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table:formula="of:=30-([.I174]+[.J174])" office:value-type="float" office:value="23.2" calcext:value-type="float">
            <text:p>23.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6 KNAT 7</text:p>
          </table:table-cell>
          <table:table-cell office:value-type="float" office:value="11863.853" calcext:value-type="float">
            <text:p>11863.853</text:p>
          </table:table-cell>
          <table:table-cell table:formula="of:=([.G175]*0.001815312)/2" office:value-type="float" office:value="10.768297358568" calcext:value-type="float">
            <text:p>10.768297358568</text:p>
          </table:table-cell>
          <table:table-cell table:formula="of:=ORG.LIBREOFFICE.ROUNDSIG(20/[.H175]; 2 )"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table:formula="of:=30-([.I175]+[.J175])" office:value-type="float" office:value="24.9" calcext:value-type="float">
            <text:p>24.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1 KNAT 8</text:p>
          </table:table-cell>
          <table:table-cell office:value-type="float" office:value="5704.468" calcext:value-type="float">
            <text:p>5704.468</text:p>
          </table:table-cell>
          <table:table-cell table:formula="of:=([.G176]*0.001815312)/2" office:value-type="float" office:value="5.177694607008" calcext:value-type="float">
            <text:p>5.177694607008</text:p>
          </table:table-cell>
          <table:table-cell table:formula="of:=ORG.LIBREOFFICE.ROUNDSIG(20/[.H176]; 2 )" office:value-type="float" office:value="3.9" calcext:value-type="float">
            <text:p>3.9</text:p>
          </table:table-cell>
          <table:table-cell office:value-type="float" office:value="3.2" calcext:value-type="float">
            <text:p>3.2</text:p>
          </table:table-cell>
          <table:table-cell table:formula="of:=30-([.I176]+[.J176])" office:value-type="float" office:value="22.9" calcext:value-type="float">
            <text:p>22.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2 KNAT 8</text:p>
          </table:table-cell>
          <table:table-cell office:value-type="float" office:value="5909.004" calcext:value-type="float">
            <text:p>5909.004</text:p>
          </table:table-cell>
          <table:table-cell table:formula="of:=([.G177]*0.001815312)/2" office:value-type="float" office:value="5.363342934624" calcext:value-type="float">
            <text:p>5.363342934624</text:p>
          </table:table-cell>
          <table:table-cell table:formula="of:=ORG.LIBREOFFICE.ROUNDSIG(20/[.H177]; 2 )" office:value-type="float" office:value="3.7" calcext:value-type="float">
            <text:p>3.7</text:p>
          </table:table-cell>
          <table:table-cell office:value-type="float" office:value="3.2" calcext:value-type="float">
            <text:p>3.2</text:p>
          </table:table-cell>
          <table:table-cell table:formula="of:=30-([.I177]+[.J177])" office:value-type="float" office:value="23.1" calcext:value-type="float">
            <text:p>23.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L2 KNAT 8</text:p>
          </table:table-cell>
          <table:table-cell office:value-type="float" office:value="6254.004" calcext:value-type="float">
            <text:p>6254.004</text:p>
          </table:table-cell>
          <table:table-cell table:formula="of:=([.G178]*0.001815312)/2" office:value-type="float" office:value="5.676484254624" calcext:value-type="float">
            <text:p>5.676484254624</text:p>
          </table:table-cell>
          <table:table-cell table:formula="of:=ORG.LIBREOFFICE.ROUNDSIG(20/[.H178]; 2 )"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table:formula="of:=30-([.I178]+[.J178])" office:value-type="float" office:value="23.3" calcext:value-type="float">
            <text:p>23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R2 KNAT 8</text:p>
          </table:table-cell>
          <table:table-cell office:value-type="float" office:value="6817.125" calcext:value-type="float">
            <text:p>6817.125</text:p>
          </table:table-cell>
          <table:table-cell table:formula="of:=([.G179]*0.001815312)/2" office:value-type="float" office:value="6.187604409" calcext:value-type="float">
            <text:p>6.187604409</text:p>
          </table:table-cell>
          <table:table-cell table:formula="of:=ORG.LIBREOFFICE.ROUNDSIG(20/[.H179]; 2 )"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table:formula="of:=30-([.I179]+[.J179])" office:value-type="float" office:value="23.6" calcext:value-type="float">
            <text:p>23.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3 KNAT 8</text:p>
          </table:table-cell>
          <table:table-cell office:value-type="float" office:value="4129.61" calcext:value-type="float">
            <text:p>4129.61</text:p>
          </table:table-cell>
          <table:table-cell table:formula="of:=([.G180]*0.001815312)/2" office:value-type="float" office:value="3.74826529416" calcext:value-type="float">
            <text:p>3.74826529416</text:p>
          </table:table-cell>
          <table:table-cell table:formula="of:=ORG.LIBREOFFICE.ROUNDSIG(20/[.H180]; 2 )" office:value-type="float" office:value="5.3" calcext:value-type="float">
            <text:p>5.3</text:p>
          </table:table-cell>
          <table:table-cell office:value-type="float" office:value="3.2" calcext:value-type="float">
            <text:p>3.2</text:p>
          </table:table-cell>
          <table:table-cell table:formula="of:=30-([.I180]+[.J180])" office:value-type="float" office:value="21.5" calcext:value-type="float">
            <text:p>21.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3 KNAT 8</text:p>
          </table:table-cell>
          <table:table-cell office:value-type="float" office:value="6801.56" calcext:value-type="float">
            <text:p>6801.56</text:p>
          </table:table-cell>
          <table:table-cell table:formula="of:=([.G181]*0.001815312)/2" office:value-type="float" office:value="6.17347674336" calcext:value-type="float">
            <text:p>6.17347674336</text:p>
          </table:table-cell>
          <table:table-cell table:formula="of:=ORG.LIBREOFFICE.ROUNDSIG(20/[.H181]; 2 )" office:value-type="float" office:value="3.2" calcext:value-type="float">
            <text:p>3.2</text:p>
          </table:table-cell>
          <table:table-cell office:value-type="float" office:value="3.2" calcext:value-type="float">
            <text:p>3.2</text:p>
          </table:table-cell>
          <table:table-cell table:formula="of:=30-([.I181]+[.J181])" office:value-type="float" office:value="23.6" calcext:value-type="float">
            <text:p>23.6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3 KNAT 8</text:p>
          </table:table-cell>
          <table:table-cell office:value-type="float" office:value="5681.317" calcext:value-type="float">
            <text:p>5681.317</text:p>
          </table:table-cell>
          <table:table-cell table:formula="of:=([.G182]*0.001815312)/2" office:value-type="float" office:value="5.156681462952" calcext:value-type="float">
            <text:p>5.156681462952</text:p>
          </table:table-cell>
          <table:table-cell table:formula="of:=ORG.LIBREOFFICE.ROUNDSIG(20/[.H182]; 2 )" office:value-type="float" office:value="3.9" calcext:value-type="float">
            <text:p>3.9</text:p>
          </table:table-cell>
          <table:table-cell office:value-type="float" office:value="3.2" calcext:value-type="float">
            <text:p>3.2</text:p>
          </table:table-cell>
          <table:table-cell table:formula="of:=30-([.I182]+[.J182])" office:value-type="float" office:value="22.9" calcext:value-type="float">
            <text:p>22.9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B4 KNAT 8</text:p>
          </table:table-cell>
          <table:table-cell office:value-type="float" office:value="3418.489" calcext:value-type="float">
            <text:p>3418.489</text:p>
          </table:table-cell>
          <table:table-cell table:formula="of:=([.G183]*0.001815312)/2" office:value-type="float" office:value="3.102812051784" calcext:value-type="float">
            <text:p>3.102812051784</text:p>
          </table:table-cell>
          <table:table-cell table:formula="of:=ORG.LIBREOFFICE.ROUNDSIG(20/[.H183]; 2 )"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table:formula="of:=30-([.I183]+[.J183])" office:value-type="float" office:value="20.4" calcext:value-type="float">
            <text:p>20.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4 KNAT 8</text:p>
          </table:table-cell>
          <table:table-cell office:value-type="float" office:value="2172.054" calcext:value-type="float">
            <text:p>2172.054</text:p>
          </table:table-cell>
          <table:table-cell table:formula="of:=([.G184]*0.001815312)/2" office:value-type="float" office:value="1.971477845424" calcext:value-type="float">
            <text:p>1.971477845424</text:p>
          </table:table-cell>
          <table:table-cell table:formula="of:=ORG.LIBREOFFICE.ROUNDSIG(20/[.H184]; 2 )"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30-([.I184]+[.J184])" office:value-type="float" office:value="16.8" calcext:value-type="float">
            <text:p>16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W4 KNAT 8</text:p>
          </table:table-cell>
          <table:table-cell office:value-type="float" office:value="2142.933" calcext:value-type="float">
            <text:p>2142.933</text:p>
          </table:table-cell>
          <table:table-cell table:formula="of:=([.G185]*0.001815312)/2" office:value-type="float" office:value="1.945045995048" calcext:value-type="float">
            <text:p>1.945045995048</text:p>
          </table:table-cell>
          <table:table-cell table:formula="of:=ORG.LIBREOFFICE.ROUNDSIG(20/[.H185]; 2 )"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30-([.I185]+[.J185])" office:value-type="float" office:value="16.8" calcext:value-type="float">
            <text:p>16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5 KNAT 8</text:p>
          </table:table-cell>
          <table:table-cell office:value-type="float" office:value="1870.861" calcext:value-type="float">
            <text:p>1870.861</text:p>
          </table:table-cell>
          <table:table-cell table:formula="of:=([.G186]*0.001815312)/2" office:value-type="float" office:value="1.698098211816" calcext:value-type="float">
            <text:p>1.698098211816</text:p>
          </table:table-cell>
          <table:table-cell table:formula="of:=ORG.LIBREOFFICE.ROUNDSIG(20/[.H186]; 2 )"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table:formula="of:=30-([.I186]+[.J186])" office:value-type="float" office:value="14.8" calcext:value-type="float">
            <text:p>14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S5 KNAT 8</text:p>
          </table:table-cell>
          <table:table-cell office:value-type="float" office:value="2316.054" calcext:value-type="float">
            <text:p>2316.054</text:p>
          </table:table-cell>
          <table:table-cell table:formula="of:=([.G187]*0.001815312)/2" office:value-type="float" office:value="2.102180309424" calcext:value-type="float">
            <text:p>2.102180309424</text:p>
          </table:table-cell>
          <table:table-cell table:formula="of:=ORG.LIBREOFFICE.ROUNDSIG(20/[.H187]; 2 )" office:value-type="float" office:value="9.5" calcext:value-type="float">
            <text:p>9.5</text:p>
          </table:table-cell>
          <table:table-cell office:value-type="float" office:value="3.2" calcext:value-type="float">
            <text:p>3.2</text:p>
          </table:table-cell>
          <table:table-cell table:formula="of:=30-([.I187]+[.J187])" office:value-type="float" office:value="17.3" calcext:value-type="float">
            <text:p>17.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5 KNAT 8</text:p>
          </table:table-cell>
          <table:table-cell office:value-type="float" office:value="2125.933" calcext:value-type="float">
            <text:p>2125.933</text:p>
          </table:table-cell>
          <table:table-cell table:formula="of:=([.G188]*0.001815312)/2" office:value-type="float" office:value="1.929615843048" calcext:value-type="float">
            <text:p>1.929615843048</text:p>
          </table:table-cell>
          <table:table-cell table:formula="of:=ORG.LIBREOFFICE.ROUNDSIG(20/[.H188]; 2 )"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formula="of:=30-([.I188]+[.J188])" office:value-type="float" office:value="16.8" calcext:value-type="float">
            <text:p>16.8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6 KNAT 8</text:p>
          </table:table-cell>
          <table:table-cell office:value-type="float" office:value="4606.56" calcext:value-type="float">
            <text:p>4606.56</text:p>
          </table:table-cell>
          <table:table-cell table:formula="of:=([.G189]*0.001815312)/2" office:value-type="float" office:value="4.18117182336" calcext:value-type="float">
            <text:p>4.18117182336</text:p>
          </table:table-cell>
          <table:table-cell table:formula="of:=ORG.LIBREOFFICE.ROUNDSIG(20/[.H189]; 2 )"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table:formula="of:=30-([.I189]+[.J189])"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6 KNAT 8</text:p>
          </table:table-cell>
          <table:table-cell office:value-type="float" office:value="8538.459" calcext:value-type="float">
            <text:p>8538.459</text:p>
          </table:table-cell>
          <table:table-cell table:formula="of:=([.G190]*0.001815312)/2" office:value-type="float" office:value="7.749983542104" calcext:value-type="float">
            <text:p>7.749983542104</text:p>
          </table:table-cell>
          <table:table-cell table:formula="of:=ORG.LIBREOFFICE.ROUNDSIG(20/[.H190]; 2 )" office:value-type="float" office:value="2.6" calcext:value-type="float">
            <text:p>2.6</text:p>
          </table:table-cell>
          <table:table-cell office:value-type="float" office:value="3.2" calcext:value-type="float">
            <text:p>3.2</text:p>
          </table:table-cell>
          <table:table-cell table:formula="of:=30-([.I190]+[.J190])" office:value-type="float" office:value="24.2" calcext:value-type="float">
            <text:p>24.2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1"/>
        <table:table-column table:style-name="co1" table:number-columns-repeated="2" table:default-cell-style-name="ce21"/>
        <table:table-column table:style-name="co1" table:number-columns-repeated="15" table:default-cell-style-name="Default"/>
        <table:table-row table:style-name="ro1">
          <table:table-cell table:style-name="ce26" office:value-type="string" calcext:value-type="string">
            <text:p>Sample</text:p>
          </table:table-cell>
          <table:table-cell table:style-name="ce26" office:value-type="string" calcext:value-type="string">
            <text:p>image j value</text:p>
          </table:table-cell>
          <table:table-cell table:style-name="ce29" office:value-type="string" calcext:value-type="string">
            <text:p>ng </text:p>
          </table:table-cell>
          <table:table-cell table:style-name="ce29" office:value-type="string" calcext:value-type="string">
            <text:p>Sample (uL)</text:p>
          </table:table-cell>
          <table:table-cell table:style-name="ce29" office:value-type="string" calcext:value-type="string">
            <text:p>Primers (uL) </text:p>
          </table:table-cell>
          <table:table-cell table:style-name="ce29" office:value-type="string" calcext:value-type="string">
            <text:p>Water (uL)</text:p>
          </table:table-cell>
          <table:table-cell table:number-columns-repeated="18"/>
        </table:table-row>
        <table:table-row table:style-name="ro1">
          <table:table-cell table:style-name="ce27" office:value-type="string" calcext:value-type="string">
            <text:p>S5 CCR2 2</text:p>
          </table:table-cell>
          <table:table-cell table:style-name="ce27" office:value-type="float" office:value="1973.012" calcext:value-type="float">
            <text:p>1973.012</text:p>
          </table:table-cell>
          <table:table-cell table:style-name="ce27" table:formula="of:=([.B2]*0.006939580024952)/2" office:value-type="float" office:value="6.8459373320953" calcext:value-type="float">
            <text:p>6.8459373320953</text:p>
          </table:table-cell>
          <table:table-cell table:style-name="ce21" table:formula="of:=ORG.LIBREOFFICE.ROUNDSIG(20/[.C2]; 1 )" office:value-type="float" office:value="3" calcext:value-type="float">
            <text:p>3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]+[.E2])" office:value-type="float" office:value="23.8" calcext:value-type="float">
            <text:p>23.8</text:p>
          </table:table-cell>
          <table:table-cell table:number-columns-repeated="18"/>
        </table:table-row>
        <table:table-row table:style-name="ro1">
          <table:table-cell table:style-name="ce27" office:value-type="string" calcext:value-type="string">
            <text:p>T5 CCR2 2</text:p>
          </table:table-cell>
          <table:table-cell table:style-name="ce27" office:value-type="float" office:value="1192.941" calcext:value-type="float">
            <text:p>1192.941</text:p>
          </table:table-cell>
          <table:table-cell table:style-name="ce27" table:formula="of:=([.B3]*0.006939580024952)/2" office:value-type="float" office:value="4.13925476727313" calcext:value-type="float">
            <text:p>4.13925476727313</text:p>
          </table:table-cell>
          <table:table-cell table:style-name="ce21" table:formula="of:=ORG.LIBREOFFICE.ROUNDSIG(20/[.C3]; 1 )" office:value-type="float" office:value="5" calcext:value-type="float">
            <text:p>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]+[.E3])" office:value-type="float" office:value="21.8" calcext:value-type="float">
            <text:p>21.8</text:p>
          </table:table-cell>
          <table:table-cell table:number-columns-repeated="18"/>
        </table:table-row>
        <table:table-row table:style-name="ro1">
          <table:table-cell table:style-name="ce27" office:value-type="string" calcext:value-type="string">
            <text:p>A6 CCR2 2</text:p>
          </table:table-cell>
          <table:table-cell table:style-name="ce27" office:value-type="float" office:value="3593.933" calcext:value-type="float">
            <text:p>3593.933</text:p>
          </table:table-cell>
          <table:table-cell table:style-name="ce27" table:formula="of:=([.B4]*0.006939580024952)/2" office:value-type="float" office:value="12.4701928289079" calcext:value-type="float">
            <text:p>12.4701928289079</text:p>
          </table:table-cell>
          <table:table-cell table:style-name="ce21" table:formula="of:=ORG.LIBREOFFICE.ROUNDSIG(20/[.C4]; 1 )" office:value-type="float" office:value="2" calcext:value-type="float">
            <text:p>2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]+[.E4])" office:value-type="float" office:value="24.8" calcext:value-type="float">
            <text:p>24.8</text:p>
          </table:table-cell>
          <table:table-cell table:number-columns-repeated="7"/>
          <table:table-cell table:style-name="ce25"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I6 CCR2 2</text:p>
          </table:table-cell>
          <table:table-cell table:style-name="ce27" office:value-type="float" office:value="11576.217" calcext:value-type="float">
            <text:p>11576.217</text:p>
          </table:table-cell>
          <table:table-cell table:style-name="ce27" table:formula="of:=([.B5]*0.006939580024952)/2" office:value-type="float" office:value="40.1670421288549" calcext:value-type="float">
            <text:p>40.1670421288549</text:p>
          </table:table-cell>
          <table:table-cell table:style-name="ce21" table:formula="of:=ORG.LIBREOFFICE.ROUNDSIG(20/[.C5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]+[.E5])" office:value-type="float" office:value="26.3" calcext:value-type="float">
            <text:p>26.3</text:p>
          </table:table-cell>
          <table:table-cell table:number-columns-repeated="7"/>
          <table:table-cell table:style-name="ce24" office:value-type="string" calcext:value-type="string">
            <text:p>Reverse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A1 CCR2 4</text:p>
          </table:table-cell>
          <table:table-cell table:style-name="ce27" office:value-type="float" office:value="6763.054" calcext:value-type="float">
            <text:p>6763.054</text:p>
          </table:table-cell>
          <table:table-cell table:style-name="ce27" table:formula="of:=([.B6]*0.006939580024952)/2" office:value-type="float" office:value="23.4663772230359" calcext:value-type="float">
            <text:p>23.4663772230359</text:p>
          </table:table-cell>
          <table:table-cell table:style-name="ce21" table:formula="of:=ORG.LIBREOFFICE.ROUNDSIG(20/[.C6]; 1 )" office:value-type="float" office:value="0.9" calcext:value-type="float">
            <text:p>0.9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]+[.E6])" office:value-type="float" office:value="25.9" calcext:value-type="float">
            <text:p>25.9</text:p>
          </table:table-cell>
          <table:table-cell table:style-name="ce29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2 CCR2 4</text:p>
          </table:table-cell>
          <table:table-cell table:style-name="ce27" office:value-type="float" office:value="6005.004" calcext:value-type="float">
            <text:p>6005.004</text:p>
          </table:table-cell>
          <table:table-cell table:style-name="ce27" table:formula="of:=([.B7]*0.006939580024952)/2" office:value-type="float" office:value="20.8361029040784" calcext:value-type="float">
            <text:p>20.8361029040784</text:p>
          </table:table-cell>
          <table:table-cell table:style-name="ce21" table:formula="of:=ORG.LIBREOFFICE.ROUNDSIG(20/[.C7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]+[.E7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L2 CCR2 4</text:p>
          </table:table-cell>
          <table:table-cell table:style-name="ce27" office:value-type="float" office:value="7418.004" calcext:value-type="float">
            <text:p>7418.004</text:p>
          </table:table-cell>
          <table:table-cell table:style-name="ce27" table:formula="of:=([.B8]*0.006939580024952)/2" office:value-type="float" office:value="25.738916191707" calcext:value-type="float">
            <text:p>25.738916191707</text:p>
          </table:table-cell>
          <table:table-cell table:style-name="ce21" table:formula="of:=ORG.LIBREOFFICE.ROUNDSIG(20/[.C8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8]+[.E8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2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table-cell table:style-name="ce27" office:value-type="string" calcext:value-type="string">
            <text:p>R2 CCR2 4</text:p>
          </table:table-cell>
          <table:table-cell table:style-name="ce27" office:value-type="float" office:value="10597.61" calcext:value-type="float">
            <text:p>10597.61</text:p>
          </table:table-cell>
          <table:table-cell table:style-name="ce27" table:formula="of:=([.B9]*0.006939580024952)/2" office:value-type="float" office:value="36.7714813341158" calcext:value-type="float">
            <text:p>36.7714813341158</text:p>
          </table:table-cell>
          <table:table-cell table:style-name="ce21" table:formula="of:=ORG.LIBREOFFICE.ROUNDSIG(20/[.C9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9]+[.E9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a</text:p>
          </table:table-cell>
          <table:table-cell table:style-name="ce25" office:value-type="string" calcext:value-type="string">
            <text:p>S5 CCR2 2</text:p>
          </table:table-cell>
          <table:table-cell table:style-name="ce25" office:value-type="string" calcext:value-type="string">
            <text:p>T5 CCR2 2</text:p>
          </table:table-cell>
          <table:table-cell table:style-name="ce25" office:value-type="string" calcext:value-type="string">
            <text:p>A6 CCR2 2</text:p>
          </table:table-cell>
          <table:table-cell table:style-name="ce25" office:value-type="string" calcext:value-type="string">
            <text:p>I6 CCR2 2</text:p>
          </table:table-cell>
          <table:table-cell table:style-name="ce25" office:value-type="string" calcext:value-type="string">
            <text:p>A1 CCR2 4</text:p>
          </table:table-cell>
          <table:table-cell table:style-name="ce25" office:value-type="string" calcext:value-type="string">
            <text:p>A2 CCR2 4</text:p>
          </table:table-cell>
          <table:table-cell table:style-name="ce25" office:value-type="string" calcext:value-type="string">
            <text:p>L2 CCR2 4</text:p>
          </table:table-cell>
          <table:table-cell table:style-name="ce25" office:value-type="string" calcext:value-type="string">
            <text:p>R2 CCR2 4</text:p>
          </table:table-cell>
          <table:table-cell table:style-name="ce25" office:value-type="string" calcext:value-type="string">
            <text:p>A3 CCR2 4</text:p>
          </table:table-cell>
          <table:table-cell table:style-name="ce25" office:value-type="string" calcext:value-type="string">
            <text:p>B3 CCR2 4</text:p>
          </table:table-cell>
          <table:table-cell table:style-name="ce25" office:value-type="string" calcext:value-type="string">
            <text:p>F3 CCR2 4</text:p>
          </table:table-cell>
          <table:table-cell table:style-name="ce25" office:value-type="string" calcext:value-type="string">
            <text:p>S4 CCR2 4</text:p>
          </table:table-cell>
        </table:table-row>
        <table:table-row table:style-name="ro1">
          <table:table-cell table:style-name="ce27" office:value-type="string" calcext:value-type="string">
            <text:p>A3 CCR2 4</text:p>
          </table:table-cell>
          <table:table-cell table:style-name="ce27" office:value-type="float" office:value="4278.69" calcext:value-type="float">
            <text:p>4278.69</text:p>
          </table:table-cell>
          <table:table-cell table:style-name="ce27" table:formula="of:=([.B10]*0.006939580024952)/2" office:value-type="float" office:value="14.8461558284809" calcext:value-type="float">
            <text:p>14.8461558284809</text:p>
          </table:table-cell>
          <table:table-cell table:style-name="ce21" table:formula="of:=ORG.LIBREOFFICE.ROUNDSIG(20/[.C10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0]+[.E10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b</text:p>
          </table:table-cell>
          <table:table-cell table:style-name="ce24" office:value-type="string" calcext:value-type="string">
            <text:p>S5 CCR2 2</text:p>
          </table:table-cell>
          <table:table-cell table:style-name="ce24" office:value-type="string" calcext:value-type="string">
            <text:p>T5 CCR2 2</text:p>
          </table:table-cell>
          <table:table-cell table:style-name="ce24" office:value-type="string" calcext:value-type="string">
            <text:p>A6 CCR2 2</text:p>
          </table:table-cell>
          <table:table-cell table:style-name="ce24" office:value-type="string" calcext:value-type="string">
            <text:p>I6 CCR2 2</text:p>
          </table:table-cell>
          <table:table-cell table:style-name="ce24" office:value-type="string" calcext:value-type="string">
            <text:p>A1 CCR2 4</text:p>
          </table:table-cell>
          <table:table-cell table:style-name="ce24" office:value-type="string" calcext:value-type="string">
            <text:p>A2 CCR2 4</text:p>
          </table:table-cell>
          <table:table-cell table:style-name="ce24" office:value-type="string" calcext:value-type="string">
            <text:p>L2 CCR2 4</text:p>
          </table:table-cell>
          <table:table-cell table:style-name="ce24" office:value-type="string" calcext:value-type="string">
            <text:p>R2 CCR2 4</text:p>
          </table:table-cell>
          <table:table-cell table:style-name="ce24" office:value-type="string" calcext:value-type="string">
            <text:p>A3 CCR2 4</text:p>
          </table:table-cell>
          <table:table-cell table:style-name="ce24" office:value-type="string" calcext:value-type="string">
            <text:p>B3 CCR2 4</text:p>
          </table:table-cell>
          <table:table-cell table:style-name="ce24" office:value-type="string" calcext:value-type="string">
            <text:p>F3 CCR2 4</text:p>
          </table:table-cell>
          <table:table-cell table:style-name="ce24" office:value-type="string" calcext:value-type="string">
            <text:p>S4 CCR2 4</text:p>
          </table:table-cell>
        </table:table-row>
        <table:table-row table:style-name="ro1">
          <table:table-cell table:style-name="ce27" office:value-type="string" calcext:value-type="string">
            <text:p>B3 CCR2 4</text:p>
          </table:table-cell>
          <table:table-cell table:style-name="ce27" office:value-type="float" office:value="6443.882" calcext:value-type="float">
            <text:p>6443.882</text:p>
          </table:table-cell>
          <table:table-cell table:style-name="ce27" table:formula="of:=([.B11]*0.006939580024952)/2" office:value-type="float" office:value="22.3589174051739" calcext:value-type="float">
            <text:p>22.3589174051739</text:p>
          </table:table-cell>
          <table:table-cell table:style-name="ce21" table:formula="of:=ORG.LIBREOFFICE.ROUNDSIG(20/[.C11]; 1 )" office:value-type="float" office:value="0.9" calcext:value-type="float">
            <text:p>0.9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1]+[.E11])" office:value-type="float" office:value="25.9" calcext:value-type="float">
            <text:p>25.9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c</text:p>
          </table:table-cell>
          <table:table-cell table:style-name="ce25" office:value-type="string" calcext:value-type="string">
            <text:p>SW4 CCR2 4</text:p>
          </table:table-cell>
          <table:table-cell table:style-name="ce25" office:value-type="string" calcext:value-type="string">
            <text:p>A5 CCR2 4</text:p>
          </table:table-cell>
          <table:table-cell table:style-name="ce25" office:value-type="string" calcext:value-type="string">
            <text:p>S5 CCR2 4</text:p>
          </table:table-cell>
          <table:table-cell table:style-name="ce25" office:value-type="string" calcext:value-type="string">
            <text:p>T5 CCR2 4</text:p>
          </table:table-cell>
          <table:table-cell table:style-name="ce25" office:value-type="string" calcext:value-type="string">
            <text:p>A6 CCR2 4</text:p>
          </table:table-cell>
          <table:table-cell table:style-name="ce25" office:value-type="string" calcext:value-type="string">
            <text:p>I6 CCR2 4</text:p>
          </table:table-cell>
          <table:table-cell table:style-name="ce25" office:value-type="string" calcext:value-type="string">
            <text:p>A1 CCR2 5</text:p>
          </table:table-cell>
          <table:table-cell table:style-name="ce25" office:value-type="string" calcext:value-type="string">
            <text:p>A2 CCR2 5</text:p>
          </table:table-cell>
          <table:table-cell table:style-name="ce25" office:value-type="string" calcext:value-type="string">
            <text:p>L2 CCR2 5</text:p>
          </table:table-cell>
          <table:table-cell table:style-name="ce25" office:value-type="string" calcext:value-type="string">
            <text:p>R2 CCR2 5</text:p>
          </table:table-cell>
          <table:table-cell table:style-name="ce25" office:value-type="string" calcext:value-type="string">
            <text:p>B3 CCR2 5</text:p>
          </table:table-cell>
          <table:table-cell table:style-name="ce25" office:value-type="string" calcext:value-type="string">
            <text:p>F3 CCR2 5</text:p>
          </table:table-cell>
        </table:table-row>
        <table:table-row table:style-name="ro1">
          <table:table-cell table:style-name="ce27" office:value-type="string" calcext:value-type="string">
            <text:p>F3 CCR2 4</text:p>
          </table:table-cell>
          <table:table-cell table:style-name="ce27" office:value-type="float" office:value="8189.246" calcext:value-type="float">
            <text:p>8189.246</text:p>
          </table:table-cell>
          <table:table-cell table:style-name="ce27" table:formula="of:=([.B12]*0.006939580024952)/2" office:value-type="float" office:value="28.414963980509" calcext:value-type="float">
            <text:p>28.414963980509</text:p>
          </table:table-cell>
          <table:table-cell table:style-name="ce21" table:formula="of:=ORG.LIBREOFFICE.ROUNDSIG(20/[.C12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2]+[.E12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d</text:p>
          </table:table-cell>
          <table:table-cell table:style-name="ce24" office:value-type="string" calcext:value-type="string">
            <text:p>SW4 CCR2 4</text:p>
          </table:table-cell>
          <table:table-cell table:style-name="ce24" office:value-type="string" calcext:value-type="string">
            <text:p>A5 CCR2 4</text:p>
          </table:table-cell>
          <table:table-cell table:style-name="ce24" office:value-type="string" calcext:value-type="string">
            <text:p>S5 CCR2 4</text:p>
          </table:table-cell>
          <table:table-cell table:style-name="ce24" office:value-type="string" calcext:value-type="string">
            <text:p>T5 CCR2 4</text:p>
          </table:table-cell>
          <table:table-cell table:style-name="ce24" office:value-type="string" calcext:value-type="string">
            <text:p>A6 CCR2 4</text:p>
          </table:table-cell>
          <table:table-cell table:style-name="ce24" office:value-type="string" calcext:value-type="string">
            <text:p>I6 CCR2 4</text:p>
          </table:table-cell>
          <table:table-cell table:style-name="ce24" office:value-type="string" calcext:value-type="string">
            <text:p>A1 CCR2 5</text:p>
          </table:table-cell>
          <table:table-cell table:style-name="ce24" office:value-type="string" calcext:value-type="string">
            <text:p>A2 CCR2 5</text:p>
          </table:table-cell>
          <table:table-cell table:style-name="ce24" office:value-type="string" calcext:value-type="string">
            <text:p>L2 CCR2 5</text:p>
          </table:table-cell>
          <table:table-cell table:style-name="ce24" office:value-type="string" calcext:value-type="string">
            <text:p>R2 CCR2 5</text:p>
          </table:table-cell>
          <table:table-cell table:style-name="ce24" office:value-type="string" calcext:value-type="string">
            <text:p>B3 CCR2 5</text:p>
          </table:table-cell>
          <table:table-cell table:style-name="ce24" office:value-type="string" calcext:value-type="string">
            <text:p>F3 CCR2 5</text:p>
          </table:table-cell>
        </table:table-row>
        <table:table-row table:style-name="ro1">
          <table:table-cell table:style-name="ce27" office:value-type="string" calcext:value-type="string">
            <text:p>S4 CCR2 4</text:p>
          </table:table-cell>
          <table:table-cell table:style-name="ce27" office:value-type="float" office:value="8560.125" calcext:value-type="float">
            <text:p>8560.125</text:p>
          </table:table-cell>
          <table:table-cell table:style-name="ce27" table:formula="of:=([.B13]*0.006939580024952)/2" office:value-type="float" office:value="29.7018362305461" calcext:value-type="float">
            <text:p>29.7018362305461</text:p>
          </table:table-cell>
          <table:table-cell table:style-name="ce21" table:formula="of:=ORG.LIBREOFFICE.ROUNDSIG(20/[.C13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3]+[.E13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e</text:p>
          </table:table-cell>
          <table:table-cell table:style-name="ce25" office:value-type="string" calcext:value-type="string">
            <text:p>B4 CCR2 5</text:p>
          </table:table-cell>
          <table:table-cell table:style-name="ce25" office:value-type="string" calcext:value-type="string">
            <text:p>S4 CCR2 5</text:p>
          </table:table-cell>
          <table:table-cell table:style-name="ce25" office:value-type="string" calcext:value-type="string">
            <text:p>A5 CCR2 5</text:p>
          </table:table-cell>
          <table:table-cell table:style-name="ce25" office:value-type="string" calcext:value-type="string">
            <text:p>S5 CCR2 5</text:p>
          </table:table-cell>
          <table:table-cell table:style-name="ce25" office:value-type="string" calcext:value-type="string">
            <text:p>T5 CCR2 5</text:p>
          </table:table-cell>
          <table:table-cell table:style-name="ce25" office:value-type="string" calcext:value-type="string">
            <text:p>A6 CCR2 5</text:p>
          </table:table-cell>
          <table:table-cell table:style-name="ce25" office:value-type="string" calcext:value-type="string">
            <text:p>I6 CCR2 5</text:p>
          </table:table-cell>
          <table:table-cell table:style-name="ce25" office:value-type="string" calcext:value-type="string">
            <text:p>A1 CCR2 6</text:p>
          </table:table-cell>
          <table:table-cell table:style-name="ce25" office:value-type="string" calcext:value-type="string">
            <text:p>A2 CCR2 6</text:p>
          </table:table-cell>
          <table:table-cell table:style-name="ce25" office:value-type="string" calcext:value-type="string">
            <text:p>L2 CCR2 6</text:p>
          </table:table-cell>
          <table:table-cell table:style-name="ce25" office:value-type="string" calcext:value-type="string">
            <text:p>R2 CCR2 6</text:p>
          </table:table-cell>
          <table:table-cell table:style-name="ce25" office:value-type="string" calcext:value-type="string">
            <text:p>A3 CCR2 6</text:p>
          </table:table-cell>
        </table:table-row>
        <table:table-row table:style-name="ro1">
          <table:table-cell table:style-name="ce27" office:value-type="string" calcext:value-type="string">
            <text:p>SW4 CCR2 4</text:p>
          </table:table-cell>
          <table:table-cell table:style-name="ce27" office:value-type="float" office:value="6723.589" calcext:value-type="float">
            <text:p>6723.589</text:p>
          </table:table-cell>
          <table:table-cell table:style-name="ce27" table:formula="of:=([.B14]*0.006939580024952)/2" office:value-type="float" office:value="23.3294419601935" calcext:value-type="float">
            <text:p>23.3294419601935</text:p>
          </table:table-cell>
          <table:table-cell table:style-name="ce21" table:formula="of:=ORG.LIBREOFFICE.ROUNDSIG(20/[.C14]; 1 )" office:value-type="float" office:value="0.9" calcext:value-type="float">
            <text:p>0.9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4]+[.E14])" office:value-type="float" office:value="25.9" calcext:value-type="float">
            <text:p>25.9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f</text:p>
          </table:table-cell>
          <table:table-cell table:style-name="ce24" office:value-type="string" calcext:value-type="string">
            <text:p>B4 CCR2 5</text:p>
          </table:table-cell>
          <table:table-cell table:style-name="ce24" office:value-type="string" calcext:value-type="string">
            <text:p>S4 CCR2 5</text:p>
          </table:table-cell>
          <table:table-cell table:style-name="ce24" office:value-type="string" calcext:value-type="string">
            <text:p>A5 CCR2 5</text:p>
          </table:table-cell>
          <table:table-cell table:style-name="ce24" office:value-type="string" calcext:value-type="string">
            <text:p>S5 CCR2 5</text:p>
          </table:table-cell>
          <table:table-cell table:style-name="ce24" office:value-type="string" calcext:value-type="string">
            <text:p>T5 CCR2 5</text:p>
          </table:table-cell>
          <table:table-cell table:style-name="ce24" office:value-type="string" calcext:value-type="string">
            <text:p>A6 CCR2 5</text:p>
          </table:table-cell>
          <table:table-cell table:style-name="ce24" office:value-type="string" calcext:value-type="string">
            <text:p>I6 CCR2 5</text:p>
          </table:table-cell>
          <table:table-cell table:style-name="ce24" office:value-type="string" calcext:value-type="string">
            <text:p>A1 CCR2 6</text:p>
          </table:table-cell>
          <table:table-cell table:style-name="ce24" office:value-type="string" calcext:value-type="string">
            <text:p>A2 CCR2 6</text:p>
          </table:table-cell>
          <table:table-cell table:style-name="ce24" office:value-type="string" calcext:value-type="string">
            <text:p>L2 CCR2 6</text:p>
          </table:table-cell>
          <table:table-cell table:style-name="ce24" office:value-type="string" calcext:value-type="string">
            <text:p>R2 CCR2 6</text:p>
          </table:table-cell>
          <table:table-cell table:style-name="ce24" office:value-type="string" calcext:value-type="string">
            <text:p>A3 CCR2 6</text:p>
          </table:table-cell>
        </table:table-row>
        <table:table-row table:style-name="ro1">
          <table:table-cell table:style-name="ce27" office:value-type="string" calcext:value-type="string">
            <text:p>A5 CCR2 4</text:p>
          </table:table-cell>
          <table:table-cell table:style-name="ce27" office:value-type="float" office:value="11228.317" calcext:value-type="float">
            <text:p>11228.317</text:p>
          </table:table-cell>
          <table:table-cell table:style-name="ce27" table:formula="of:=([.B15]*0.006939580024952)/2" office:value-type="float" office:value="38.9599021835145" calcext:value-type="float">
            <text:p>38.9599021835145</text:p>
          </table:table-cell>
          <table:table-cell table:style-name="ce21" table:formula="of:=ORG.LIBREOFFICE.ROUNDSIG(20/[.C15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5]+[.E15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g</text:p>
          </table:table-cell>
          <table:table-cell table:style-name="ce25" office:value-type="string" calcext:value-type="string">
            <text:p>B3 CCR2 6</text:p>
          </table:table-cell>
          <table:table-cell table:style-name="ce25" office:value-type="string" calcext:value-type="string">
            <text:p>F3 CCR2 6</text:p>
          </table:table-cell>
          <table:table-cell table:style-name="ce25" office:value-type="string" calcext:value-type="string">
            <text:p>B4 CCR2 6</text:p>
          </table:table-cell>
          <table:table-cell table:style-name="ce25" office:value-type="string" calcext:value-type="string">
            <text:p>S4 CCR2 6</text:p>
          </table:table-cell>
          <table:table-cell table:style-name="ce25" office:value-type="string" calcext:value-type="string">
            <text:p>SW4 CCR2 6</text:p>
          </table:table-cell>
          <table:table-cell table:style-name="ce25" office:value-type="string" calcext:value-type="string">
            <text:p>A5 CCR2 6</text:p>
          </table:table-cell>
          <table:table-cell table:style-name="ce25" office:value-type="string" calcext:value-type="string">
            <text:p>S5 CCR2 6</text:p>
          </table:table-cell>
          <table:table-cell table:style-name="ce25" office:value-type="string" calcext:value-type="string">
            <text:p>T5 CCR2 6</text:p>
          </table:table-cell>
          <table:table-cell table:style-name="ce25" office:value-type="string" calcext:value-type="string">
            <text:p>A6 CCR2 6</text:p>
          </table:table-cell>
          <table:table-cell table:style-name="ce25" office:value-type="string" calcext:value-type="string">
            <text:p>I6 CCR2 6</text:p>
          </table:table-cell>
          <table:table-cell table:style-name="ce25" office:value-type="string" calcext:value-type="string">
            <text:p>A1 KNAT 4</text:p>
          </table:table-cell>
          <table:table-cell table:style-name="ce25" office:value-type="string" calcext:value-type="string">
            <text:p>A2 KNAT 4</text:p>
          </table:table-cell>
        </table:table-row>
        <table:table-row table:style-name="ro1">
          <table:table-cell table:style-name="ce27" office:value-type="string" calcext:value-type="string">
            <text:p>S5 CCR2 4</text:p>
          </table:table-cell>
          <table:table-cell table:style-name="ce27" office:value-type="float" office:value="9957.075" calcext:value-type="float">
            <text:p>9957.075</text:p>
          </table:table-cell>
          <table:table-cell table:style-name="ce27" table:formula="of:=([.B16]*0.006939580024952)/2" office:value-type="float" office:value="34.5489593884745" calcext:value-type="float">
            <text:p>34.5489593884745</text:p>
          </table:table-cell>
          <table:table-cell table:style-name="ce21" table:formula="of:=ORG.LIBREOFFICE.ROUNDSIG(20/[.C16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6]+[.E16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h</text:p>
          </table:table-cell>
          <table:table-cell table:style-name="ce24" office:value-type="string" calcext:value-type="string">
            <text:p>B3 CCR2 6</text:p>
          </table:table-cell>
          <table:table-cell table:style-name="ce24" office:value-type="string" calcext:value-type="string">
            <text:p>F3 CCR2 6</text:p>
          </table:table-cell>
          <table:table-cell table:style-name="ce24" office:value-type="string" calcext:value-type="string">
            <text:p>B4 CCR2 6</text:p>
          </table:table-cell>
          <table:table-cell table:style-name="ce24" office:value-type="string" calcext:value-type="string">
            <text:p>S4 CCR2 6</text:p>
          </table:table-cell>
          <table:table-cell table:style-name="ce24" office:value-type="string" calcext:value-type="string">
            <text:p>SW4 CCR2 6</text:p>
          </table:table-cell>
          <table:table-cell table:style-name="ce24" office:value-type="string" calcext:value-type="string">
            <text:p>A5 CCR2 6</text:p>
          </table:table-cell>
          <table:table-cell table:style-name="ce24" office:value-type="string" calcext:value-type="string">
            <text:p>S5 CCR2 6</text:p>
          </table:table-cell>
          <table:table-cell table:style-name="ce24" office:value-type="string" calcext:value-type="string">
            <text:p>T5 CCR2 6</text:p>
          </table:table-cell>
          <table:table-cell table:style-name="ce24" office:value-type="string" calcext:value-type="string">
            <text:p>A6 CCR2 6</text:p>
          </table:table-cell>
          <table:table-cell table:style-name="ce24" office:value-type="string" calcext:value-type="string">
            <text:p>I6 CCR2 6</text:p>
          </table:table-cell>
          <table:table-cell table:style-name="ce24" office:value-type="string" calcext:value-type="string">
            <text:p>A1 KNAT 4</text:p>
          </table:table-cell>
          <table:table-cell table:style-name="ce24" office:value-type="string" calcext:value-type="string">
            <text:p>A2 KNAT 4</text:p>
          </table:table-cell>
        </table:table-row>
        <table:table-row table:style-name="ro1">
          <table:table-cell table:style-name="ce27" office:value-type="string" calcext:value-type="string">
            <text:p>T5 CCR2 4</text:p>
          </table:table-cell>
          <table:table-cell table:style-name="ce27" office:value-type="float" office:value="8322.004" calcext:value-type="float">
            <text:p>8322.004</text:p>
          </table:table-cell>
          <table:table-cell table:style-name="ce27" table:formula="of:=([.B17]*0.006939580024952)/2" office:value-type="float" office:value="28.8756063629853" calcext:value-type="float">
            <text:p>28.8756063629853</text:p>
          </table:table-cell>
          <table:table-cell table:style-name="ce21" table:formula="of:=ORG.LIBREOFFICE.ROUNDSIG(20/[.C17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7]+[.E17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2"/>
          <table:table-cell table:style-name="ce30"/>
          <table:table-cell table:number-columns-repeated="12"/>
        </table:table-row>
        <table:table-row table:style-name="ro1">
          <table:table-cell table:style-name="ce27" office:value-type="string" calcext:value-type="string">
            <text:p>A6 CCR2 4</text:p>
          </table:table-cell>
          <table:table-cell table:style-name="ce27" office:value-type="float" office:value="10327.246" calcext:value-type="float">
            <text:p>10327.246</text:p>
          </table:table-cell>
          <table:table-cell table:style-name="ce27" table:formula="of:=([.B18]*0.006939580024952)/2" office:value-type="float" office:value="35.8333750271827" calcext:value-type="float">
            <text:p>35.8333750271827</text:p>
          </table:table-cell>
          <table:table-cell table:style-name="ce21" table:formula="of:=ORG.LIBREOFFICE.ROUNDSIG(20/[.C18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8]+[.E18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2"/>
          <table:table-cell table:style-name="ce30"/>
          <table:table-cell table:number-columns-repeated="12"/>
        </table:table-row>
        <table:table-row table:style-name="ro1">
          <table:table-cell table:style-name="ce27" office:value-type="string" calcext:value-type="string">
            <text:p>I6 CCR2 4</text:p>
          </table:table-cell>
          <table:table-cell table:style-name="ce27" office:value-type="float" office:value="10366.903" calcext:value-type="float">
            <text:p>10366.903</text:p>
          </table:table-cell>
          <table:table-cell table:style-name="ce27" table:formula="of:=([.B19]*0.006939580024952)/2" office:value-type="float" office:value="35.9709764897075" calcext:value-type="float">
            <text:p>35.9709764897075</text:p>
          </table:table-cell>
          <table:table-cell table:style-name="ce21" table:formula="of:=ORG.LIBREOFFICE.ROUNDSIG(20/[.C19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19]+[.E19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2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</table:table-row>
        <table:table-row table:style-name="ro1">
          <table:table-cell table:style-name="ce27" office:value-type="string" calcext:value-type="string">
            <text:p>A1 CCR2 5</text:p>
          </table:table-cell>
          <table:table-cell table:style-name="ce27" office:value-type="float" office:value="5173.225" calcext:value-type="float">
            <text:p>5173.225</text:p>
          </table:table-cell>
          <table:table-cell table:style-name="ce27" table:formula="of:=([.B20]*0.006939580024952)/2" office:value-type="float" office:value="17.9500044372912" calcext:value-type="float">
            <text:p>17.9500044372912</text:p>
          </table:table-cell>
          <table:table-cell table:style-name="ce21" table:formula="of:=ORG.LIBREOFFICE.ROUNDSIG(20/[.C20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0]+[.E20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a</text:p>
          </table:table-cell>
          <table:table-cell table:style-name="ce25" office:value-type="string" calcext:value-type="string">
            <text:p>L2 KNAT 4</text:p>
          </table:table-cell>
          <table:table-cell/>
          <table:table-cell table:style-name="ce24" office:value-type="string" calcext:value-type="string">
            <text:p>L2 KNAT 4</text:p>
          </table:table-cell>
          <table:table-cell/>
          <table:table-cell table:style-name="ce25" office:value-type="string" calcext:value-type="string">
            <text:p>A5 KNAT 4</text:p>
          </table:table-cell>
          <table:table-cell/>
          <table:table-cell table:style-name="ce24" office:value-type="string" calcext:value-type="string">
            <text:p>A5 KNAT 4</text:p>
          </table:table-cell>
          <table:table-cell/>
          <table:table-cell table:style-name="ce25" office:value-type="string" calcext:value-type="string">
            <text:p>R2 KNAT 5</text:p>
          </table:table-cell>
          <table:table-cell/>
          <table:table-cell table:style-name="ce24" office:value-type="string" calcext:value-type="string">
            <text:p>R2 KNAT 5</text:p>
          </table:table-cell>
          <table:table-cell/>
        </table:table-row>
        <table:table-row table:style-name="ro1">
          <table:table-cell table:style-name="ce27" office:value-type="string" calcext:value-type="string">
            <text:p>A2 CCR2 5</text:p>
          </table:table-cell>
          <table:table-cell table:style-name="ce27" office:value-type="float" office:value="3761.983" calcext:value-type="float">
            <text:p>3761.983</text:p>
          </table:table-cell>
          <table:table-cell table:style-name="ce27" table:formula="of:=([.B21]*0.006939580024952)/2" office:value-type="float" office:value="13.0532910405045" calcext:value-type="float">
            <text:p>13.0532910405045</text:p>
          </table:table-cell>
          <table:table-cell table:style-name="ce21" table:formula="of:=ORG.LIBREOFFICE.ROUNDSIG(20/[.C21]; 1 )" office:value-type="float" office:value="2" calcext:value-type="float">
            <text:p>2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1]+[.E21])" office:value-type="float" office:value="24.8" calcext:value-type="float">
            <text:p>24.8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b</text:p>
          </table:table-cell>
          <table:table-cell table:style-name="ce25" office:value-type="string" calcext:value-type="string">
            <text:p>R2 KNAT 4</text:p>
          </table:table-cell>
          <table:table-cell/>
          <table:table-cell table:style-name="ce24" office:value-type="string" calcext:value-type="string">
            <text:p>R2 KNAT 4</text:p>
          </table:table-cell>
          <table:table-cell/>
          <table:table-cell table:style-name="ce25" office:value-type="string" calcext:value-type="string">
            <text:p>S5 KNAT 4</text:p>
          </table:table-cell>
          <table:table-cell/>
          <table:table-cell table:style-name="ce24" office:value-type="string" calcext:value-type="string">
            <text:p>S5 KNAT 4</text:p>
          </table:table-cell>
          <table:table-cell/>
          <table:table-cell table:style-name="ce25" office:value-type="string" calcext:value-type="string">
            <text:p>A3 KNAT 5</text:p>
          </table:table-cell>
          <table:table-cell/>
          <table:table-cell table:style-name="ce24" office:value-type="string" calcext:value-type="string">
            <text:p>A3 KNAT 5</text:p>
          </table:table-cell>
          <table:table-cell/>
        </table:table-row>
        <table:table-row table:style-name="ro1">
          <table:table-cell table:style-name="ce27" office:value-type="string" calcext:value-type="string">
            <text:p>L2 CCR2 5</text:p>
          </table:table-cell>
          <table:table-cell table:style-name="ce27" office:value-type="float" office:value="6358.64" calcext:value-type="float">
            <text:p>6358.64</text:p>
          </table:table-cell>
          <table:table-cell table:style-name="ce27" table:formula="of:=([.B22]*0.006939580024952)/2" office:value-type="float" office:value="22.0631455649304" calcext:value-type="float">
            <text:p>22.0631455649304</text:p>
          </table:table-cell>
          <table:table-cell table:style-name="ce21" table:formula="of:=ORG.LIBREOFFICE.ROUNDSIG(20/[.C22]; 1 )" office:value-type="float" office:value="0.9" calcext:value-type="float">
            <text:p>0.9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2]+[.E22])" office:value-type="float" office:value="25.9" calcext:value-type="float">
            <text:p>25.9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c</text:p>
          </table:table-cell>
          <table:table-cell table:style-name="ce25" office:value-type="string" calcext:value-type="string">
            <text:p>A3 KNAT 4</text:p>
          </table:table-cell>
          <table:table-cell table:style-name="ce25"/>
          <table:table-cell table:style-name="ce24" office:value-type="string" calcext:value-type="string">
            <text:p>A3 KNAT 4</text:p>
          </table:table-cell>
          <table:table-cell table:style-name="ce25"/>
          <table:table-cell table:style-name="ce25" office:value-type="string" calcext:value-type="string">
            <text:p>T5 KNAT 4</text:p>
          </table:table-cell>
          <table:table-cell table:style-name="ce25"/>
          <table:table-cell table:style-name="ce24" office:value-type="string" calcext:value-type="string">
            <text:p>T5 KNAT 4</text:p>
          </table:table-cell>
          <table:table-cell table:style-name="ce25"/>
          <table:table-cell table:style-name="ce25" office:value-type="string" calcext:value-type="string">
            <text:p>B3 KNAT 5</text:p>
          </table:table-cell>
          <table:table-cell table:style-name="ce25"/>
          <table:table-cell table:style-name="ce24" office:value-type="string" calcext:value-type="string">
            <text:p>B3 KNAT 5</text:p>
          </table:table-cell>
          <table:table-cell table:style-name="ce25"/>
        </table:table-row>
        <table:table-row table:style-name="ro1">
          <table:table-cell table:style-name="ce27" office:value-type="string" calcext:value-type="string">
            <text:p>R2 CCR2 5</text:p>
          </table:table-cell>
          <table:table-cell table:style-name="ce27" office:value-type="float" office:value="5657.933" calcext:value-type="float">
            <text:p>5657.933</text:p>
          </table:table-cell>
          <table:table-cell table:style-name="ce27" table:formula="of:=([.B23]*0.006939580024952)/2" office:value-type="float" office:value="19.6318394146584" calcext:value-type="float">
            <text:p>19.6318394146584</text:p>
          </table:table-cell>
          <table:table-cell table:style-name="ce21" table:formula="of:=ORG.LIBREOFFICE.ROUNDSIG(20/[.C23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3]+[.E23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d</text:p>
          </table:table-cell>
          <table:table-cell table:style-name="ce25" office:value-type="string" calcext:value-type="string">
            <text:p>B3 KNAT 4</text:p>
          </table:table-cell>
          <table:table-cell table:style-name="ce24"/>
          <table:table-cell table:style-name="ce24" office:value-type="string" calcext:value-type="string">
            <text:p>B3 KNAT 4</text:p>
          </table:table-cell>
          <table:table-cell table:style-name="ce24"/>
          <table:table-cell table:style-name="ce25" office:value-type="string" calcext:value-type="string">
            <text:p>A6 KNAT 4</text:p>
          </table:table-cell>
          <table:table-cell table:style-name="ce24"/>
          <table:table-cell table:style-name="ce24" office:value-type="string" calcext:value-type="string">
            <text:p>A6 KNAT 4</text:p>
          </table:table-cell>
          <table:table-cell table:style-name="ce24"/>
          <table:table-cell table:style-name="ce25" office:value-type="string" calcext:value-type="string">
            <text:p>F3 KNAT 5</text:p>
          </table:table-cell>
          <table:table-cell table:style-name="ce24"/>
          <table:table-cell table:style-name="ce24" office:value-type="string" calcext:value-type="string">
            <text:p>F3 KNAT 5</text:p>
          </table:table-cell>
          <table:table-cell table:style-name="ce24"/>
        </table:table-row>
        <table:table-row table:style-name="ro1">
          <table:table-cell table:style-name="ce27" office:value-type="string" calcext:value-type="string">
            <text:p>B3 CCR2 5</text:p>
          </table:table-cell>
          <table:table-cell table:style-name="ce27" office:value-type="float" office:value="4704.811" calcext:value-type="float">
            <text:p>4704.811</text:p>
          </table:table-cell>
          <table:table-cell table:style-name="ce27" table:formula="of:=([.B24]*0.006939580024952)/2" office:value-type="float" office:value="16.3247062183872" calcext:value-type="float">
            <text:p>16.3247062183872</text:p>
          </table:table-cell>
          <table:table-cell table:style-name="ce21" table:formula="of:=ORG.LIBREOFFICE.ROUNDSIG(20/[.C24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4]+[.E24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e</text:p>
          </table:table-cell>
          <table:table-cell table:style-name="ce25" office:value-type="string" calcext:value-type="string">
            <text:p>F3 KNAT 4</text:p>
          </table:table-cell>
          <table:table-cell table:style-name="ce25"/>
          <table:table-cell table:style-name="ce24" office:value-type="string" calcext:value-type="string">
            <text:p>F3 KNAT 4</text:p>
          </table:table-cell>
          <table:table-cell table:style-name="ce25"/>
          <table:table-cell table:style-name="ce25" office:value-type="string" calcext:value-type="string">
            <text:p>I6 KNAT 4</text:p>
          </table:table-cell>
          <table:table-cell table:style-name="ce25"/>
          <table:table-cell table:style-name="ce24" office:value-type="string" calcext:value-type="string">
            <text:p>I6 KNAT 4</text:p>
          </table:table-cell>
          <table:table-cell table:style-name="ce25"/>
          <table:table-cell table:style-name="ce25" office:value-type="string" calcext:value-type="string">
            <text:p>B4 KNAT 5</text:p>
          </table:table-cell>
          <table:table-cell table:style-name="ce25"/>
          <table:table-cell table:style-name="ce24" office:value-type="string" calcext:value-type="string">
            <text:p>B4 KNAT 5</text:p>
          </table:table-cell>
          <table:table-cell table:style-name="ce25"/>
        </table:table-row>
        <table:table-row table:style-name="ro1">
          <table:table-cell table:style-name="ce27" office:value-type="string" calcext:value-type="string">
            <text:p>F3 CCR2 5</text:p>
          </table:table-cell>
          <table:table-cell table:style-name="ce27" office:value-type="float" office:value="7651.882" calcext:value-type="float">
            <text:p>7651.882</text:p>
          </table:table-cell>
          <table:table-cell table:style-name="ce27" table:formula="of:=([.B25]*0.006939580024952)/2" office:value-type="float" office:value="26.5504237402449" calcext:value-type="float">
            <text:p>26.5504237402449</text:p>
          </table:table-cell>
          <table:table-cell table:style-name="ce21" table:formula="of:=ORG.LIBREOFFICE.ROUNDSIG(20/[.C25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5]+[.E25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f</text:p>
          </table:table-cell>
          <table:table-cell table:style-name="ce25" office:value-type="string" calcext:value-type="string">
            <text:p>B4 KNAT 4</text:p>
          </table:table-cell>
          <table:table-cell table:style-name="ce24"/>
          <table:table-cell table:style-name="ce24" office:value-type="string" calcext:value-type="string">
            <text:p>B4 KNAT 4</text:p>
          </table:table-cell>
          <table:table-cell table:style-name="ce24"/>
          <table:table-cell table:style-name="ce25" office:value-type="string" calcext:value-type="string">
            <text:p>A1 KNAT 5</text:p>
          </table:table-cell>
          <table:table-cell table:style-name="ce24"/>
          <table:table-cell table:style-name="ce24" office:value-type="string" calcext:value-type="string">
            <text:p>A1 KNAT 5</text:p>
          </table:table-cell>
          <table:table-cell table:style-name="ce24"/>
          <table:table-cell table:style-name="ce25" office:value-type="string" calcext:value-type="string">
            <text:p>S4 KNAT 5</text:p>
          </table:table-cell>
          <table:table-cell table:style-name="ce24"/>
          <table:table-cell table:style-name="ce24" office:value-type="string" calcext:value-type="string">
            <text:p>S4 KNAT 5</text:p>
          </table:table-cell>
          <table:table-cell table:style-name="ce24"/>
        </table:table-row>
        <table:table-row table:style-name="ro1">
          <table:table-cell table:style-name="ce27" office:value-type="string" calcext:value-type="string">
            <text:p>B4 CCR2 5</text:p>
          </table:table-cell>
          <table:table-cell table:style-name="ce27" office:value-type="float" office:value="4603.983" calcext:value-type="float">
            <text:p>4603.983</text:p>
          </table:table-cell>
          <table:table-cell table:style-name="ce27" table:formula="of:=([.B26]*0.006939580024952)/2" office:value-type="float" office:value="15.9748542310093" calcext:value-type="float">
            <text:p>15.9748542310093</text:p>
          </table:table-cell>
          <table:table-cell table:style-name="ce21" table:formula="of:=ORG.LIBREOFFICE.ROUNDSIG(20/[.C26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6]+[.E26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g</text:p>
          </table:table-cell>
          <table:table-cell table:style-name="ce25" office:value-type="string" calcext:value-type="string">
            <text:p>S4 KNAT 4</text:p>
          </table:table-cell>
          <table:table-cell table:style-name="ce25"/>
          <table:table-cell table:style-name="ce24" office:value-type="string" calcext:value-type="string">
            <text:p>S4 KNAT 4</text:p>
          </table:table-cell>
          <table:table-cell table:style-name="ce25"/>
          <table:table-cell table:style-name="ce25" office:value-type="string" calcext:value-type="string">
            <text:p>A2 KNAT 5</text:p>
          </table:table-cell>
          <table:table-cell table:style-name="ce25"/>
          <table:table-cell table:style-name="ce24" office:value-type="string" calcext:value-type="string">
            <text:p>A2 KNAT 5</text:p>
          </table:table-cell>
          <table:table-cell table:style-name="ce25"/>
          <table:table-cell table:style-name="ce25" office:value-type="string" calcext:value-type="string">
            <text:p>SW4 KNAT 5</text:p>
          </table:table-cell>
          <table:table-cell table:style-name="ce25"/>
          <table:table-cell table:style-name="ce24" office:value-type="string" calcext:value-type="string">
            <text:p>SW4 KNAT 5</text:p>
          </table:table-cell>
          <table:table-cell table:style-name="ce25"/>
        </table:table-row>
        <table:table-row table:style-name="ro1">
          <table:table-cell table:style-name="ce27" office:value-type="string" calcext:value-type="string">
            <text:p>S4 CCR2 5</text:p>
          </table:table-cell>
          <table:table-cell table:style-name="ce27" office:value-type="float" office:value="8243.054" calcext:value-type="float">
            <text:p>8243.054</text:p>
          </table:table-cell>
          <table:table-cell table:style-name="ce27" table:formula="of:=([.B27]*0.006939580024952)/2" office:value-type="float" office:value="28.6016664415003" calcext:value-type="float">
            <text:p>28.6016664415003</text:p>
          </table:table-cell>
          <table:table-cell table:style-name="ce21" table:formula="of:=ORG.LIBREOFFICE.ROUNDSIG(20/[.C27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7]+[.E27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2"/>
          <table:table-cell table:style-name="ce31" office:value-type="string" calcext:value-type="string">
            <text:p>h</text:p>
          </table:table-cell>
          <table:table-cell table:style-name="ce25" office:value-type="string" calcext:value-type="string">
            <text:p>SW4 KNAT 4</text:p>
          </table:table-cell>
          <table:table-cell table:style-name="ce24"/>
          <table:table-cell table:style-name="ce24" office:value-type="string" calcext:value-type="string">
            <text:p>SW4 KNAT 4</text:p>
          </table:table-cell>
          <table:table-cell table:style-name="ce24"/>
          <table:table-cell table:style-name="ce25" office:value-type="string" calcext:value-type="string">
            <text:p>L2 KNAT 5</text:p>
          </table:table-cell>
          <table:table-cell table:style-name="ce24"/>
          <table:table-cell table:style-name="ce24" office:value-type="string" calcext:value-type="string">
            <text:p>L2 KNAT 5</text:p>
          </table:table-cell>
          <table:table-cell table:style-name="ce24"/>
          <table:table-cell table:style-name="ce25" office:value-type="string" calcext:value-type="string">
            <text:p>A5 KNAT 5</text:p>
          </table:table-cell>
          <table:table-cell table:style-name="ce24"/>
          <table:table-cell table:style-name="ce24" office:value-type="string" calcext:value-type="string">
            <text:p>A5 KNAT 5</text:p>
          </table:table-cell>
          <table:table-cell table:style-name="ce24"/>
        </table:table-row>
        <table:table-row table:style-name="ro1">
          <table:table-cell table:style-name="ce27" office:value-type="string" calcext:value-type="string">
            <text:p>A5 CCR2 5</text:p>
          </table:table-cell>
          <table:table-cell table:style-name="ce27" office:value-type="float" office:value="10662.761" calcext:value-type="float">
            <text:p>10662.761</text:p>
          </table:table-cell>
          <table:table-cell table:style-name="ce27" table:formula="of:=([.B28]*0.006939580024952)/2" office:value-type="float" office:value="36.9975416232186" calcext:value-type="float">
            <text:p>36.9975416232186</text:p>
          </table:table-cell>
          <table:table-cell table:style-name="ce21" table:formula="of:=ORG.LIBREOFFICE.ROUNDSIG(20/[.C28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8]+[.E28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5 CCR2 5</text:p>
          </table:table-cell>
          <table:table-cell table:style-name="ce27" office:value-type="float" office:value="6704.518" calcext:value-type="float">
            <text:p>6704.518</text:p>
          </table:table-cell>
          <table:table-cell table:style-name="ce27" table:formula="of:=([.B29]*0.006939580024952)/2" office:value-type="float" office:value="23.2632695948656" calcext:value-type="float">
            <text:p>23.2632695948656</text:p>
          </table:table-cell>
          <table:table-cell table:style-name="ce21" table:formula="of:=ORG.LIBREOFFICE.ROUNDSIG(20/[.C29]; 1 )" office:value-type="float" office:value="0.9" calcext:value-type="float">
            <text:p>0.9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29]+[.E29])" office:value-type="float" office:value="25.9" calcext:value-type="float">
            <text:p>25.9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T5 CCR2 5</text:p>
          </table:table-cell>
          <table:table-cell table:style-name="ce27" office:value-type="float" office:value="6299.69" calcext:value-type="float">
            <text:p>6299.69</text:p>
          </table:table-cell>
          <table:table-cell table:style-name="ce27" table:formula="of:=([.B30]*0.006939580024952)/2" office:value-type="float" office:value="21.8586014436949" calcext:value-type="float">
            <text:p>21.8586014436949</text:p>
          </table:table-cell>
          <table:table-cell table:style-name="ce21" table:formula="of:=ORG.LIBREOFFICE.ROUNDSIG(20/[.C30]; 1 )" office:value-type="float" office:value="0.9" calcext:value-type="float">
            <text:p>0.9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0]+[.E30])" office:value-type="float" office:value="25.9" calcext:value-type="float">
            <text:p>25.9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6 CCR2 5</text:p>
          </table:table-cell>
          <table:table-cell table:style-name="ce27" office:value-type="float" office:value="7696.104" calcext:value-type="float">
            <text:p>7696.104</text:p>
          </table:table-cell>
          <table:table-cell table:style-name="ce27" table:formula="of:=([.B31]*0.006939580024952)/2" office:value-type="float" office:value="26.7038647941766" calcext:value-type="float">
            <text:p>26.7038647941766</text:p>
          </table:table-cell>
          <table:table-cell table:style-name="ce21" table:formula="of:=ORG.LIBREOFFICE.ROUNDSIG(20/[.C31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1]+[.E31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I6 CCR2 5</text:p>
          </table:table-cell>
          <table:table-cell table:style-name="ce27" office:value-type="float" office:value="5078.74" calcext:value-type="float">
            <text:p>5078.74</text:p>
          </table:table-cell>
          <table:table-cell table:style-name="ce27" table:formula="of:=([.B32]*0.006939580024952)/2" office:value-type="float" office:value="17.6221613279624" calcext:value-type="float">
            <text:p>17.6221613279624</text:p>
          </table:table-cell>
          <table:table-cell table:style-name="ce21" table:formula="of:=ORG.LIBREOFFICE.ROUNDSIG(20/[.C32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2]+[.E32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1 CCR2 6</text:p>
          </table:table-cell>
          <table:table-cell table:style-name="ce27" office:value-type="float" office:value="6917.175" calcext:value-type="float">
            <text:p>6917.175</text:p>
          </table:table-cell>
          <table:table-cell table:style-name="ce27" table:formula="of:=([.B33]*0.006939580024952)/2" office:value-type="float" office:value="24.0011447295487" calcext:value-type="float">
            <text:p>24.0011447295487</text:p>
          </table:table-cell>
          <table:table-cell table:style-name="ce21" table:formula="of:=ORG.LIBREOFFICE.ROUNDSIG(20/[.C33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3]+[.E33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2 CCR2 6</text:p>
          </table:table-cell>
          <table:table-cell table:style-name="ce27" office:value-type="float" office:value="7169.468" calcext:value-type="float">
            <text:p>7169.468</text:p>
          </table:table-cell>
          <table:table-cell table:style-name="ce27" table:formula="of:=([.B34]*0.006939580024952)/2" office:value-type="float" office:value="24.8765484611663" calcext:value-type="float">
            <text:p>24.8765484611663</text:p>
          </table:table-cell>
          <table:table-cell table:style-name="ce21" table:formula="of:=ORG.LIBREOFFICE.ROUNDSIG(20/[.C34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4]+[.E34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L2 CCR2 6</text:p>
          </table:table-cell>
          <table:table-cell table:style-name="ce27" office:value-type="float" office:value="7131.054" calcext:value-type="float">
            <text:p>7131.054</text:p>
          </table:table-cell>
          <table:table-cell table:style-name="ce27" table:formula="of:=([.B35]*0.006939580024952)/2" office:value-type="float" office:value="24.743259947627" calcext:value-type="float">
            <text:p>24.743259947627</text:p>
          </table:table-cell>
          <table:table-cell table:style-name="ce21" table:formula="of:=ORG.LIBREOFFICE.ROUNDSIG(20/[.C35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5]+[.E35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4"/>
          <table:table-cell table:style-name="ce25" office:value-type="string" calcext:value-type="string">
            <text:p>S5 KNAT 5</text:p>
          </table:table-cell>
          <table:table-cell/>
          <table:table-cell table:style-name="ce24" office:value-type="string" calcext:value-type="string">
            <text:p>S5 KNAT 5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R2 CCR2 6</text:p>
          </table:table-cell>
          <table:table-cell table:style-name="ce27" office:value-type="float" office:value="9681.418" calcext:value-type="float">
            <text:p>9681.418</text:p>
          </table:table-cell>
          <table:table-cell table:style-name="ce27" table:formula="of:=([.B36]*0.006939580024952)/2" office:value-type="float" office:value="33.5924874830054" calcext:value-type="float">
            <text:p>33.5924874830054</text:p>
          </table:table-cell>
          <table:table-cell table:style-name="ce21" table:formula="of:=ORG.LIBREOFFICE.ROUNDSIG(20/[.C36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6]+[.E36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4"/>
          <table:table-cell table:style-name="ce25" office:value-type="string" calcext:value-type="string">
            <text:p>T5 KNAT 5</text:p>
          </table:table-cell>
          <table:table-cell/>
          <table:table-cell table:style-name="ce24" office:value-type="string" calcext:value-type="string">
            <text:p>T5 KNAT 5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A3 CCR2 6</text:p>
          </table:table-cell>
          <table:table-cell table:style-name="ce27" office:value-type="float" office:value="11018.953" calcext:value-type="float">
            <text:p>11018.953</text:p>
          </table:table-cell>
          <table:table-cell table:style-name="ce27" table:formula="of:=([.B37]*0.006939580024952)/2" office:value-type="float" office:value="38.2334530673425" calcext:value-type="float">
            <text:p>38.2334530673425</text:p>
          </table:table-cell>
          <table:table-cell table:style-name="ce21" table:formula="of:=ORG.LIBREOFFICE.ROUNDSIG(20/[.C37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7]+[.E37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4"/>
          <table:table-cell table:style-name="ce25" office:value-type="string" calcext:value-type="string">
            <text:p>A6 KNAT 5</text:p>
          </table:table-cell>
          <table:table-cell/>
          <table:table-cell table:style-name="ce24" office:value-type="string" calcext:value-type="string">
            <text:p>A6 KNAT 5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B3 CCR2 6</text:p>
          </table:table-cell>
          <table:table-cell table:style-name="ce27" office:value-type="float" office:value="9498.539" calcext:value-type="float">
            <text:p>9498.539</text:p>
          </table:table-cell>
          <table:table-cell table:style-name="ce27" table:formula="of:=([.B38]*0.006939580024952)/2" office:value-type="float" office:value="32.9579357553138" calcext:value-type="float">
            <text:p>32.9579357553138</text:p>
          </table:table-cell>
          <table:table-cell table:style-name="ce21" table:formula="of:=ORG.LIBREOFFICE.ROUNDSIG(20/[.C38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8]+[.E38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4"/>
          <table:table-cell table:style-name="ce25" office:value-type="string" calcext:value-type="string">
            <text:p>I6 KNAT 5</text:p>
          </table:table-cell>
          <table:table-cell/>
          <table:table-cell table:style-name="ce24" office:value-type="string" calcext:value-type="string">
            <text:p>I6 KNAT 5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F3 CCR2 6</text:p>
          </table:table-cell>
          <table:table-cell table:style-name="ce27" office:value-type="float" office:value="5367.518" calcext:value-type="float">
            <text:p>5367.518</text:p>
          </table:table-cell>
          <table:table-cell table:style-name="ce27" table:formula="of:=([.B39]*0.0075)/2" office:value-type="float" office:value="20.1281925" calcext:value-type="float">
            <text:p>20.1281925</text:p>
          </table:table-cell>
          <table:table-cell table:style-name="ce21" table:formula="of:=ORG.LIBREOFFICE.ROUNDSIG(20/[.C39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39]+[.E39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4"/>
          <table:table-cell table:style-name="ce25" office:value-type="string" calcext:value-type="string">
            <text:p>A6 KNAT 8</text:p>
          </table:table-cell>
          <table:table-cell/>
          <table:table-cell table:style-name="ce24" office:value-type="string" calcext:value-type="string">
            <text:p>A6 KNAT 8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B4 CCR2 6</text:p>
          </table:table-cell>
          <table:table-cell table:style-name="ce27" office:value-type="float" office:value="6807.761" calcext:value-type="float">
            <text:p>6807.761</text:p>
          </table:table-cell>
          <table:table-cell table:style-name="ce27" table:formula="of:=([.B40]*0.0075)/2" office:value-type="float" office:value="25.52910375" calcext:value-type="float">
            <text:p>25.52910375</text:p>
          </table:table-cell>
          <table:table-cell table:style-name="ce21" table:formula="of:=ORG.LIBREOFFICE.ROUNDSIG(20/[.C40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0]+[.E40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4"/>
          <table:table-cell table:style-name="ce25" office:value-type="string" calcext:value-type="string">
            <text:p>I6 KNAT 8</text:p>
          </table:table-cell>
          <table:table-cell/>
          <table:table-cell table:style-name="ce24" office:value-type="string" calcext:value-type="string">
            <text:p>I6 KNAT 8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S4 CCR2 6</text:p>
          </table:table-cell>
          <table:table-cell table:style-name="ce27" office:value-type="float" office:value="6886.761" calcext:value-type="float">
            <text:p>6886.761</text:p>
          </table:table-cell>
          <table:table-cell table:style-name="ce27" table:formula="of:=([.B41]*0.0075)/2" office:value-type="float" office:value="25.82535375" calcext:value-type="float">
            <text:p>25.82535375</text:p>
          </table:table-cell>
          <table:table-cell table:style-name="ce21" table:formula="of:=ORG.LIBREOFFICE.ROUNDSIG(20/[.C41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1]+[.E41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W4 CCR2 6</text:p>
          </table:table-cell>
          <table:table-cell table:style-name="ce27" office:value-type="float" office:value="7258.882" calcext:value-type="float">
            <text:p>7258.882</text:p>
          </table:table-cell>
          <table:table-cell table:style-name="ce27" table:formula="of:=([.B42]*0.0075)/2" office:value-type="float" office:value="27.2208075" calcext:value-type="float">
            <text:p>27.2208075</text:p>
          </table:table-cell>
          <table:table-cell table:style-name="ce21" table:formula="of:=ORG.LIBREOFFICE.ROUNDSIG(20/[.C42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2]+[.E42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5 CCR2 6</text:p>
          </table:table-cell>
          <table:table-cell table:style-name="ce27" office:value-type="float" office:value="8084.004" calcext:value-type="float">
            <text:p>8084.004</text:p>
          </table:table-cell>
          <table:table-cell table:style-name="ce27" table:formula="of:=([.B43]*0.0075)/2" office:value-type="float" office:value="30.315015" calcext:value-type="float">
            <text:p>30.315015</text:p>
          </table:table-cell>
          <table:table-cell table:style-name="ce21" table:formula="of:=ORG.LIBREOFFICE.ROUNDSIG(20/[.C43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3]+[.E43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5 CCR2 6</text:p>
          </table:table-cell>
          <table:table-cell table:style-name="ce27" office:value-type="float" office:value="7296.468" calcext:value-type="float">
            <text:p>7296.468</text:p>
          </table:table-cell>
          <table:table-cell table:style-name="ce27" table:formula="of:=([.B44]*0.0075)/2" office:value-type="float" office:value="27.361755" calcext:value-type="float">
            <text:p>27.361755</text:p>
          </table:table-cell>
          <table:table-cell table:style-name="ce21" table:formula="of:=ORG.LIBREOFFICE.ROUNDSIG(20/[.C44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4]+[.E44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T5 CCR2 6</text:p>
          </table:table-cell>
          <table:table-cell table:style-name="ce27" office:value-type="float" office:value="8239.418" calcext:value-type="float">
            <text:p>8239.418</text:p>
          </table:table-cell>
          <table:table-cell table:style-name="ce27" table:formula="of:=([.B45]*0.0075)/2" office:value-type="float" office:value="30.8978175" calcext:value-type="float">
            <text:p>30.8978175</text:p>
          </table:table-cell>
          <table:table-cell table:style-name="ce21" table:formula="of:=ORG.LIBREOFFICE.ROUNDSIG(20/[.C45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5]+[.E45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6 CCR2 6</text:p>
          </table:table-cell>
          <table:table-cell table:style-name="ce27" office:value-type="float" office:value="9535.196" calcext:value-type="float">
            <text:p>9535.196</text:p>
          </table:table-cell>
          <table:table-cell table:style-name="ce27" table:formula="of:=([.B46]*0.0075)/2" office:value-type="float" office:value="35.756985" calcext:value-type="float">
            <text:p>35.756985</text:p>
          </table:table-cell>
          <table:table-cell table:style-name="ce21" table:formula="of:=ORG.LIBREOFFICE.ROUNDSIG(20/[.C46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6]+[.E46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I6 CCR2 6</text:p>
          </table:table-cell>
          <table:table-cell table:style-name="ce27" office:value-type="float" office:value="11256.731" calcext:value-type="float">
            <text:p>11256.731</text:p>
          </table:table-cell>
          <table:table-cell table:style-name="ce27" table:formula="of:=([.B47]*0.0075)/2" office:value-type="float" office:value="42.21274125" calcext:value-type="float">
            <text:p>42.21274125</text:p>
          </table:table-cell>
          <table:table-cell table:style-name="ce21" table:formula="of:=ORG.LIBREOFFICE.ROUNDSIG(20/[.C47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7]+[.E47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1 KNAT 4</text:p>
          </table:table-cell>
          <table:table-cell table:style-name="ce27" office:value-type="float" office:value="10203.125" calcext:value-type="float">
            <text:p>10203.125</text:p>
          </table:table-cell>
          <table:table-cell table:style-name="ce27" table:formula="of:=([.B48]*0.0075)/2" office:value-type="float" office:value="38.26171875" calcext:value-type="float">
            <text:p>38.26171875</text:p>
          </table:table-cell>
          <table:table-cell table:style-name="ce21" table:formula="of:=ORG.LIBREOFFICE.ROUNDSIG(20/[.C48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8]+[.E48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2 KNAT 4</text:p>
          </table:table-cell>
          <table:table-cell table:style-name="ce27" office:value-type="float" office:value="9770.004" calcext:value-type="float">
            <text:p>9770.004</text:p>
          </table:table-cell>
          <table:table-cell table:style-name="ce27" table:formula="of:=([.B49]*0.0075)/2" office:value-type="float" office:value="36.637515" calcext:value-type="float">
            <text:p>36.637515</text:p>
          </table:table-cell>
          <table:table-cell table:style-name="ce21" table:formula="of:=ORG.LIBREOFFICE.ROUNDSIG(20/[.C49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49]+[.E49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2"/>
          <table:table-cell table:style-name="ce24"/>
          <table:table-cell table:number-columns-repeated="12"/>
        </table:table-row>
        <table:table-row table:style-name="ro1">
          <table:table-cell table:style-name="ce27" office:value-type="string" calcext:value-type="string">
            <text:p>L2 KNAT 4</text:p>
          </table:table-cell>
          <table:table-cell table:style-name="ce27" office:value-type="float" office:value="10055.418" calcext:value-type="float">
            <text:p>10055.418</text:p>
          </table:table-cell>
          <table:table-cell table:style-name="ce27" table:formula="of:=([.B50]*0.0075)/2" office:value-type="float" office:value="37.7078175" calcext:value-type="float">
            <text:p>37.7078175</text:p>
          </table:table-cell>
          <table:table-cell table:style-name="ce21" table:formula="of:=ORG.LIBREOFFICE.ROUNDSIG(20/[.C50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0]+[.E50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R2 KNAT 4</text:p>
          </table:table-cell>
          <table:table-cell table:style-name="ce27" office:value-type="float" office:value="9899.711" calcext:value-type="float">
            <text:p>9899.711</text:p>
          </table:table-cell>
          <table:table-cell table:style-name="ce27" table:formula="of:=([.B51]*0.0075)/2" office:value-type="float" office:value="37.12391625" calcext:value-type="float">
            <text:p>37.12391625</text:p>
          </table:table-cell>
          <table:table-cell table:style-name="ce21" table:formula="of:=ORG.LIBREOFFICE.ROUNDSIG(20/[.C51]; 1 )" office:value-type="float" office:value="0.5" calcext:value-type="float">
            <text:p>0.5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1]+[.E51])" office:value-type="float" office:value="26.3" calcext:value-type="float">
            <text:p>26.3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3 KNAT 4</text:p>
          </table:table-cell>
          <table:table-cell table:style-name="ce27" office:value-type="float" office:value="9348.832" calcext:value-type="float">
            <text:p>9348.832</text:p>
          </table:table-cell>
          <table:table-cell table:style-name="ce27" table:formula="of:=([.B52]*0.0075)/2" office:value-type="float" office:value="35.05812" calcext:value-type="float">
            <text:p>35.05812</text:p>
          </table:table-cell>
          <table:table-cell table:style-name="ce21" table:formula="of:=ORG.LIBREOFFICE.ROUNDSIG(20/[.C52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2]+[.E52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B3 KNAT 4</text:p>
          </table:table-cell>
          <table:table-cell table:style-name="ce27" office:value-type="float" office:value="6306.983" calcext:value-type="float">
            <text:p>6306.983</text:p>
          </table:table-cell>
          <table:table-cell table:style-name="ce27" table:formula="of:=([.B53]*0.0075)/2" office:value-type="float" office:value="23.65118625" calcext:value-type="float">
            <text:p>23.65118625</text:p>
          </table:table-cell>
          <table:table-cell table:style-name="ce21" table:formula="of:=ORG.LIBREOFFICE.ROUNDSIG(20/[.C53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3]+[.E53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F3 KNAT 4</text:p>
          </table:table-cell>
          <table:table-cell table:style-name="ce27" office:value-type="float" office:value="8132.589" calcext:value-type="float">
            <text:p>8132.589</text:p>
          </table:table-cell>
          <table:table-cell table:style-name="ce27" table:formula="of:=([.B54]*0.0075)/2" office:value-type="float" office:value="30.49720875" calcext:value-type="float">
            <text:p>30.49720875</text:p>
          </table:table-cell>
          <table:table-cell table:style-name="ce21" table:formula="of:=ORG.LIBREOFFICE.ROUNDSIG(20/[.C54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4]+[.E54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B4 KNAT 4</text:p>
          </table:table-cell>
          <table:table-cell table:style-name="ce27" office:value-type="float" office:value="7783.761" calcext:value-type="float">
            <text:p>7783.761</text:p>
          </table:table-cell>
          <table:table-cell table:style-name="ce27" table:formula="of:=([.B55]*0.0075)/2" office:value-type="float" office:value="29.18910375" calcext:value-type="float">
            <text:p>29.18910375</text:p>
          </table:table-cell>
          <table:table-cell table:style-name="ce21" table:formula="of:=ORG.LIBREOFFICE.ROUNDSIG(20/[.C55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5]+[.E55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4 KNAT 4</text:p>
          </table:table-cell>
          <table:table-cell table:style-name="ce27" office:value-type="float" office:value="7586.64" calcext:value-type="float">
            <text:p>7586.64</text:p>
          </table:table-cell>
          <table:table-cell table:style-name="ce27" table:formula="of:=([.B56]*0.0075)/2" office:value-type="float" office:value="28.4499" calcext:value-type="float">
            <text:p>28.4499</text:p>
          </table:table-cell>
          <table:table-cell table:style-name="ce21" table:formula="of:=ORG.LIBREOFFICE.ROUNDSIG(20/[.C56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6]+[.E56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W4 KNAT 4</text:p>
          </table:table-cell>
          <table:table-cell table:style-name="ce27" office:value-type="float" office:value="9168.589" calcext:value-type="float">
            <text:p>9168.589</text:p>
          </table:table-cell>
          <table:table-cell table:style-name="ce27" table:formula="of:=([.B57]*0.0075)/2" office:value-type="float" office:value="34.38220875" calcext:value-type="float">
            <text:p>34.38220875</text:p>
          </table:table-cell>
          <table:table-cell table:style-name="ce21" table:formula="of:=ORG.LIBREOFFICE.ROUNDSIG(20/[.C57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7]+[.E57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5 KNAT 4</text:p>
          </table:table-cell>
          <table:table-cell table:style-name="ce27" office:value-type="float" office:value="8691.175" calcext:value-type="float">
            <text:p>8691.175</text:p>
          </table:table-cell>
          <table:table-cell table:style-name="ce27" table:formula="of:=([.B58]*0.0075)/2" office:value-type="float" office:value="32.59190625" calcext:value-type="float">
            <text:p>32.59190625</text:p>
          </table:table-cell>
          <table:table-cell table:style-name="ce21" table:formula="of:=ORG.LIBREOFFICE.ROUNDSIG(20/[.C58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8]+[.E58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5 KNAT 4</text:p>
          </table:table-cell>
          <table:table-cell table:style-name="ce27" office:value-type="float" office:value="7658.468" calcext:value-type="float">
            <text:p>7658.468</text:p>
          </table:table-cell>
          <table:table-cell table:style-name="ce27" table:formula="of:=([.B59]*0.0075)/2" office:value-type="float" office:value="28.719255" calcext:value-type="float">
            <text:p>28.719255</text:p>
          </table:table-cell>
          <table:table-cell table:style-name="ce21" table:formula="of:=ORG.LIBREOFFICE.ROUNDSIG(20/[.C59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59]+[.E59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T5 KNAT 4</text:p>
          </table:table-cell>
          <table:table-cell table:style-name="ce27" office:value-type="float" office:value="9095.418" calcext:value-type="float">
            <text:p>9095.418</text:p>
          </table:table-cell>
          <table:table-cell table:style-name="ce27" table:formula="of:=([.B60]*0.0075)/2" office:value-type="float" office:value="34.1078175" calcext:value-type="float">
            <text:p>34.1078175</text:p>
          </table:table-cell>
          <table:table-cell table:style-name="ce21" table:formula="of:=ORG.LIBREOFFICE.ROUNDSIG(20/[.C60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0]+[.E60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6 KNAT 4</text:p>
          </table:table-cell>
          <table:table-cell table:style-name="ce27" office:value-type="float" office:value="8666.296" calcext:value-type="float">
            <text:p>8666.296</text:p>
          </table:table-cell>
          <table:table-cell table:style-name="ce27" table:formula="of:=([.B61]*0.0075)/2" office:value-type="float" office:value="32.49861" calcext:value-type="float">
            <text:p>32.49861</text:p>
          </table:table-cell>
          <table:table-cell table:style-name="ce21" table:formula="of:=ORG.LIBREOFFICE.ROUNDSIG(20/[.C61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1]+[.E61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I6 KNAT 4</text:p>
          </table:table-cell>
          <table:table-cell table:style-name="ce27" office:value-type="float" office:value="9014.589" calcext:value-type="float">
            <text:p>9014.589</text:p>
          </table:table-cell>
          <table:table-cell table:style-name="ce27" table:formula="of:=([.B62]*0.0075)/2" office:value-type="float" office:value="33.80470875" calcext:value-type="float">
            <text:p>33.80470875</text:p>
          </table:table-cell>
          <table:table-cell table:style-name="ce21" table:formula="of:=ORG.LIBREOFFICE.ROUNDSIG(20/[.C62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2]+[.E62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1 KNAT 5</text:p>
          </table:table-cell>
          <table:table-cell table:style-name="ce27" office:value-type="float" office:value="7905.711" calcext:value-type="float">
            <text:p>7905.711</text:p>
          </table:table-cell>
          <table:table-cell table:style-name="ce27" table:formula="of:=([.B63]*0.0075)/2" office:value-type="float" office:value="29.64641625" calcext:value-type="float">
            <text:p>29.64641625</text:p>
          </table:table-cell>
          <table:table-cell table:style-name="ce21" table:formula="of:=ORG.LIBREOFFICE.ROUNDSIG(20/[.C63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3]+[.E63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2 KNAT 5</text:p>
          </table:table-cell>
          <table:table-cell table:style-name="ce27" office:value-type="float" office:value="9023.125" calcext:value-type="float">
            <text:p>9023.125</text:p>
          </table:table-cell>
          <table:table-cell table:style-name="ce27" table:formula="of:=([.B64]*0.0075)/2" office:value-type="float" office:value="33.83671875" calcext:value-type="float">
            <text:p>33.83671875</text:p>
          </table:table-cell>
          <table:table-cell table:style-name="ce21" table:formula="of:=ORG.LIBREOFFICE.ROUNDSIG(20/[.C64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4]+[.E64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L2 KNAT 5</text:p>
          </table:table-cell>
          <table:table-cell table:style-name="ce27" office:value-type="float" office:value="7896.882" calcext:value-type="float">
            <text:p>7896.882</text:p>
          </table:table-cell>
          <table:table-cell table:style-name="ce27" table:formula="of:=([.B65]*0.0075)/2" office:value-type="float" office:value="29.6133075" calcext:value-type="float">
            <text:p>29.6133075</text:p>
          </table:table-cell>
          <table:table-cell table:style-name="ce21" table:formula="of:=ORG.LIBREOFFICE.ROUNDSIG(20/[.C65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5]+[.E65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R2 KNAT 5</text:p>
          </table:table-cell>
          <table:table-cell table:style-name="ce27" office:value-type="float" office:value="9588.539" calcext:value-type="float">
            <text:p>9588.539</text:p>
          </table:table-cell>
          <table:table-cell table:style-name="ce27" table:formula="of:=([.B66]*0.0075)/2" office:value-type="float" office:value="35.95702125" calcext:value-type="float">
            <text:p>35.95702125</text:p>
          </table:table-cell>
          <table:table-cell table:style-name="ce21" table:formula="of:=ORG.LIBREOFFICE.ROUNDSIG(20/[.C66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6]+[.E66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3 KNAT 5</text:p>
          </table:table-cell>
          <table:table-cell table:style-name="ce27" office:value-type="float" office:value="8527.711" calcext:value-type="float">
            <text:p>8527.711</text:p>
          </table:table-cell>
          <table:table-cell table:style-name="ce27" table:formula="of:=([.B67]*0.0075)/2" office:value-type="float" office:value="31.97891625" calcext:value-type="float">
            <text:p>31.97891625</text:p>
          </table:table-cell>
          <table:table-cell table:style-name="ce21" table:formula="of:=ORG.LIBREOFFICE.ROUNDSIG(20/[.C67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7]+[.E67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B3 KNAT 5</text:p>
          </table:table-cell>
          <table:table-cell table:style-name="ce27" office:value-type="float" office:value="7024.054" calcext:value-type="float">
            <text:p>7024.054</text:p>
          </table:table-cell>
          <table:table-cell table:style-name="ce27" table:formula="of:=([.B68]*0.0075)/2" office:value-type="float" office:value="26.3402025" calcext:value-type="float">
            <text:p>26.3402025</text:p>
          </table:table-cell>
          <table:table-cell table:style-name="ce21" table:formula="of:=ORG.LIBREOFFICE.ROUNDSIG(20/[.C68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8]+[.E68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F3 KNAT 5</text:p>
          </table:table-cell>
          <table:table-cell table:style-name="ce27" office:value-type="float" office:value="7294.882" calcext:value-type="float">
            <text:p>7294.882</text:p>
          </table:table-cell>
          <table:table-cell table:style-name="ce27" table:formula="of:=([.B69]*0.0075)/2" office:value-type="float" office:value="27.3558075" calcext:value-type="float">
            <text:p>27.3558075</text:p>
          </table:table-cell>
          <table:table-cell table:style-name="ce21" table:formula="of:=ORG.LIBREOFFICE.ROUNDSIG(20/[.C69]; 1 )" office:value-type="float" office:value="0.7" calcext:value-type="float">
            <text:p>0.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69]+[.E69])" office:value-type="float" office:value="26.1" calcext:value-type="float">
            <text:p>26.1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B4 KNAT 5</text:p>
          </table:table-cell>
          <table:table-cell table:style-name="ce27" office:value-type="float" office:value="8528.246" calcext:value-type="float">
            <text:p>8528.246</text:p>
          </table:table-cell>
          <table:table-cell table:style-name="ce27" table:formula="of:=([.B70]*0.0075)/2" office:value-type="float" office:value="31.9809225" calcext:value-type="float">
            <text:p>31.9809225</text:p>
          </table:table-cell>
          <table:table-cell table:style-name="ce21" table:formula="of:=ORG.LIBREOFFICE.ROUNDSIG(20/[.C70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0]+[.E70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4 KNAT 5</text:p>
          </table:table-cell>
          <table:table-cell table:style-name="ce27" office:value-type="float" office:value="6424.054" calcext:value-type="float">
            <text:p>6424.054</text:p>
          </table:table-cell>
          <table:table-cell table:style-name="ce27" table:formula="of:=([.B71]*0.0075)/2" office:value-type="float" office:value="24.0902025" calcext:value-type="float">
            <text:p>24.0902025</text:p>
          </table:table-cell>
          <table:table-cell table:style-name="ce21" table:formula="of:=ORG.LIBREOFFICE.ROUNDSIG(20/[.C71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1]+[.E71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W4 KNAT 5</text:p>
          </table:table-cell>
          <table:table-cell table:style-name="ce27" office:value-type="float" office:value="5428.811" calcext:value-type="float">
            <text:p>5428.811</text:p>
          </table:table-cell>
          <table:table-cell table:style-name="ce27" table:formula="of:=([.B72]*0.0075)/2" office:value-type="float" office:value="20.35804125" calcext:value-type="float">
            <text:p>20.35804125</text:p>
          </table:table-cell>
          <table:table-cell table:style-name="ce21" table:formula="of:=ORG.LIBREOFFICE.ROUNDSIG(20/[.C72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2]+[.E72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5 KNAT 5</text:p>
          </table:table-cell>
          <table:table-cell table:style-name="ce27" office:value-type="float" office:value="6366.175" calcext:value-type="float">
            <text:p>6366.175</text:p>
          </table:table-cell>
          <table:table-cell table:style-name="ce27" table:formula="of:=([.B73]*0.0075)/2" office:value-type="float" office:value="23.87315625" calcext:value-type="float">
            <text:p>23.87315625</text:p>
          </table:table-cell>
          <table:table-cell table:style-name="ce21" table:formula="of:=ORG.LIBREOFFICE.ROUNDSIG(20/[.C73]; 1 )" office:value-type="float" office:value="0.8" calcext:value-type="float">
            <text:p>0.8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3]+[.E73])" office:value-type="float" office:value="26" calcext:value-type="float">
            <text:p>26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S5 KNAT 5</text:p>
          </table:table-cell>
          <table:table-cell table:style-name="ce27" office:value-type="float" office:value="5889.347" calcext:value-type="float">
            <text:p>5889.347</text:p>
          </table:table-cell>
          <table:table-cell table:style-name="ce27" table:formula="of:=([.B74]*0.0075)/2" office:value-type="float" office:value="22.08505125" calcext:value-type="float">
            <text:p>22.08505125</text:p>
          </table:table-cell>
          <table:table-cell table:style-name="ce21" table:formula="of:=ORG.LIBREOFFICE.ROUNDSIG(20/[.C74]; 1 )" office:value-type="float" office:value="0.9" calcext:value-type="float">
            <text:p>0.9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4]+[.E74])" office:value-type="float" office:value="25.9" calcext:value-type="float">
            <text:p>25.9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T5 KNAT 5</text:p>
          </table:table-cell>
          <table:table-cell table:style-name="ce27" office:value-type="float" office:value="3610.74" calcext:value-type="float">
            <text:p>3610.74</text:p>
          </table:table-cell>
          <table:table-cell table:style-name="ce27" table:formula="of:=([.B75]*0.0075)/2" office:value-type="float" office:value="13.540275" calcext:value-type="float">
            <text:p>13.540275</text:p>
          </table:table-cell>
          <table:table-cell table:style-name="ce21" table:formula="of:=ORG.LIBREOFFICE.ROUNDSIG(20/[.C75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5]+[.E75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6 KNAT 5</text:p>
          </table:table-cell>
          <table:table-cell table:style-name="ce27" office:value-type="float" office:value="3139.619" calcext:value-type="float">
            <text:p>3139.619</text:p>
          </table:table-cell>
          <table:table-cell table:style-name="ce27" table:formula="of:=([.B76]*0.0075)/2" office:value-type="float" office:value="11.77357125" calcext:value-type="float">
            <text:p>11.77357125</text:p>
          </table:table-cell>
          <table:table-cell table:style-name="ce21" table:formula="of:=ORG.LIBREOFFICE.ROUNDSIG(20/[.C76]; 1 )" office:value-type="float" office:value="2" calcext:value-type="float">
            <text:p>2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6]+[.E76])" office:value-type="float" office:value="24.8" calcext:value-type="float">
            <text:p>24.8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I6 KNAT 5</text:p>
          </table:table-cell>
          <table:table-cell table:style-name="ce27" office:value-type="float" office:value="2940.497" calcext:value-type="float">
            <text:p>2940.497</text:p>
          </table:table-cell>
          <table:table-cell table:style-name="ce27" table:formula="of:=([.B77]*0.0075)/2" office:value-type="float" office:value="11.02686375" calcext:value-type="float">
            <text:p>11.02686375</text:p>
          </table:table-cell>
          <table:table-cell table:style-name="ce21" table:formula="of:=ORG.LIBREOFFICE.ROUNDSIG(20/[.C77]; 1 )" office:value-type="float" office:value="2" calcext:value-type="float">
            <text:p>2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7]+[.E77])" office:value-type="float" office:value="24.8" calcext:value-type="float">
            <text:p>24.8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T5 KNAT 7</text:p>
          </table:table-cell>
          <table:table-cell table:style-name="ce28" office:value-type="float" office:value="6863.995" calcext:value-type="float">
            <text:p>6863.995</text:p>
          </table:table-cell>
          <table:table-cell table:style-name="ce28" table:formula="of:=([.B78]*0.00577132464604)/2" office:value-type="float" office:value="19.8071717568977" calcext:value-type="float">
            <text:p>19.8071717568977</text:p>
          </table:table-cell>
          <table:table-cell table:style-name="ce21" table:formula="of:=ORG.LIBREOFFICE.ROUNDSIG(20/[.C78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8]+[.E78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A6 KNAT 8</text:p>
          </table:table-cell>
          <table:table-cell table:style-name="ce27" office:value-type="float" office:value="10754.258" calcext:value-type="float">
            <text:p>10754.258</text:p>
          </table:table-cell>
          <table:table-cell table:style-name="ce27" table:formula="of:=([.B79]*0.00577132464604)/2" office:value-type="float" office:value="31.0331571226364" calcext:value-type="float">
            <text:p>31.0331571226364</text:p>
          </table:table-cell>
          <table:table-cell table:style-name="ce21" table:formula="of:=ORG.LIBREOFFICE.ROUNDSIG(20/[.C79]; 1 )" office:value-type="float" office:value="0.6" calcext:value-type="float">
            <text:p>0.6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79]+[.E79])" office:value-type="float" office:value="26.2" calcext:value-type="float">
            <text:p>26.2</text:p>
          </table:table-cell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27" office:value-type="string" calcext:value-type="string">
            <text:p>I6 KNAT 8</text:p>
          </table:table-cell>
          <table:table-cell table:style-name="ce27" office:value-type="float" office:value="6525.48" calcext:value-type="float">
            <text:p>6525.48</text:p>
          </table:table-cell>
          <table:table-cell table:style-name="ce27" table:formula="of:=([.B80]*0.00577132464604)/2" office:value-type="float" office:value="18.8303317756205" calcext:value-type="float">
            <text:p>18.8303317756205</text:p>
          </table:table-cell>
          <table:table-cell table:style-name="ce21" table:formula="of:=ORG.LIBREOFFICE.ROUNDSIG(20/[.C80]; 1 )" office:value-type="float" office:value="1" calcext:value-type="float">
            <text:p>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table:formula="of:=30-([.D80]+[.E80])" office:value-type="float" office:value="25.8" calcext:value-type="float">
            <text:p>25.8</text:p>
          </table:table-cell>
          <table:table-cell table:style-name="Default" table:number-columns-repeated="3"/>
          <table:table-cell table:number-columns-repeated="15"/>
        </table:table-row>
        <table:table-row table:style-name="ro1" table:number-rows-repeated="6">
          <table:table-cell table:number-columns-repeated="6"/>
          <table:table-cell table:style-name="Default" table:number-columns-repeated="3"/>
          <table:table-cell table:number-columns-repeated="15"/>
        </table:table-row>
        <table:table-row table:style-name="ro1" table:number-rows-repeated="104848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09:31:07.601932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meron Ferguson</meta:initial-creator>
    <meta:creation-date>2020-11-24T18:47:04.933044606</meta:creation-date>
    <dc:date>2020-12-17T09:40:23.905190392</dc:date>
    <dc:creator>Cameron Ferguson</dc:creator>
    <meta:editing-duration>PT1H30M45S</meta:editing-duration>
    <meta:editing-cycles>14</meta:editing-cycles>
    <meta:generator>LibreOffice/6.4.6.2$Linux_X86_64 LibreOffice_project/40$Build-2</meta:generator>
    <meta:document-statistic meta:table-count="2" meta:cell-count="1723" meta:object-count="0"/>
  </office:meta>
</office:document-meta>
</file>